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1000000010FB0639E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7.002cm" fo:margin-left="-0.035cm" fo:margin-top="0cm" fo:margin-bottom="0cm" table:align="left" style:writing-mode="lr-tb"/>
    </style:style>
    <style:style style:name="Table1.A" style:family="table-column">
      <style:table-column-properties style:column-width="1.898cm"/>
    </style:style>
    <style:style style:name="Table1.B" style:family="table-column">
      <style:table-column-properties style:column-width="15.104cm"/>
    </style:style>
    <style:style style:name="Table1.1" style:family="table-row">
      <style:table-row-properties fo:keep-together="auto"/>
    </style:style>
    <style:style style:name="Table1.A1" style:family="table-cell">
      <style:table-cell-properties style:vertical-align="middle" fo:padding-left="0.035cm" fo:padding-right="0.026cm" fo:padding-top="0.026cm" fo:padding-bottom="0.026cm" fo:border-left="0.5pt solid #00000a" fo:border-right="none" fo:border-top="0.5pt solid #00000a" fo:border-bottom="0.5pt solid #00000a"/>
    </style:style>
    <style:style style:name="Table1.B1" style:family="table-cell">
      <style:table-cell-properties style:vertical-align="middle" fo:padding-left="0.035cm" fo:padding-right="0.026cm" fo:padding-top="0.026cm" fo:padding-bottom="0.026cm" fo:border="0.5pt solid #00000a"/>
    </style:style>
    <style:style style:name="Table2" style:family="table">
      <style:table-properties style:width="17.002cm" fo:margin-left="-0.035cm" fo:margin-top="0cm" fo:margin-bottom="0cm" table:align="left" style:writing-mode="lr-tb"/>
    </style:style>
    <style:style style:name="Table2.A" style:family="table-column">
      <style:table-column-properties style:column-width="1.993cm"/>
    </style:style>
    <style:style style:name="Table2.B" style:family="table-column">
      <style:table-column-properties style:column-width="15.009cm"/>
    </style:style>
    <style:style style:name="Table2.1" style:family="table-row">
      <style:table-row-properties fo:keep-together="auto"/>
    </style:style>
    <style:style style:name="Table2.A1" style:family="table-cell">
      <style:table-cell-properties style:vertical-align="middle" fo:padding-left="0.035cm" fo:padding-right="0.026cm" fo:padding-top="0.026cm" fo:padding-bottom="0.026cm" fo:border-left="0.5pt solid #00000a" fo:border-right="none" fo:border-top="0.5pt solid #00000a" fo:border-bottom="0.5pt solid #00000a"/>
    </style:style>
    <style:style style:name="Table2.B1" style:family="table-cell">
      <style:table-cell-properties style:vertical-align="middle" fo:padding-left="0.035cm" fo:padding-right="0.026cm" fo:padding-top="0.026cm" fo:padding-bottom="0.026cm" fo:border="0.5pt solid #00000a"/>
    </style:style>
    <style:style style:name="Table3" style:family="table">
      <style:table-properties style:width="17.002cm" fo:margin-left="-0.035cm" fo:margin-top="0cm" fo:margin-bottom="0cm" table:align="left" style:writing-mode="lr-tb"/>
    </style:style>
    <style:style style:name="Table3.A" style:family="table-column">
      <style:table-column-properties style:column-width="1.993cm"/>
    </style:style>
    <style:style style:name="Table3.B" style:family="table-column">
      <style:table-column-properties style:column-width="15.009cm"/>
    </style:style>
    <style:style style:name="Table3.1" style:family="table-row">
      <style:table-row-properties fo:keep-together="auto"/>
    </style:style>
    <style:style style:name="Table3.A1" style:family="table-cell">
      <style:table-cell-properties style:vertical-align="middle" fo:padding-left="0.035cm" fo:padding-right="0.026cm" fo:padding-top="0.026cm" fo:padding-bottom="0.026cm" fo:border-left="0.5pt solid #00000a" fo:border-right="none" fo:border-top="0.5pt solid #00000a" fo:border-bottom="0.5pt solid #00000a"/>
    </style:style>
    <style:style style:name="Table3.B1" style:family="table-cell">
      <style:table-cell-properties style:vertical-align="middle" fo:padding-left="0.035cm" fo:padding-right="0.026cm" fo:padding-top="0.026cm" fo:padding-bottom="0.026cm" fo:border="0.5pt solid #00000a"/>
    </style:style>
    <style:style style:name="Table4" style:family="table">
      <style:table-properties style:width="17.002cm" fo:margin-left="-0.035cm" fo:margin-top="0cm" fo:margin-bottom="0cm" table:align="left" style:writing-mode="lr-tb"/>
    </style:style>
    <style:style style:name="Table4.A" style:family="table-column">
      <style:table-column-properties style:column-width="1.993cm"/>
    </style:style>
    <style:style style:name="Table4.B" style:family="table-column">
      <style:table-column-properties style:column-width="15.009cm"/>
    </style:style>
    <style:style style:name="Table4.1" style:family="table-row">
      <style:table-row-properties fo:keep-together="auto"/>
    </style:style>
    <style:style style:name="Table4.A1" style:family="table-cell">
      <style:table-cell-properties style:vertical-align="middle" fo:padding-left="0.035cm" fo:padding-right="0.026cm" fo:padding-top="0.026cm" fo:padding-bottom="0.026cm" fo:border-left="0.5pt solid #00000a" fo:border-right="none" fo:border-top="0.5pt solid #00000a" fo:border-bottom="0.5pt solid #00000a"/>
    </style:style>
    <style:style style:name="Table4.B1" style:family="table-cell">
      <style:table-cell-properties style:vertical-align="middle" fo:padding-left="0.035cm" fo:padding-right="0.026cm" fo:padding-top="0.026cm" fo:padding-bottom="0.026cm" fo:border="0.5pt solid #00000a"/>
    </style:style>
    <style:style style:name="Table5" style:family="table">
      <style:table-properties style:width="17.002cm" fo:margin-left="-0.035cm" fo:margin-top="0cm" fo:margin-bottom="0cm" table:align="left" style:writing-mode="lr-tb"/>
    </style:style>
    <style:style style:name="Table5.A" style:family="table-column">
      <style:table-column-properties style:column-width="1.993cm"/>
    </style:style>
    <style:style style:name="Table5.B" style:family="table-column">
      <style:table-column-properties style:column-width="15.009cm"/>
    </style:style>
    <style:style style:name="Table5.1" style:family="table-row">
      <style:table-row-properties fo:keep-together="auto"/>
    </style:style>
    <style:style style:name="Table5.A1" style:family="table-cell">
      <style:table-cell-properties style:vertical-align="middle" fo:padding-left="0.035cm" fo:padding-right="0.026cm" fo:padding-top="0.026cm" fo:padding-bottom="0.026cm" fo:border-left="0.5pt solid #00000a" fo:border-right="none" fo:border-top="0.5pt solid #00000a" fo:border-bottom="0.5pt solid #00000a"/>
    </style:style>
    <style:style style:name="Table5.B1" style:family="table-cell">
      <style:table-cell-properties style:vertical-align="middle" fo:padding-left="0.035cm" fo:padding-right="0.026cm" fo:padding-top="0.026cm" fo:padding-bottom="0.026cm" fo:border="0.5pt solid #00000a"/>
    </style:style>
    <style:style style:name="Table6" style:family="table">
      <style:table-properties style:width="17.002cm" fo:margin-left="-0.035cm" fo:margin-top="0cm" fo:margin-bottom="0cm" table:align="left" style:writing-mode="lr-tb"/>
    </style:style>
    <style:style style:name="Table6.A" style:family="table-column">
      <style:table-column-properties style:column-width="1.993cm"/>
    </style:style>
    <style:style style:name="Table6.B" style:family="table-column">
      <style:table-column-properties style:column-width="15.009cm"/>
    </style:style>
    <style:style style:name="Table6.1" style:family="table-row">
      <style:table-row-properties fo:keep-together="auto"/>
    </style:style>
    <style:style style:name="Table6.A1" style:family="table-cell">
      <style:table-cell-properties style:vertical-align="middle" fo:padding-left="0.035cm" fo:padding-right="0.026cm" fo:padding-top="0.026cm" fo:padding-bottom="0.026cm" fo:border-left="0.5pt solid #00000a" fo:border-right="none" fo:border-top="0.5pt solid #00000a" fo:border-bottom="0.5pt solid #00000a"/>
    </style:style>
    <style:style style:name="Table6.B1" style:family="table-cell">
      <style:table-cell-properties style:vertical-align="middle" fo:padding-left="0.035cm" fo:padding-right="0.026cm" fo:padding-top="0.026cm" fo:padding-bottom="0.026cm" fo:border="0.5pt solid #00000a"/>
    </style:style>
    <style:style style:name="Table7" style:family="table">
      <style:table-properties style:width="17.002cm" fo:margin-left="-0.035cm" fo:margin-top="0cm" fo:margin-bottom="0cm" table:align="left" style:writing-mode="lr-tb"/>
    </style:style>
    <style:style style:name="Table7.A" style:family="table-column">
      <style:table-column-properties style:column-width="1.993cm"/>
    </style:style>
    <style:style style:name="Table7.B" style:family="table-column">
      <style:table-column-properties style:column-width="15.009cm"/>
    </style:style>
    <style:style style:name="Table7.1" style:family="table-row">
      <style:table-row-properties fo:keep-together="auto"/>
    </style:style>
    <style:style style:name="Table7.A1" style:family="table-cell">
      <style:table-cell-properties style:vertical-align="middle" fo:padding-left="0.035cm" fo:padding-right="0.026cm" fo:padding-top="0.026cm" fo:padding-bottom="0.026cm" fo:border-left="0.5pt solid #00000a" fo:border-right="none" fo:border-top="0.5pt solid #00000a" fo:border-bottom="0.5pt solid #00000a"/>
    </style:style>
    <style:style style:name="Table7.B1" style:family="table-cell">
      <style:table-cell-properties style:vertical-align="middle" fo:padding-left="0.035cm" fo:padding-right="0.026cm" fo:padding-top="0.026cm" fo:padding-bottom="0.026cm" fo:border="0.5pt solid #00000a"/>
    </style:style>
    <style:style style:name="Table8" style:family="table">
      <style:table-properties style:width="17.002cm" fo:margin-left="-0.035cm" fo:margin-top="0cm" fo:margin-bottom="0cm" table:align="left" style:writing-mode="lr-tb"/>
    </style:style>
    <style:style style:name="Table8.A" style:family="table-column">
      <style:table-column-properties style:column-width="1.993cm"/>
    </style:style>
    <style:style style:name="Table8.B" style:family="table-column">
      <style:table-column-properties style:column-width="15.009cm"/>
    </style:style>
    <style:style style:name="Table8.1" style:family="table-row">
      <style:table-row-properties fo:keep-together="auto"/>
    </style:style>
    <style:style style:name="Table8.A1" style:family="table-cell">
      <style:table-cell-properties style:vertical-align="middle" fo:padding-left="0.035cm" fo:padding-right="0.026cm" fo:padding-top="0.026cm" fo:padding-bottom="0.026cm" fo:border-left="0.5pt solid #00000a" fo:border-right="none" fo:border-top="0.5pt solid #00000a" fo:border-bottom="0.5pt solid #00000a"/>
    </style:style>
    <style:style style:name="Table8.B1" style:family="table-cell">
      <style:table-cell-properties style:vertical-align="middle" fo:padding-left="0.035cm" fo:padding-right="0.026cm" fo:padding-top="0.026cm" fo:padding-bottom="0.026cm" fo:border="0.5pt solid #00000a"/>
    </style:style>
    <style:style style:name="Table9" style:family="table" style:master-page-name="">
      <style:table-properties style:width="17.002cm" fo:margin-left="-0.035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le9.A" style:family="table-column">
      <style:table-column-properties style:column-width="1.993cm"/>
    </style:style>
    <style:style style:name="Table9.B" style:family="table-column">
      <style:table-column-properties style:column-width="15.009cm"/>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transparent" fo:padding-left="0.035cm" fo:padding-right="0.026cm" fo:padding-top="0.026cm" fo:padding-bottom="0.026cm" fo:border-left="0.5pt solid #00000a" fo:border-right="none" fo:border-top="0.5pt solid #00000a" fo:border-bottom="0.5pt solid #00000a" style:writing-mode="lr-tb">
        <style:background-image/>
      </style:table-cell-properties>
    </style:style>
    <style:style style:name="Table9.B1" style:family="table-cell">
      <style:table-cell-properties style:vertical-align="middle" fo:background-color="transparent" fo:padding-left="0.035cm" fo:padding-right="0.026cm" fo:padding-top="0.026cm" fo:padding-bottom="0.026cm" fo:border="0.5pt solid #00000a" style:writing-mode="lr-tb">
        <style:background-image/>
      </style:table-cell-properties>
    </style:style>
    <style:style style:name="Table9.2" style:family="table-row">
      <style:table-row-properties fo:keep-together="auto"/>
    </style:style>
    <style:style style:name="Table9.A2" style:family="table-cell">
      <style:table-cell-properties style:vertical-align="middle" fo:padding-left="0.035cm" fo:padding-right="0.026cm" fo:padding-top="0.026cm" fo:padding-bottom="0.026cm" fo:border-left="0.5pt solid #00000a" fo:border-right="none" fo:border-top="none" fo:border-bottom="0.5pt solid #00000a"/>
    </style:style>
    <style:style style:name="Table9.B2" style:family="table-cell">
      <style:table-cell-properties style:vertical-align="middle" fo:padding-left="0.035cm" fo:padding-right="0.026cm" fo:padding-top="0.026cm" fo:padding-bottom="0.026cm" fo:border-left="0.5pt solid #00000a" fo:border-right="0.5pt solid #00000a" fo:border-top="none" fo:border-bottom="0.5pt solid #00000a"/>
    </style:style>
    <style:style style:name="Table9.3" style:family="table-row">
      <style:table-row-properties fo:keep-together="auto"/>
    </style:style>
    <style:style style:name="Table9.A3" style:family="table-cell">
      <style:table-cell-properties style:vertical-align="middle" fo:padding-left="0.035cm" fo:padding-right="0.026cm" fo:padding-top="0.026cm" fo:padding-bottom="0.026cm" fo:border-left="0.5pt solid #00000a" fo:border-right="none" fo:border-top="0.5pt solid #00000a" fo:border-bottom="0.5pt solid #00000a"/>
    </style:style>
    <style:style style:name="Table9.B3" style:family="table-cell">
      <style:table-cell-properties style:vertical-align="middle" fo:padding-left="0.035cm" fo:padding-right="0.026cm" fo:padding-top="0.026cm" fo:padding-bottom="0.026cm" fo:border="0.5pt solid #00000a"/>
    </style:style>
    <style:style style:name="Table9.4" style:family="table-row">
      <style:table-row-properties fo:keep-together="auto"/>
    </style:style>
    <style:style style:name="Table9.A4" style:family="table-cell">
      <style:table-cell-properties style:vertical-align="middle" fo:padding-left="0.035cm" fo:padding-right="0.026cm" fo:padding-top="0.026cm" fo:padding-bottom="0.026cm" fo:border-left="0.5pt solid #00000a" fo:border-right="none" fo:border-top="0.5pt solid #00000a" fo:border-bottom="0.5pt solid #00000a"/>
    </style:style>
    <style:style style:name="Table9.B4" style:family="table-cell">
      <style:table-cell-properties style:vertical-align="middle" fo:padding-left="0.035cm" fo:padding-right="0.026cm" fo:padding-top="0.026cm" fo:padding-bottom="0.026cm" fo:border="0.5pt solid #00000a"/>
    </style:style>
    <style:style style:name="Table9.5" style:family="table-row">
      <style:table-row-properties fo:keep-together="auto"/>
    </style:style>
    <style:style style:name="Table9.A5" style:family="table-cell">
      <style:table-cell-properties style:vertical-align="middle" fo:padding-left="0.035cm" fo:padding-right="0.026cm" fo:padding-top="0.026cm" fo:padding-bottom="0.026cm" fo:border-left="0.5pt solid #00000a" fo:border-right="none" fo:border-top="0.5pt solid #00000a" fo:border-bottom="0.5pt solid #00000a"/>
    </style:style>
    <style:style style:name="Table9.B5" style:family="table-cell">
      <style:table-cell-properties style:vertical-align="middle" fo:padding-left="0.035cm" fo:padding-right="0.026cm" fo:padding-top="0.026cm" fo:padding-bottom="0.026cm" fo:border="0.5pt solid #00000a"/>
    </style:style>
    <style:style style:name="Table9.6" style:family="table-row">
      <style:table-row-properties fo:keep-together="auto"/>
    </style:style>
    <style:style style:name="Table9.A6" style:family="table-cell">
      <style:table-cell-properties style:vertical-align="middle" fo:padding-left="0.035cm" fo:padding-right="0.026cm" fo:padding-top="0.026cm" fo:padding-bottom="0.026cm" fo:border-left="0.5pt solid #00000a" fo:border-right="none" fo:border-top="0.5pt solid #00000a" fo:border-bottom="0.5pt solid #00000a"/>
    </style:style>
    <style:style style:name="Table9.B6" style:family="table-cell">
      <style:table-cell-properties style:vertical-align="middle" fo:padding-left="0.035cm" fo:padding-right="0.026cm" fo:padding-top="0.026cm" fo:padding-bottom="0.026cm" fo:border="0.5pt solid #00000a"/>
    </style:style>
    <style:style style:name="Table9.7" style:family="table-row">
      <style:table-row-properties fo:keep-together="auto"/>
    </style:style>
    <style:style style:name="Table9.A7" style:family="table-cell">
      <style:table-cell-properties style:vertical-align="middle" fo:padding-left="0.035cm" fo:padding-right="0.026cm" fo:padding-top="0.026cm" fo:padding-bottom="0.026cm" fo:border-left="0.5pt solid #00000a" fo:border-right="none" fo:border-top="0.5pt solid #00000a" fo:border-bottom="0.5pt solid #00000a"/>
    </style:style>
    <style:style style:name="Table9.B7" style:family="table-cell">
      <style:table-cell-properties style:vertical-align="middle" fo:padding-left="0.035cm" fo:padding-right="0.026cm" fo:padding-top="0.026cm" fo:padding-bottom="0.026cm" fo:border="0.5pt solid #00000a"/>
    </style:style>
    <style:style style:name="Table9.8" style:family="table-row">
      <style:table-row-properties fo:keep-together="auto"/>
    </style:style>
    <style:style style:name="Table9.A8" style:family="table-cell">
      <style:table-cell-properties style:vertical-align="middle" fo:padding-left="0.035cm" fo:padding-right="0.026cm" fo:padding-top="0.026cm" fo:padding-bottom="0.026cm" fo:border-left="0.5pt solid #00000a" fo:border-right="none" fo:border-top="0.5pt solid #00000a" fo:border-bottom="0.5pt solid #00000a"/>
    </style:style>
    <style:style style:name="Table9.B8" style:family="table-cell">
      <style:table-cell-properties style:vertical-align="middle" fo:padding-left="0.035cm" fo:padding-right="0.026cm" fo:padding-top="0.026cm" fo:padding-bottom="0.026cm" fo:border="0.5pt solid #00000a"/>
    </style:style>
    <style:style style:name="Table9.9" style:family="table-row">
      <style:table-row-properties fo:keep-together="auto"/>
    </style:style>
    <style:style style:name="Table9.A9" style:family="table-cell">
      <style:table-cell-properties style:vertical-align="middle" fo:padding-left="0.035cm" fo:padding-right="0.026cm" fo:padding-top="0.026cm" fo:padding-bottom="0.026cm" fo:border-left="0.5pt solid #00000a" fo:border-right="none" fo:border-top="0.5pt solid #00000a" fo:border-bottom="0.5pt solid #00000a"/>
    </style:style>
    <style:style style:name="Table9.B9" style:family="table-cell">
      <style:table-cell-properties style:vertical-align="middle" fo:padding-left="0.035cm" fo:padding-right="0.026cm" fo:padding-top="0.026cm" fo:padding-bottom="0.026cm" fo:border="0.5pt solid #00000a"/>
    </style:style>
    <style:style style:name="Table9.10" style:family="table-row">
      <style:table-row-properties fo:keep-together="auto"/>
    </style:style>
    <style:style style:name="Table9.A10" style:family="table-cell">
      <style:table-cell-properties style:vertical-align="middle" fo:padding-left="0.035cm" fo:padding-right="0.026cm" fo:padding-top="0.026cm" fo:padding-bottom="0.026cm" fo:border-left="0.5pt solid #00000a" fo:border-right="none" fo:border-top="0.5pt solid #00000a" fo:border-bottom="0.5pt solid #00000a"/>
    </style:style>
    <style:style style:name="Table9.B10" style:family="table-cell">
      <style:table-cell-properties style:vertical-align="middle" fo:padding-left="0.035cm" fo:padding-right="0.026cm" fo:padding-top="0.026cm" fo:padding-bottom="0.026cm" fo:border="0.5pt solid #00000a"/>
    </style:style>
    <style:style style:name="Table9.11" style:family="table-row">
      <style:table-row-properties fo:keep-together="auto"/>
    </style:style>
    <style:style style:name="Table9.A11" style:family="table-cell">
      <style:table-cell-properties style:vertical-align="middle" fo:padding-left="0.035cm" fo:padding-right="0.026cm" fo:padding-top="0.026cm" fo:padding-bottom="0.026cm" fo:border-left="0.5pt solid #00000a" fo:border-right="none" fo:border-top="0.5pt solid #00000a" fo:border-bottom="0.5pt solid #00000a"/>
    </style:style>
    <style:style style:name="Table9.B11" style:family="table-cell">
      <style:table-cell-properties style:vertical-align="middle" fo:padding-left="0.035cm" fo:padding-right="0.026cm" fo:padding-top="0.026cm" fo:padding-bottom="0.026cm" fo:border="0.5pt solid #00000a"/>
    </style:style>
    <style:style style:name="Table10" style:family="table">
      <style:table-properties style:width="17.002cm" fo:margin-left="-0.035cm" fo:margin-top="0cm" fo:margin-bottom="0cm" table:align="left" style:writing-mode="lr-tb"/>
    </style:style>
    <style:style style:name="Table10.A" style:family="table-column">
      <style:table-column-properties style:column-width="17.002cm"/>
    </style:style>
    <style:style style:name="Table10.1" style:family="table-row">
      <style:table-row-properties fo:keep-together="auto"/>
    </style:style>
    <style:style style:name="Table10.A1" style:family="table-cell">
      <style:table-cell-properties style:vertical-align="middle" fo:padding-left="0.035cm" fo:padding-right="0.026cm" fo:padding-top="0.026cm" fo:padding-bottom="0.026cm" fo:border="0.5pt solid #00000a"/>
    </style:style>
    <style:style style:name="Table11" style:family="table">
      <style:table-properties style:width="17.002cm" fo:margin-left="-0.035cm" fo:margin-top="0cm" fo:margin-bottom="0cm" table:align="left" style:writing-mode="lr-tb"/>
    </style:style>
    <style:style style:name="Table11.A" style:family="table-column">
      <style:table-column-properties style:column-width="17.002cm"/>
    </style:style>
    <style:style style:name="Table11.1" style:family="table-row">
      <style:table-row-properties fo:keep-together="auto"/>
    </style:style>
    <style:style style:name="Table11.A1" style:family="table-cell">
      <style:table-cell-properties style:vertical-align="middle" fo:padding-left="0.035cm" fo:padding-right="0.026cm" fo:padding-top="0.026cm" fo:padding-bottom="0.026cm" fo:border="0.5pt solid #00000a"/>
    </style:style>
    <style:style style:name="Table12" style:family="table">
      <style:table-properties style:width="17.002cm" fo:margin-left="-0.035cm" fo:margin-top="0cm" fo:margin-bottom="0cm" table:align="left" style:writing-mode="lr-tb"/>
    </style:style>
    <style:style style:name="Table12.A" style:family="table-column">
      <style:table-column-properties style:column-width="17.002cm"/>
    </style:style>
    <style:style style:name="Table12.1" style:family="table-row">
      <style:table-row-properties fo:keep-together="auto"/>
    </style:style>
    <style:style style:name="Table12.A1" style:family="table-cell">
      <style:table-cell-properties style:vertical-align="middle" fo:padding-left="0.035cm" fo:padding-right="0.026cm" fo:padding-top="0.026cm" fo:padding-bottom="0.026cm" fo:border="0.5pt solid #00000a"/>
    </style:style>
    <style:style style:name="Table13" style:family="table">
      <style:table-properties style:width="14.834cm" fo:margin-left="-0.035cm" fo:margin-top="0cm" fo:margin-bottom="0cm" table:align="left" style:writing-mode="lr-tb"/>
    </style:style>
    <style:style style:name="Table13.A" style:family="table-column">
      <style:table-column-properties style:column-width="1.958cm"/>
    </style:style>
    <style:style style:name="Table13.B" style:family="table-column">
      <style:table-column-properties style:column-width="12.876cm"/>
    </style:style>
    <style:style style:name="Table13.1" style:family="table-row">
      <style:table-row-properties fo:keep-together="auto"/>
    </style:style>
    <style:style style:name="Table13.A1" style:family="table-cell">
      <style:table-cell-properties style:vertical-align="middle" fo:padding-left="0.035cm" fo:padding-right="0.026cm" fo:padding-top="0.026cm" fo:padding-bottom="0.026cm" fo:border="0.5pt solid #00000a"/>
    </style:style>
    <style:style style:name="Table14" style:family="table">
      <style:table-properties style:width="14.834cm" fo:margin-left="-0.035cm" fo:margin-top="0cm" fo:margin-bottom="0cm" table:align="left" style:writing-mode="lr-tb"/>
    </style:style>
    <style:style style:name="Table14.A" style:family="table-column">
      <style:table-column-properties style:column-width="1.958cm"/>
    </style:style>
    <style:style style:name="Table14.B" style:family="table-column">
      <style:table-column-properties style:column-width="12.876cm"/>
    </style:style>
    <style:style style:name="Table14.1" style:family="table-row">
      <style:table-row-properties fo:keep-together="auto"/>
    </style:style>
    <style:style style:name="Table14.A1" style:family="table-cell">
      <style:table-cell-properties style:vertical-align="middle" fo:padding-left="0.035cm" fo:padding-right="0.026cm" fo:padding-top="0.026cm" fo:padding-bottom="0.026cm" fo:border="0.5pt solid #00000a"/>
    </style:style>
    <style:style style:name="Table15" style:family="table">
      <style:table-properties style:width="14.834cm" fo:margin-left="-0.035cm" fo:margin-top="0cm" fo:margin-bottom="0cm" table:align="left" style:writing-mode="lr-tb"/>
    </style:style>
    <style:style style:name="Table15.A" style:family="table-column">
      <style:table-column-properties style:column-width="1.958cm"/>
    </style:style>
    <style:style style:name="Table15.B" style:family="table-column">
      <style:table-column-properties style:column-width="12.876cm"/>
    </style:style>
    <style:style style:name="Table15.1" style:family="table-row">
      <style:table-row-properties fo:keep-together="auto"/>
    </style:style>
    <style:style style:name="Table15.A1" style:family="table-cell">
      <style:table-cell-properties style:vertical-align="middle" fo:padding-left="0.035cm" fo:padding-right="0.026cm" fo:padding-top="0.026cm" fo:padding-bottom="0.026cm" fo:border="0.5pt solid #00000a"/>
    </style:style>
    <style:style style:name="Table16" style:family="table">
      <style:table-properties style:width="14.834cm" fo:margin-left="-0.035cm" fo:margin-top="0cm" fo:margin-bottom="0cm" table:align="left" style:writing-mode="lr-tb"/>
    </style:style>
    <style:style style:name="Table16.A" style:family="table-column">
      <style:table-column-properties style:column-width="1.958cm"/>
    </style:style>
    <style:style style:name="Table16.B" style:family="table-column">
      <style:table-column-properties style:column-width="12.876cm"/>
    </style:style>
    <style:style style:name="Table16.1" style:family="table-row">
      <style:table-row-properties fo:keep-together="auto"/>
    </style:style>
    <style:style style:name="Table16.A1" style:family="table-cell">
      <style:table-cell-properties style:vertical-align="middle" fo:padding-left="0.035cm" fo:padding-right="0.026cm" fo:padding-top="0.026cm" fo:padding-bottom="0.026cm" fo:border="0.5pt solid #00000a"/>
    </style:style>
    <style:style style:name="Table17" style:family="table">
      <style:table-properties style:width="14.834cm" fo:margin-left="-0.035cm" fo:margin-top="0cm" fo:margin-bottom="0cm" table:align="left" style:writing-mode="lr-tb"/>
    </style:style>
    <style:style style:name="Table17.A" style:family="table-column">
      <style:table-column-properties style:column-width="1.958cm"/>
    </style:style>
    <style:style style:name="Table17.B" style:family="table-column">
      <style:table-column-properties style:column-width="12.876cm"/>
    </style:style>
    <style:style style:name="Table17.1" style:family="table-row">
      <style:table-row-properties fo:keep-together="auto"/>
    </style:style>
    <style:style style:name="Table17.A1" style:family="table-cell">
      <style:table-cell-properties style:vertical-align="middle" fo:padding-left="0.035cm" fo:padding-right="0.026cm" fo:padding-top="0.026cm" fo:padding-bottom="0.026cm" fo:border="0.5pt solid #00000a"/>
    </style:style>
    <style:style style:name="Table18" style:family="table">
      <style:table-properties style:width="14.834cm" fo:margin-left="-0.035cm" fo:margin-top="0cm" fo:margin-bottom="0cm" table:align="left" style:writing-mode="lr-tb"/>
    </style:style>
    <style:style style:name="Table18.A" style:family="table-column">
      <style:table-column-properties style:column-width="1.958cm"/>
    </style:style>
    <style:style style:name="Table18.B" style:family="table-column">
      <style:table-column-properties style:column-width="12.876cm"/>
    </style:style>
    <style:style style:name="Table18.1" style:family="table-row">
      <style:table-row-properties fo:keep-together="auto"/>
    </style:style>
    <style:style style:name="Table18.A1" style:family="table-cell">
      <style:table-cell-properties style:vertical-align="middle" fo:padding-left="0.035cm" fo:padding-right="0.026cm" fo:padding-top="0.026cm" fo:padding-bottom="0.026cm" fo:border="0.5pt solid #00000a"/>
    </style:style>
    <style:style style:name="Table19" style:family="table">
      <style:table-properties style:width="14.834cm" fo:margin-left="-0.035cm" fo:margin-top="0cm" fo:margin-bottom="0cm" table:align="left" style:writing-mode="lr-tb"/>
    </style:style>
    <style:style style:name="Table19.A" style:family="table-column">
      <style:table-column-properties style:column-width="1.958cm"/>
    </style:style>
    <style:style style:name="Table19.B" style:family="table-column">
      <style:table-column-properties style:column-width="12.876cm"/>
    </style:style>
    <style:style style:name="Table19.1" style:family="table-row">
      <style:table-row-properties fo:keep-together="auto"/>
    </style:style>
    <style:style style:name="Table19.A1" style:family="table-cell">
      <style:table-cell-properties style:vertical-align="middle" fo:padding-left="0.035cm" fo:padding-right="0.026cm" fo:padding-top="0.026cm" fo:padding-bottom="0.026cm" fo:border="0.5pt solid #00000a"/>
    </style:style>
    <style:style style:name="Table20" style:family="table">
      <style:table-properties style:width="14.834cm" fo:margin-left="-0.035cm" fo:margin-top="0cm" fo:margin-bottom="0cm" table:align="left" style:writing-mode="lr-tb"/>
    </style:style>
    <style:style style:name="Table20.A" style:family="table-column">
      <style:table-column-properties style:column-width="1.958cm"/>
    </style:style>
    <style:style style:name="Table20.B" style:family="table-column">
      <style:table-column-properties style:column-width="12.876cm"/>
    </style:style>
    <style:style style:name="Table20.1" style:family="table-row">
      <style:table-row-properties fo:keep-together="auto"/>
    </style:style>
    <style:style style:name="Table20.A1" style:family="table-cell">
      <style:table-cell-properties style:vertical-align="middle" fo:padding-left="0.035cm" fo:padding-right="0.026cm" fo:padding-top="0.026cm" fo:padding-bottom="0.026cm" fo:border="0.5pt solid #00000a"/>
    </style:style>
    <style:style style:name="Table21" style:family="table">
      <style:table-properties style:width="14.834cm" fo:margin-left="-0.035cm" fo:margin-top="0cm" fo:margin-bottom="0cm" table:align="left" style:writing-mode="lr-tb"/>
    </style:style>
    <style:style style:name="Table21.A" style:family="table-column">
      <style:table-column-properties style:column-width="1.958cm"/>
    </style:style>
    <style:style style:name="Table21.B" style:family="table-column">
      <style:table-column-properties style:column-width="12.876cm"/>
    </style:style>
    <style:style style:name="Table21.1" style:family="table-row">
      <style:table-row-properties fo:keep-together="auto"/>
    </style:style>
    <style:style style:name="Table21.A1" style:family="table-cell">
      <style:table-cell-properties style:vertical-align="middle" fo:padding-left="0.035cm" fo:padding-right="0.026cm" fo:padding-top="0.026cm" fo:padding-bottom="0.026cm" fo:border="0.5pt solid #00000a"/>
    </style:style>
    <style:style style:name="Table22" style:family="table">
      <style:table-properties style:width="14.834cm" fo:margin-left="-0.035cm" fo:margin-top="0cm" fo:margin-bottom="0cm" table:align="left" style:writing-mode="lr-tb"/>
    </style:style>
    <style:style style:name="Table22.A" style:family="table-column">
      <style:table-column-properties style:column-width="1.958cm"/>
    </style:style>
    <style:style style:name="Table22.B" style:family="table-column">
      <style:table-column-properties style:column-width="12.876cm"/>
    </style:style>
    <style:style style:name="Table22.1" style:family="table-row">
      <style:table-row-properties fo:keep-together="auto"/>
    </style:style>
    <style:style style:name="Table22.A1" style:family="table-cell">
      <style:table-cell-properties style:vertical-align="middle" fo:padding-left="0.035cm" fo:padding-right="0.026cm" fo:padding-top="0.026cm" fo:padding-bottom="0.026cm" fo:border="0.5pt solid #00000a"/>
    </style:style>
    <style:style style:name="Table23" style:family="table">
      <style:table-properties style:width="10.661cm" fo:margin-left="-0.035cm" fo:margin-top="0cm" fo:margin-bottom="0cm" table:align="left" style:writing-mode="lr-tb"/>
    </style:style>
    <style:style style:name="Table23.A" style:family="table-column">
      <style:table-column-properties style:column-width="1.958cm"/>
    </style:style>
    <style:style style:name="Table23.B" style:family="table-column">
      <style:table-column-properties style:column-width="8.703cm"/>
    </style:style>
    <style:style style:name="Table23.1" style:family="table-row">
      <style:table-row-properties fo:keep-together="auto"/>
    </style:style>
    <style:style style:name="Table23.A1" style:family="table-cell">
      <style:table-cell-properties style:vertical-align="middle" fo:padding-left="0.035cm" fo:padding-right="0.026cm" fo:padding-top="0.026cm" fo:padding-bottom="0.026cm" fo:border="0.5pt solid #00000a"/>
    </style:style>
    <style:style style:name="Table24" style:family="table">
      <style:table-properties style:width="14.834cm" fo:margin-left="-0.035cm" fo:margin-top="0cm" fo:margin-bottom="0cm" table:align="left" style:writing-mode="lr-tb"/>
    </style:style>
    <style:style style:name="Table24.A" style:family="table-column">
      <style:table-column-properties style:column-width="1.958cm"/>
    </style:style>
    <style:style style:name="Table24.B" style:family="table-column">
      <style:table-column-properties style:column-width="12.876cm"/>
    </style:style>
    <style:style style:name="Table24.1" style:family="table-row">
      <style:table-row-properties fo:keep-together="auto"/>
    </style:style>
    <style:style style:name="Table24.A1" style:family="table-cell">
      <style:table-cell-properties style:vertical-align="middle" fo:padding-left="0.035cm" fo:padding-right="0.026cm" fo:padding-top="0.026cm" fo:padding-bottom="0.026cm" fo:border="0.5pt solid #00000a"/>
    </style:style>
    <style:style style:name="Table25" style:family="table">
      <style:table-properties style:width="14.834cm" fo:margin-left="-0.035cm" fo:margin-top="0cm" fo:margin-bottom="0cm" table:align="left" style:writing-mode="lr-tb"/>
    </style:style>
    <style:style style:name="Table25.A" style:family="table-column">
      <style:table-column-properties style:column-width="1.958cm"/>
    </style:style>
    <style:style style:name="Table25.B" style:family="table-column">
      <style:table-column-properties style:column-width="12.876cm"/>
    </style:style>
    <style:style style:name="Table25.1" style:family="table-row">
      <style:table-row-properties fo:keep-together="auto"/>
    </style:style>
    <style:style style:name="Table25.A1" style:family="table-cell">
      <style:table-cell-properties style:vertical-align="middle" fo:padding-left="0.035cm" fo:padding-right="0.026cm" fo:padding-top="0.026cm" fo:padding-bottom="0.026cm" fo:border="0.5pt solid #00000a"/>
    </style:style>
    <style:style style:name="Table26" style:family="table">
      <style:table-properties style:width="14.834cm" fo:margin-left="-0.035cm" fo:margin-top="0cm" fo:margin-bottom="0cm" table:align="left" style:writing-mode="lr-tb"/>
    </style:style>
    <style:style style:name="Table26.A" style:family="table-column">
      <style:table-column-properties style:column-width="1.958cm"/>
    </style:style>
    <style:style style:name="Table26.B" style:family="table-column">
      <style:table-column-properties style:column-width="12.876cm"/>
    </style:style>
    <style:style style:name="Table26.1" style:family="table-row">
      <style:table-row-properties fo:keep-together="auto"/>
    </style:style>
    <style:style style:name="Table26.A1" style:family="table-cell">
      <style:table-cell-properties style:vertical-align="middle" fo:padding-left="0.035cm" fo:padding-right="0.026cm" fo:padding-top="0.026cm" fo:padding-bottom="0.026cm" fo:border="0.5pt solid #00000a"/>
    </style:style>
    <style:style style:name="Table27" style:family="table">
      <style:table-properties style:width="14.834cm" fo:margin-left="-0.035cm" fo:margin-top="0cm" fo:margin-bottom="0cm" table:align="left" style:writing-mode="lr-tb"/>
    </style:style>
    <style:style style:name="Table27.A" style:family="table-column">
      <style:table-column-properties style:column-width="1.958cm"/>
    </style:style>
    <style:style style:name="Table27.B" style:family="table-column">
      <style:table-column-properties style:column-width="12.876cm"/>
    </style:style>
    <style:style style:name="Table27.1" style:family="table-row">
      <style:table-row-properties fo:keep-together="auto"/>
    </style:style>
    <style:style style:name="Table27.A1" style:family="table-cell">
      <style:table-cell-properties style:vertical-align="middle" fo:padding-left="0.035cm" fo:padding-right="0.026cm" fo:padding-top="0.026cm" fo:padding-bottom="0.026cm" fo:border="0.5pt solid #00000a"/>
    </style:style>
    <style:style style:name="Table28" style:family="table">
      <style:table-properties style:width="14.834cm" fo:margin-left="-0.035cm" fo:margin-top="0cm" fo:margin-bottom="0cm" table:align="left" style:writing-mode="lr-tb"/>
    </style:style>
    <style:style style:name="Table28.A" style:family="table-column">
      <style:table-column-properties style:column-width="1.958cm"/>
    </style:style>
    <style:style style:name="Table28.B" style:family="table-column">
      <style:table-column-properties style:column-width="12.876cm"/>
    </style:style>
    <style:style style:name="Table28.1" style:family="table-row">
      <style:table-row-properties fo:keep-together="auto"/>
    </style:style>
    <style:style style:name="Table28.A1" style:family="table-cell">
      <style:table-cell-properties style:vertical-align="middle" fo:padding-left="0.035cm" fo:padding-right="0.026cm" fo:padding-top="0.026cm" fo:padding-bottom="0.026cm" fo:border="0.5pt solid #00000a"/>
    </style:style>
    <style:style style:name="Table29" style:family="table">
      <style:table-properties style:width="14.834cm" fo:margin-left="-0.035cm" fo:margin-top="0cm" fo:margin-bottom="0cm" table:align="left" style:writing-mode="lr-tb"/>
    </style:style>
    <style:style style:name="Table29.A" style:family="table-column">
      <style:table-column-properties style:column-width="1.958cm"/>
    </style:style>
    <style:style style:name="Table29.B" style:family="table-column">
      <style:table-column-properties style:column-width="12.876cm"/>
    </style:style>
    <style:style style:name="Table29.1" style:family="table-row">
      <style:table-row-properties fo:keep-together="auto"/>
    </style:style>
    <style:style style:name="Table29.A1" style:family="table-cell">
      <style:table-cell-properties style:vertical-align="middle" fo:padding-left="0.035cm" fo:padding-right="0.026cm" fo:padding-top="0.026cm" fo:padding-bottom="0.026cm" fo:border="0.5pt solid #00000a"/>
    </style:style>
    <style:style style:name="Table30" style:family="table">
      <style:table-properties style:width="14.834cm" fo:margin-left="-0.035cm" fo:margin-top="0cm" fo:margin-bottom="0cm" table:align="left" style:writing-mode="lr-tb"/>
    </style:style>
    <style:style style:name="Table30.A" style:family="table-column">
      <style:table-column-properties style:column-width="1.958cm"/>
    </style:style>
    <style:style style:name="Table30.B" style:family="table-column">
      <style:table-column-properties style:column-width="12.876cm"/>
    </style:style>
    <style:style style:name="Table30.1" style:family="table-row">
      <style:table-row-properties fo:keep-together="auto"/>
    </style:style>
    <style:style style:name="Table30.A1" style:family="table-cell">
      <style:table-cell-properties style:vertical-align="middle" fo:padding-left="0.035cm" fo:padding-right="0.026cm" fo:padding-top="0.026cm" fo:padding-bottom="0.026cm" fo:border="0.5pt solid #00000a"/>
    </style:style>
    <style:style style:name="Table31" style:family="table">
      <style:table-properties style:width="14.48cm" fo:margin-left="-0.035cm" fo:margin-top="0cm" fo:margin-bottom="0cm" table:align="left" style:writing-mode="lr-tb"/>
    </style:style>
    <style:style style:name="Table31.A" style:family="table-column">
      <style:table-column-properties style:column-width="1.958cm"/>
    </style:style>
    <style:style style:name="Table31.B" style:family="table-column">
      <style:table-column-properties style:column-width="12.522cm"/>
    </style:style>
    <style:style style:name="Table31.1" style:family="table-row">
      <style:table-row-properties fo:keep-together="auto"/>
    </style:style>
    <style:style style:name="Table31.A1" style:family="table-cell">
      <style:table-cell-properties style:vertical-align="middle" fo:padding-left="0.035cm" fo:padding-right="0.026cm" fo:padding-top="0.026cm" fo:padding-bottom="0.026cm"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8bafb"/>
    </style:style>
    <style:style style:name="P3" style:family="paragraph" style:parent-style-name="Standard">
      <style:text-properties style:font-name="Times New Roman"/>
    </style:style>
    <style:style style:name="P4" style:family="paragraph" style:parent-style-name="Standard">
      <style:paragraph-properties fo:text-align="end" style:justify-single-word="false"/>
      <style:text-properties style:font-name="Times New Roman" fo:font-size="20pt" fo:font-weight="normal" officeooo:rsid="0013bac9" officeooo:paragraph-rsid="0013bac9" style:font-size-asian="20pt" style:font-weight-asian="normal" style:font-size-complex="20pt" style:font-weight-complex="normal"/>
    </style:style>
    <style:style style:name="P5" style:family="paragraph" style:parent-style-name="Standard">
      <style:paragraph-properties fo:text-align="end" style:justify-single-word="false"/>
      <style:text-properties style:font-name="Times New Roman" fo:font-size="20pt" fo:font-weight="normal" officeooo:rsid="001745a1" officeooo:paragraph-rsid="001745a1" style:font-size-asian="20pt" style:font-weight-asian="normal" style:font-size-complex="20pt" style:font-weight-complex="normal"/>
    </style:style>
    <style:style style:name="P6" style:family="paragraph" style:parent-style-name="Standard">
      <style:text-properties style:font-name="Times New Roman" fo:font-size="72pt" fo:font-weight="bold" style:font-size-asian="72pt" style:font-weight-asian="bold" style:font-size-complex="72pt"/>
    </style:style>
    <style:style style:name="P7" style:family="paragraph" style:parent-style-name="Standard">
      <style:paragraph-properties fo:text-align="center" style:justify-single-word="false"/>
      <style:text-properties style:font-name="Times New Roman" fo:font-size="72pt" fo:font-weight="bold" style:font-size-asian="72pt" style:font-weight-asian="bold" style:font-size-complex="72pt"/>
    </style:style>
    <style:style style:name="P8" style:family="paragraph" style:parent-style-name="Standard">
      <style:paragraph-properties fo:text-align="center" style:justify-single-word="false"/>
      <style:text-properties style:font-name="Times New Roman" fo:font-size="10pt" fo:font-style="italic" fo:font-weight="bold" officeooo:rsid="001745a1" officeooo:paragraph-rsid="001745a1" style:font-name-asian="Times New Roman1" style:font-size-asian="10pt" style:font-style-asian="italic" style:font-weight-asian="bold" style:font-name-complex="Times New Roman1" style:font-size-complex="10pt" style:font-style-complex="italic" style:font-weight-complex="bold"/>
    </style:style>
    <style:style style:name="P9" style:family="paragraph" style:parent-style-name="Standard">
      <style:paragraph-properties fo:text-align="center" style:justify-single-word="false"/>
      <style:text-properties style:font-name="Times New Roman"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P10" style:family="paragraph" style:parent-style-name="Standard">
      <style:paragraph-properties fo:text-align="center" style:justify-single-word="false"/>
      <style:text-properties style:font-name="Times New Roman" fo:font-size="60pt" fo:font-weight="bold" style:font-size-asian="60pt" style:font-weight-asian="bold" style:font-size-complex="60pt"/>
    </style:style>
    <style:style style:name="P11" style:family="paragraph" style:parent-style-name="Standard">
      <style:text-properties style:font-name="Times New Roman" style:font-name-asian="Times New Roman1" style:font-name-complex="Times New Roman1"/>
    </style:style>
    <style:style style:name="P12" style:family="paragraph" style:parent-style-name="Standard">
      <style:paragraph-properties fo:text-align="center" style:justify-single-word="false"/>
      <style:text-properties style:font-name="Times New Roman" style:font-name-asian="Times New Roman1" style:font-name-complex="Times New Roman1"/>
    </style:style>
    <style:style style:name="P13" style:family="paragraph" style:parent-style-name="Standard">
      <style:paragraph-properties fo:text-align="center" style:justify-single-word="false"/>
      <style:text-properties style:font-name="Times New Roman" fo:font-size="66pt" fo:font-weight="bold" style:font-size-asian="66pt" style:font-weight-asian="bold" style:font-size-complex="66pt"/>
    </style:style>
    <style:style style:name="P14" style:family="paragraph" style:parent-style-name="Heading_20_3">
      <style:text-properties style:font-name="Times New Roman" style:font-name-asian="Times New Roman1" style:font-name-complex="Times New Roman1"/>
    </style:style>
    <style:style style:name="P15" style:family="paragraph" style:parent-style-name="Heading_20_3">
      <style:paragraph-properties fo:text-align="center" style:justify-single-word="false"/>
      <style:text-properties style:font-name="Times New Roman" officeooo:paragraph-rsid="0018bafb" style:font-name-asian="Times New Roman1" style:font-name-complex="Times New Roman1"/>
    </style:style>
    <style:style style:name="P16" style:family="paragraph" style:parent-style-name="Standard">
      <style:paragraph-properties fo:margin-top="0.494cm" fo:margin-bottom="0.494cm" loext:contextual-spacing="false"/>
      <style:text-properties style:font-name="Times New Roman" fo:font-size="10pt" style:font-size-asian="10pt" style:font-name-complex="Times New Roman1" style:font-size-complex="10pt"/>
    </style:style>
    <style:style style:name="P17" style:family="paragraph" style:parent-style-name="Standard">
      <style:paragraph-properties fo:break-before="page"/>
      <style:text-properties style:font-name="Times New Roman" fo:font-size="72pt" fo:font-weight="bold" style:font-size-asian="72pt" style:font-weight-asian="bold" style:font-size-complex="72pt"/>
    </style:style>
    <style:style style:name="P18" style:family="paragraph" style:parent-style-name="Standard">
      <style:paragraph-properties fo:text-align="center" style:justify-single-word="false" fo:break-before="page"/>
      <style:text-properties style:font-name="Times New Roman" fo:font-size="72pt" fo:font-weight="bold" style:font-size-asian="72pt" style:font-weight-asian="bold" style:font-size-complex="72pt"/>
    </style:style>
    <style:style style:name="P19" style:family="paragraph" style:parent-style-name="Standard">
      <style:paragraph-properties fo:text-align="center" style:justify-single-word="false" fo:break-before="page"/>
      <style:text-properties style:font-name="Times New Roman" fo:font-size="60pt" fo:font-weight="bold" style:font-size-asian="60pt" style:font-weight-asian="bold" style:font-size-complex="60pt"/>
    </style:style>
    <style:style style:name="P20" style:family="paragraph" style:parent-style-name="Standard">
      <style:paragraph-properties fo:text-align="center" style:justify-single-word="false" fo:break-before="page"/>
      <style:text-properties style:font-name="Times New Roman" fo:font-size="66pt" fo:font-weight="bold" style:font-size-asian="66pt" style:font-weight-asian="bold" style:font-size-complex="66pt"/>
    </style:style>
    <style:style style:name="P21" style:family="paragraph" style:parent-style-name="Heading_20_1">
      <style:paragraph-properties fo:break-before="page"/>
      <style:text-properties style:font-name="Times New Roman" style:font-name-asian="Times New Roman1" style:font-name-complex="Times New Roman1"/>
    </style:style>
    <style:style style:name="P22" style:family="paragraph" style:parent-style-name="Standard">
      <style:paragraph-properties fo:margin-left="0cm" fo:margin-right="0cm" fo:margin-top="0.494cm" fo:margin-bottom="0.494cm" loext:contextual-spacing="false" fo:text-align="start" style:justify-single-word="false" fo:orphans="2" fo:widows="2" fo:text-indent="0cm" style:auto-text-indent="false" style:writing-mode="lr-tb"/>
      <style:text-properties style:font-name="Times New Roman" fo:font-size="10pt" style:font-size-asian="10pt" style:font-name-complex="Times New Roman1" style:font-size-complex="10pt"/>
    </style:style>
    <style:style style:name="P23" style:family="paragraph" style:parent-style-name="Heading_20_2">
      <style:text-properties style:font-name="Times New Roman" style:font-name-asian="Times New Roman1" style:font-name-complex="Times New Roman1"/>
    </style:style>
    <style:style style:name="P24" style:family="paragraph" style:parent-style-name="Normal_20__28_Web_29_">
      <style:text-properties style:font-name="Times New Roman"/>
    </style:style>
    <style:style style:name="P25" style:family="paragraph" style:parent-style-name="Normal_20__28_Web_29_">
      <style:text-properties style:font-name="Times New Roman" fo:font-size="10pt" style:font-size-asian="10pt" style:font-size-complex="10pt"/>
    </style:style>
    <style:style style:name="P26" style:family="paragraph" style:parent-style-name="Heading_20_2">
      <style:text-properties style:font-name="Times New Roman" style:font-name-asian="Times New Roman1" style:font-name-complex="Times New Roman1"/>
    </style:style>
    <style:style style:name="P27" style:family="paragraph" style:parent-style-name="Heading_20_1">
      <style:paragraph-properties fo:break-before="page"/>
      <style:text-properties style:font-name="Times New Roman" fo:font-size="22pt" style:font-name-asian="Times New Roman1" style:font-size-asian="22pt" style:font-name-complex="Times New Roman1" style:font-size-complex="22pt"/>
    </style:style>
    <style:style style:name="P28" style:family="paragraph" style:parent-style-name="Heading_20_1">
      <style:paragraph-properties fo:break-before="page"/>
      <style:text-properties style:font-name="Times New Roman" fo:font-size="20pt" style:font-name-asian="Times New Roman1" style:font-size-asian="20pt" style:font-name-complex="Times New Roman1" style:font-size-complex="20pt"/>
    </style:style>
    <style:style style:name="P29" style:family="paragraph" style:parent-style-name="Heading_20_3">
      <style:text-properties style:font-name="Times New Roman" style:font-name-asian="Times New Roman1" style:font-name-complex="Times New Roman1"/>
    </style:style>
    <style:style style:name="P30" style:family="paragraph" style:parent-style-name="Heading_20_3">
      <style:text-properties style:font-name="Times New Roman" officeooo:paragraph-rsid="00195b02" style:font-name-asian="Times New Roman1" style:font-name-complex="Times New Roman1"/>
    </style:style>
    <style:style style:name="P31" style:family="paragraph" style:parent-style-name="Heading_20_3">
      <style:text-properties style:font-name="Times New Roman" officeooo:paragraph-rsid="001afc98" style:font-name-asian="Times New Roman1" style:font-name-complex="Times New Roman1"/>
    </style:style>
    <style:style style:name="P32" style:family="paragraph" style:parent-style-name="Heading_20_3">
      <style:text-properties style:font-name="Times New Roman" officeooo:paragraph-rsid="001b284c" style:font-name-asian="Times New Roman1" style:font-name-complex="Times New Roman1"/>
    </style:style>
    <style:style style:name="P33" style:family="paragraph" style:parent-style-name="Heading_20_3">
      <style:text-properties style:font-name="Times New Roman" officeooo:paragraph-rsid="001c6753" style:font-name-asian="Times New Roman1" style:font-name-complex="Times New Roman1"/>
    </style:style>
    <style:style style:name="P34" style:family="paragraph" style:parent-style-name="Heading_20_3">
      <style:text-properties style:font-name="Times New Roman" officeooo:paragraph-rsid="001afc98"/>
    </style:style>
    <style:style style:name="P35" style:family="paragraph" style:parent-style-name="Normal_20__28_Web_29_">
      <style:text-properties style:font-name="Times New Roman"/>
    </style:style>
    <style:style style:name="P36" style:family="paragraph" style:parent-style-name="Normal_20__28_Web_29_">
      <style:text-properties style:font-name="Times New Roman" fo:font-size="10pt" style:font-size-asian="10pt" style:font-size-complex="10pt"/>
    </style:style>
    <style:style style:name="P37" style:family="paragraph" style:parent-style-name="Standard" style:master-page-name="Standard">
      <style:paragraph-properties fo:text-align="end" style:justify-single-word="false" style:page-number="auto"/>
      <style:text-properties style:font-name="Times New Roman" fo:font-size="20pt" fo:font-weight="normal" officeooo:rsid="0013bac9" officeooo:paragraph-rsid="0013bac9" style:font-size-asian="20pt" style:font-weight-asian="normal" style:font-size-complex="20pt" style:font-weight-complex="normal"/>
    </style:style>
    <style:style style:name="P38" style:family="paragraph" style:parent-style-name="Standard" style:list-style-name="">
      <style:paragraph-properties fo:margin-top="0.494cm" fo:margin-bottom="0.494cm" loext:contextual-spacing="false" fo:break-before="page"/>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P39" style:family="paragraph" style:parent-style-name="Standard">
      <style:paragraph-properties fo:margin-top="0.494cm" fo:margin-bottom="0.494cm" loext:contextual-spacing="false"/>
      <style:text-properties style:font-name="Times New Roman" fo:font-size="10pt" style:font-size-asian="10pt" style:font-name-complex="Times New Roman1" style:font-size-complex="10pt"/>
    </style:style>
    <style:style style:name="P40" style:family="paragraph" style:parent-style-name="Standard" style:list-style-name="WWNum1">
      <style:paragraph-properties fo:margin-top="0.494cm" fo:margin-bottom="0.494cm" loext:contextual-spacing="false"/>
      <style:text-properties style:font-name="Times New Roman" fo:font-size="10pt" style:font-name-asian="Times New Roman1" style:font-size-asian="10pt" style:font-name-complex="Times New Roman1" style:font-size-complex="10pt"/>
    </style:style>
    <style:style style:name="P41" style:family="paragraph" style:parent-style-name="Standard" style:list-style-name="WWNum2">
      <style:paragraph-properties fo:margin-top="0.494cm" fo:margin-bottom="0.494cm" loext:contextual-spacing="false"/>
      <style:text-properties style:font-name="Times New Roman" fo:font-size="10pt" style:font-name-asian="Times New Roman1" style:font-size-asian="10pt" style:font-name-complex="Times New Roman1" style:font-size-complex="10pt"/>
    </style:style>
    <style:style style:name="P42" style:family="paragraph" style:parent-style-name="Standard" style:list-style-name="WWNum3">
      <style:paragraph-properties fo:margin-top="0.494cm" fo:margin-bottom="0.494cm" loext:contextual-spacing="false"/>
      <style:text-properties style:font-name="Times New Roman" fo:font-size="10pt" style:font-name-asian="Times New Roman1" style:font-size-asian="10pt" style:font-name-complex="Times New Roman1" style:font-size-complex="10pt"/>
    </style:style>
    <style:style style:name="P43" style:family="paragraph" style:parent-style-name="Standard" style:list-style-name="WWNum4">
      <style:paragraph-properties fo:margin-top="0.494cm" fo:margin-bottom="0.494cm" loext:contextual-spacing="false"/>
      <style:text-properties style:font-name="Times New Roman" fo:font-size="10pt" style:font-name-asian="Times New Roman1" style:font-size-asian="10pt" style:font-name-complex="Times New Roman1" style:font-size-complex="10pt"/>
    </style:style>
    <style:style style:name="P44" style:family="paragraph" style:parent-style-name="Standard" style:list-style-name="WWNum5">
      <style:paragraph-properties fo:margin-top="0.494cm" fo:margin-bottom="0.494cm" loext:contextual-spacing="false"/>
      <style:text-properties style:font-name="Times New Roman" fo:font-size="10pt" style:font-name-asian="Times New Roman1" style:font-size-asian="10pt" style:font-name-complex="Times New Roman1" style:font-size-complex="10pt"/>
    </style:style>
    <style:style style:name="P45" style:family="paragraph" style:parent-style-name="Standard" style:list-style-name="WWNum6">
      <style:paragraph-properties fo:margin-top="0.494cm" fo:margin-bottom="0.494cm" loext:contextual-spacing="false"/>
      <style:text-properties style:font-name="Times New Roman" fo:font-size="10pt" style:font-name-asian="Times New Roman1" style:font-size-asian="10pt" style:font-name-complex="Times New Roman1" style:font-size-complex="10pt"/>
    </style:style>
    <style:style style:name="P46" style:family="paragraph" style:parent-style-name="Standard" style:list-style-name="WWNum7">
      <style:paragraph-properties fo:margin-top="0.494cm" fo:margin-bottom="0.494cm" loext:contextual-spacing="false"/>
      <style:text-properties style:font-name="Times New Roman" fo:font-size="10pt" style:font-name-asian="Times New Roman1" style:font-size-asian="10pt" style:font-name-complex="Times New Roman1" style:font-size-complex="10pt"/>
    </style:style>
    <style:style style:name="P47" style:family="paragraph" style:parent-style-name="Standard" style:list-style-name="WWNum8">
      <style:paragraph-properties fo:margin-top="0.494cm" fo:margin-bottom="0.494cm" loext:contextual-spacing="false"/>
      <style:text-properties style:font-name="Times New Roman" fo:font-size="10pt" style:font-name-asian="Times New Roman1" style:font-size-asian="10pt" style:font-name-complex="Times New Roman1" style:font-size-complex="10pt"/>
    </style:style>
    <style:style style:name="P48" style:family="paragraph" style:parent-style-name="Standard" style:list-style-name="">
      <style:paragraph-properties fo:margin-top="0.494cm" fo:margin-bottom="0.494cm" loext:contextual-spacing="false" fo:text-align="center" style:justify-single-word="false"/>
      <style:text-properties style:font-name="Times New Roman" fo:font-size="13.5pt" fo:font-weight="bold" officeooo:rsid="001745a1" officeooo:paragraph-rsid="001745a1" style:font-name-asian="Times New Roman1" style:font-size-asian="13.5pt" style:font-weight-asian="bold" style:font-name-complex="Times New Roman1" style:font-size-complex="13.5pt" style:font-weight-complex="bold"/>
    </style:style>
    <style:style style:name="P49" style:family="paragraph" style:parent-style-name="Standard" style:list-style-name="">
      <style:paragraph-properties fo:margin-top="0.494cm" fo:margin-bottom="0.494cm" loext:contextual-spacing="false" fo:text-align="center" style:justify-single-word="false"/>
      <style:text-properties style:font-name="Times New Roman" fo:font-size="13.5pt" fo:font-weight="bold" officeooo:paragraph-rsid="001745a1" style:font-name-asian="Times New Roman1" style:font-size-asian="13.5pt" style:font-weight-asian="bold" style:font-name-complex="Times New Roman1" style:font-size-complex="13.5pt" style:font-weight-complex="bold"/>
    </style:style>
    <style:style style:name="P50" style:family="paragraph" style:parent-style-name="Standard" style:list-style-name="WWNum8">
      <style:paragraph-properties fo:margin-top="0.494cm" fo:margin-bottom="0.494cm" loext:contextual-spacing="false"/>
      <style:text-properties style:font-name="Times New Roman" style:font-name-asian="Times New Roman1" style:font-name-complex="Times New Roman1"/>
    </style:style>
    <style:style style:name="P51" style:family="paragraph" style:parent-style-name="Standard" style:list-style-name="WWNum9">
      <style:paragraph-properties fo:margin-top="0.494cm" fo:margin-bottom="0.494cm" loext:contextual-spacing="false"/>
      <style:text-properties style:font-name="Times New Roman" style:font-name-asian="Times New Roman1" style:font-name-complex="Times New Roman1"/>
    </style:style>
    <style:style style:name="P52" style:family="paragraph" style:parent-style-name="Standard" style:list-style-name="WWNum10">
      <style:paragraph-properties fo:margin-top="0.494cm" fo:margin-bottom="0.494cm" loext:contextual-spacing="false"/>
      <style:text-properties style:font-name="Times New Roman" style:font-name-asian="Times New Roman1" style:font-name-complex="Times New Roman1"/>
    </style:style>
    <style:style style:name="P53" style:family="paragraph" style:parent-style-name="Standard" style:list-style-name="WWNum11">
      <style:paragraph-properties fo:margin-top="0.494cm" fo:margin-bottom="0.494cm" loext:contextual-spacing="false"/>
      <style:text-properties style:font-name="Times New Roman" style:font-name-asian="Times New Roman1" style:font-name-complex="Times New Roman1"/>
    </style:style>
    <style:style style:name="P54" style:family="paragraph" style:parent-style-name="Standard" style:list-style-name="WWNum12">
      <style:paragraph-properties fo:margin-top="0.494cm" fo:margin-bottom="0.494cm" loext:contextual-spacing="false"/>
      <style:text-properties style:font-name="Times New Roman" style:font-name-asian="Times New Roman1" style:font-name-complex="Times New Roman1"/>
    </style:style>
    <style:style style:name="P55" style:family="paragraph" style:parent-style-name="Standard" style:list-style-name="WWNum13">
      <style:paragraph-properties fo:margin-top="0.494cm" fo:margin-bottom="0.494cm" loext:contextual-spacing="false"/>
      <style:text-properties style:font-name="Times New Roman" style:font-name-asian="Times New Roman1" style:font-name-complex="Times New Roman1"/>
    </style:style>
    <style:style style:name="P56" style:family="paragraph" style:parent-style-name="Standard" style:list-style-name="WWNum14">
      <style:paragraph-properties fo:margin-top="0.494cm" fo:margin-bottom="0.494cm" loext:contextual-spacing="false"/>
      <style:text-properties style:font-name="Times New Roman" style:font-name-asian="Times New Roman1" style:font-name-complex="Times New Roman1"/>
    </style:style>
    <style:style style:name="P57" style:family="paragraph" style:parent-style-name="Standard" style:list-style-name="WWNum15">
      <style:paragraph-properties fo:margin-top="0.494cm" fo:margin-bottom="0.494cm" loext:contextual-spacing="false"/>
      <style:text-properties style:font-name="Times New Roman" style:font-name-asian="Times New Roman1" style:font-name-complex="Times New Roman1"/>
    </style:style>
    <style:style style:name="P58" style:family="paragraph" style:parent-style-name="Standard" style:list-style-name="WWNum16">
      <style:paragraph-properties fo:margin-top="0.494cm" fo:margin-bottom="0.494cm" loext:contextual-spacing="false"/>
      <style:text-properties style:font-name="Times New Roman" style:font-name-asian="Times New Roman1" style:font-name-complex="Times New Roman1"/>
    </style:style>
    <style:style style:name="P59" style:family="paragraph" style:parent-style-name="Standard" style:list-style-name="WWNum17">
      <style:paragraph-properties fo:margin-top="0.494cm" fo:margin-bottom="0.494cm" loext:contextual-spacing="false"/>
      <style:text-properties style:font-name="Times New Roman" style:font-name-asian="Times New Roman1" style:font-name-complex="Times New Roman1"/>
    </style:style>
    <style:style style:name="P60" style:family="paragraph" style:parent-style-name="Standard" style:list-style-name="WWNum18">
      <style:paragraph-properties fo:margin-top="0.494cm" fo:margin-bottom="0.494cm" loext:contextual-spacing="false"/>
      <style:text-properties style:font-name="Times New Roman" style:font-name-asian="Times New Roman1" style:font-name-complex="Times New Roman1"/>
    </style:style>
    <style:style style:name="P61" style:family="paragraph" style:parent-style-name="Standard" style:list-style-name="WWNum19">
      <style:paragraph-properties fo:margin-top="0.494cm" fo:margin-bottom="0.494cm" loext:contextual-spacing="false"/>
      <style:text-properties style:font-name="Times New Roman" style:font-name-asian="Times New Roman1" style:font-name-complex="Times New Roman1"/>
    </style:style>
    <style:style style:name="P62" style:family="paragraph" style:parent-style-name="Standard" style:list-style-name="WWNum20">
      <style:paragraph-properties fo:margin-top="0.494cm" fo:margin-bottom="0.494cm" loext:contextual-spacing="false"/>
      <style:text-properties style:font-name="Times New Roman" style:font-name-asian="Times New Roman1" style:font-name-complex="Times New Roman1"/>
    </style:style>
    <style:style style:name="P63" style:family="paragraph" style:parent-style-name="Standard" style:list-style-name="WWNum21">
      <style:paragraph-properties fo:margin-top="0.494cm" fo:margin-bottom="0.494cm" loext:contextual-spacing="false"/>
      <style:text-properties style:font-name="Times New Roman" style:font-name-asian="Times New Roman1" style:font-name-complex="Times New Roman1"/>
    </style:style>
    <style:style style:name="P64" style:family="paragraph" style:parent-style-name="Standard" style:list-style-name="WWNum22">
      <style:paragraph-properties fo:margin-top="0.494cm" fo:margin-bottom="0.494cm" loext:contextual-spacing="false"/>
      <style:text-properties style:font-name="Times New Roman" style:font-name-asian="Times New Roman1" style:font-name-complex="Times New Roman1"/>
    </style:style>
    <style:style style:name="P65" style:family="paragraph" style:parent-style-name="Standard" style:list-style-name="WWNum23">
      <style:paragraph-properties fo:margin-top="0.494cm" fo:margin-bottom="0.494cm" loext:contextual-spacing="false"/>
      <style:text-properties style:font-name="Times New Roman" style:font-name-asian="Times New Roman1" style:font-name-complex="Times New Roman1"/>
    </style:style>
    <style:style style:name="P66" style:family="paragraph" style:parent-style-name="Standard" style:list-style-name="WWNum24">
      <style:paragraph-properties fo:margin-top="0.494cm" fo:margin-bottom="0.494cm" loext:contextual-spacing="false"/>
      <style:text-properties style:font-name="Times New Roman" style:font-name-asian="Times New Roman1" style:font-name-complex="Times New Roman1"/>
    </style:style>
    <style:style style:name="P67" style:family="paragraph" style:parent-style-name="Standard" style:list-style-name="WWNum25">
      <style:paragraph-properties fo:margin-top="0.494cm" fo:margin-bottom="0.494cm" loext:contextual-spacing="false"/>
      <style:text-properties style:font-name="Times New Roman" style:font-name-asian="Times New Roman1" style:font-name-complex="Times New Roman1"/>
    </style:style>
    <style:style style:name="P68" style:family="paragraph" style:parent-style-name="Standard" style:list-style-name="WWNum26">
      <style:paragraph-properties fo:margin-top="0.494cm" fo:margin-bottom="0.494cm" loext:contextual-spacing="false"/>
      <style:text-properties style:font-name="Times New Roman" style:font-name-asian="Times New Roman1" style:font-name-complex="Times New Roman1"/>
    </style:style>
    <style:style style:name="P69" style:family="paragraph" style:parent-style-name="Standard" style:list-style-name="WWNum27">
      <style:paragraph-properties fo:margin-top="0.494cm" fo:margin-bottom="0.494cm" loext:contextual-spacing="false"/>
      <style:text-properties style:font-name="Times New Roman" style:font-name-asian="Times New Roman1" style:font-name-complex="Times New Roman1"/>
    </style:style>
    <style:style style:name="P70" style:family="paragraph" style:parent-style-name="Standard" style:list-style-name="WWNum28">
      <style:paragraph-properties fo:margin-top="0.494cm" fo:margin-bottom="0.494cm" loext:contextual-spacing="false"/>
      <style:text-properties style:font-name="Times New Roman" style:font-name-asian="Times New Roman1" style:font-name-complex="Times New Roman1"/>
    </style:style>
    <style:style style:name="P71" style:family="paragraph" style:parent-style-name="Standard" style:list-style-name="WWNum29">
      <style:paragraph-properties fo:margin-top="0.494cm" fo:margin-bottom="0.494cm" loext:contextual-spacing="false"/>
      <style:text-properties style:font-name="Times New Roman" style:font-name-asian="Times New Roman1" style:font-name-complex="Times New Roman1"/>
    </style:style>
    <style:style style:name="P72" style:family="paragraph" style:parent-style-name="Standard" style:list-style-name="WWNum30">
      <style:paragraph-properties fo:margin-top="0.494cm" fo:margin-bottom="0.494cm" loext:contextual-spacing="false"/>
      <style:text-properties style:font-name="Times New Roman" style:font-name-asian="Times New Roman1" style:font-name-complex="Times New Roman1"/>
    </style:style>
    <style:style style:name="P73" style:family="paragraph" style:parent-style-name="Standard" style:list-style-name="WWNum31">
      <style:paragraph-properties fo:margin-top="0.494cm" fo:margin-bottom="0.494cm" loext:contextual-spacing="false"/>
      <style:text-properties style:font-name="Times New Roman" style:font-name-asian="Times New Roman1" style:font-name-complex="Times New Roman1"/>
    </style:style>
    <style:style style:name="P74" style:family="paragraph" style:parent-style-name="Standard" style:list-style-name="WWNum32">
      <style:paragraph-properties fo:margin-top="0.494cm" fo:margin-bottom="0.494cm" loext:contextual-spacing="false"/>
      <style:text-properties style:font-name="Times New Roman" style:font-name-asian="Times New Roman1" style:font-name-complex="Times New Roman1"/>
    </style:style>
    <style:style style:name="P75" style:family="paragraph" style:parent-style-name="Standard" style:list-style-name="WWNum33">
      <style:paragraph-properties fo:margin-top="0.494cm" fo:margin-bottom="0.494cm" loext:contextual-spacing="false"/>
      <style:text-properties style:font-name="Times New Roman" style:font-name-asian="Times New Roman1" style:font-name-complex="Times New Roman1"/>
    </style:style>
    <style:style style:name="P76" style:family="paragraph" style:parent-style-name="Standard" style:list-style-name="WWNum34">
      <style:paragraph-properties fo:margin-top="0.494cm" fo:margin-bottom="0.494cm" loext:contextual-spacing="false"/>
      <style:text-properties style:font-name="Times New Roman" style:font-name-asian="Times New Roman1" style:font-name-complex="Times New Roman1"/>
    </style:style>
    <style:style style:name="P77" style:family="paragraph" style:parent-style-name="Standard" style:list-style-name="WWNum35">
      <style:paragraph-properties fo:margin-top="0.494cm" fo:margin-bottom="0.494cm" loext:contextual-spacing="false"/>
      <style:text-properties style:font-name="Times New Roman" style:font-name-asian="Times New Roman1" style:font-name-complex="Times New Roman1"/>
    </style:style>
    <style:style style:name="P78" style:family="paragraph" style:parent-style-name="Standard" style:list-style-name="WWNum36">
      <style:paragraph-properties fo:margin-top="0.494cm" fo:margin-bottom="0.494cm" loext:contextual-spacing="false"/>
      <style:text-properties style:font-name="Times New Roman" style:font-name-asian="Times New Roman1" style:font-name-complex="Times New Roman1"/>
    </style:style>
    <style:style style:name="P79" style:family="paragraph" style:parent-style-name="Standard" style:list-style-name="WWNum37">
      <style:paragraph-properties fo:margin-top="0.494cm" fo:margin-bottom="0.494cm" loext:contextual-spacing="false"/>
      <style:text-properties style:font-name="Times New Roman" style:font-name-asian="Times New Roman1" style:font-name-complex="Times New Roman1"/>
    </style:style>
    <style:style style:name="P80" style:family="paragraph" style:parent-style-name="Standard" style:list-style-name="WWNum39">
      <style:paragraph-properties fo:margin-top="0.494cm" fo:margin-bottom="0.494cm" loext:contextual-spacing="false"/>
      <style:text-properties style:font-name="Times New Roman" style:font-name-asian="Times New Roman1" style:font-name-complex="Times New Roman1"/>
    </style:style>
    <style:style style:name="P81" style:family="paragraph" style:parent-style-name="Standard" style:list-style-name="WWNum40">
      <style:paragraph-properties fo:margin-top="0.494cm" fo:margin-bottom="0.494cm" loext:contextual-spacing="false"/>
      <style:text-properties style:font-name="Times New Roman" style:font-name-asian="Times New Roman1" style:font-name-complex="Times New Roman1"/>
    </style:style>
    <style:style style:name="P82" style:family="paragraph" style:parent-style-name="Standard" style:list-style-name="WWNum41">
      <style:paragraph-properties fo:margin-top="0.494cm" fo:margin-bottom="0.494cm" loext:contextual-spacing="false"/>
      <style:text-properties style:font-name="Times New Roman" style:font-name-asian="Times New Roman1" style:font-name-complex="Times New Roman1"/>
    </style:style>
    <style:style style:name="P83" style:family="paragraph" style:parent-style-name="Standard" style:list-style-name="WWNum38">
      <style:paragraph-properties fo:margin-top="0.494cm" fo:margin-bottom="0.494cm" loext:contextual-spacing="false"/>
    </style:style>
    <style:style style:name="P84" style:family="paragraph" style:parent-style-name="Standard">
      <style:paragraph-properties fo:text-align="center" style:justify-single-word="false"/>
    </style:style>
    <style:style style:name="P85" style:family="paragraph" style:parent-style-name="Standard">
      <style:paragraph-properties fo:text-align="center" style:justify-single-word="false"/>
      <style:text-properties officeooo:paragraph-rsid="00195b02"/>
    </style:style>
    <style:style style:name="P86" style:family="paragraph" style:parent-style-name="Standard">
      <style:paragraph-properties fo:text-align="center" style:justify-single-word="false"/>
      <style:text-properties officeooo:paragraph-rsid="001afc98"/>
    </style:style>
    <style:style style:name="P87" style:family="paragraph" style:parent-style-name="Standard">
      <style:paragraph-properties fo:text-align="center" style:justify-single-word="false"/>
      <style:text-properties officeooo:paragraph-rsid="001b284c"/>
    </style:style>
    <style:style style:name="P88" style:family="paragraph" style:parent-style-name="Standard">
      <style:paragraph-properties fo:text-align="center" style:justify-single-word="false"/>
      <style:text-properties officeooo:paragraph-rsid="001c6753"/>
    </style:style>
    <style:style style:name="P89" style:family="paragraph">
      <style:paragraph-properties fo:text-align="start"/>
      <style:text-properties fo:font-size="18pt"/>
    </style:style>
    <style:style style:name="T1" style:family="text">
      <style:text-properties style:font-name-asian="Times New Roman1" style:font-name-complex="Times New Roman1"/>
    </style:style>
    <style:style style:name="T2" style:family="text">
      <style:text-properties fo:font-style="italic" style:font-style-asian="italic" style:font-style-complex="italic"/>
    </style:style>
    <style:style style:name="T3" style:family="text">
      <style:text-properties officeooo:rsid="0015d8fb"/>
    </style:style>
    <style:style style:name="T4" style:family="text">
      <style:text-properties officeooo:rsid="001745a1"/>
    </style:style>
    <style:style style:name="T5" style:family="text">
      <style:text-properties style:font-name="Times New Roman"/>
    </style:style>
    <style:style style:name="T6" style:family="text">
      <style:text-properties style:font-name="Times New Roman" fo:font-style="italic" style:font-name-asian="Times New Roman1" style:font-style-asian="italic" style:font-name-complex="Times New Roman1" style:font-style-complex="italic"/>
    </style:style>
    <style:style style:name="T7" style:family="text">
      <style:text-properties style:font-name="Times New Roman" fo:font-style="italic" officeooo:rsid="0018bafb" style:font-name-asian="Times New Roman1" style:font-style-asian="italic" style:font-name-complex="Times New Roman1" style:font-style-complex="italic"/>
    </style:style>
    <style:style style:name="T8" style:family="text">
      <style:text-properties style:font-name="Times New Roman" fo:font-style="italic" officeooo:rsid="00195b02" style:font-name-asian="Times New Roman1" style:font-style-asian="italic" style:font-name-complex="Times New Roman1" style:font-style-complex="italic"/>
    </style:style>
    <style:style style:name="T9" style:family="text">
      <style:text-properties style:font-name="Times New Roman" fo:font-style="italic" officeooo:rsid="001afc98" style:font-name-asian="Times New Roman1" style:font-style-asian="italic" style:font-name-complex="Times New Roman1" style:font-style-complex="italic"/>
    </style:style>
    <style:style style:name="T10" style:family="text">
      <style:text-properties style:font-name="Times New Roman" fo:font-style="italic" officeooo:rsid="001b284c" style:font-name-asian="Times New Roman1" style:font-style-asian="italic" style:font-name-complex="Times New Roman1" style:font-style-complex="italic"/>
    </style:style>
    <style:style style:name="T11" style:family="text">
      <style:text-properties style:font-name="Times New Roman" fo:font-style="italic" officeooo:rsid="001c6753" style:font-name-asian="Times New Roman1" style:font-style-asian="italic" style:font-name-complex="Times New Roman1" style:font-style-complex="italic"/>
    </style:style>
    <style:style style:name="T12" style:family="text">
      <style:text-properties style:font-name="Times New Roman" fo:font-style="italic" style:font-style-asian="italic" style:font-style-complex="italic"/>
    </style:style>
    <style:style style:name="T13" style:family="text">
      <style:text-properties style:font-name="Times New Roman" style:font-name-asian="Times New Roman1" style:font-name-complex="Times New Roman1"/>
    </style:style>
    <style:style style:name="T14" style:family="text">
      <style:text-properties officeooo:rsid="001b284c"/>
    </style:style>
    <style:style style:name="T15" style:family="text">
      <style:text-properties officeooo:rsid="001c6753"/>
    </style:style>
    <style:style style:name="T16" style:family="text">
      <style:text-properties style:font-name="Times New Roman" fo:font-style="italic" style:font-style-asian="italic" style:font-style-complex="italic"/>
    </style:style>
    <style:style style:name="T17" style:family="text">
      <style:text-properties style:font-name="Times New Roman" fo:font-style="italic" officeooo:rsid="001c6753" style:font-style-asian="italic" style:font-style-complex="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vertical-align="top" draw:auto-grow-height="false" fo:min-height="0.598cm" fo:min-width="0.347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4"/>
      <text:p text:style-name="P4"/>
      <text:p text:style-name="P4"/>
      <text:p text:style-name="P4"/>
      <text:p text:style-name="P4"/>
      <text:p text:style-name="P4"/>
      <text:p text:style-name="P4"/>
      <text:p text:style-name="P4"/>
      <text:p text:style-name="P4"/>
      <text:p text:style-name="P4"/>
      <text:p text:style-name="P4">Orçamento Doméstico</text:p>
      <text:p text:style-name="P5">Requisitos do Sistema</text:p>
      <text:p text:style-name="P4">HSlife Serviços de TI</text:p>
      <text:p text:style-name="P17"/>
      <text:p text:style-name="P6"/>
      <text:p text:style-name="P6"/>
      <text:p text:style-name="P7">Cadastros</text:p>
      <text:p text:style-name="P3"/>
      <text:h text:style-name="P38" text:outline-level="1">Caso de Uso - BAN - Manter Banco</text:h>
      <text:p text:style-name="P16">Gerencia os bancos utilizados pelo usuário do sistema. Os bancos cadastrados são vinculados posteriormente à contas e cartões de crédito, e também é utilizado como parte da validação para importação de lançamentos da conta.</text:p>
      <table:table table:name="Table1" table:style-name="Table1">
        <table:table-column table:style-name="Table1.A"/>
        <table:table-column table:style-name="Table1.B"/>
        <table:table-row table:style-name="Table1.1">
          <table:table-cell table:style-name="Table1.A1" office:value-type="string">
            <text:p text:style-name="P8">Requisito</text:p>
          </table:table-cell>
          <table:table-cell table:style-name="Table1.B1" office:value-type="string">
            <text:p text:style-name="P9">Descrição</text:p>
          </table:table-cell>
        </table:table-row>
        <table:table-row table:style-name="Table1.1">
          <table:table-cell table:style-name="Table1.A1" office:value-type="string">
            <text:h text:style-name="P48" text:outline-level="3">BAN01</text:h>
          </table:table-cell>
          <table:table-cell table:style-name="Table1.B1" office:value-type="string">
            <text:p text:style-name="P16">Manter entidade 'Banco' seguindo os requisitos abaixo:</text:p>
            <text:list xml:id="list634971974074125192" text:style-name="WWNum1">
              <text:list-item>
                <text:p text:style-name="P40">Salvar entidade em meio físico efetuando as devidas formatações, conversões e validações de dados.</text:p>
              </text:list-item>
              <text:list-item>
                <text:p text:style-name="P40">Buscar uma entidade de um meio físico a partir do seu identificador único.</text:p>
              </text:list-item>
              <text:list-item>
                <text:p text:style-name="P40">Salvar as alterações na entidade em meio físico efetuando as devidas formatações, conversões e validações de dados.</text:p>
              </text:list-item>
              <text:list-item>
                <text:p text:style-name="P40">Remover entidade previamente salva em meio físico após visualização de suas informações e confirmação da operação.</text:p>
              </text:list-item>
              <text:list-item>
                <text:p text:style-name="P40">Buscar uma lista de entidades de um meio físico a partir de um ou de um conjunto de critérios previamente selecionados.</text:p>
              </text:list-item>
            </text:list>
          </table:table-cell>
        </table:table-row>
        <table:table-row table:style-name="Table1.1">
          <table:table-cell table:style-name="Table1.A1" office:value-type="string">
            <text:h text:style-name="P49" text:outline-level="3">BAN02</text:h>
          </table:table-cell>
          <table:table-cell table:style-name="Table1.B1" office:value-type="string">
            <text:p text:style-name="P16">Na inclusão ou alteração de um banco verifica se ele foi marcado como padrão. Se sim, desmarca o flag "padrão" do registro atualmente existente na base para dar lugar ao novo banco padrão.</text:p>
          </table:table-cell>
        </table:table-row>
        <table:table-row table:style-name="Table1.1">
          <table:table-cell table:style-name="Table1.A1" office:value-type="string">
            <text:h text:style-name="P49" text:outline-level="3">BAN03</text:h>
          </table:table-cell>
          <table:table-cell table:style-name="Table1.B1" office:value-type="string">
            <text:p text:style-name="P16">Banco definido como padrão não pode ser excluído.</text:p>
          </table:table-cell>
        </table:table-row>
        <table:table-row table:style-name="Table1.1">
          <table:table-cell table:style-name="Table1.A1" office:value-type="string">
            <text:h text:style-name="P49" text:outline-level="3">BAN04</text:h>
          </table:table-cell>
          <table:table-cell table:style-name="Table1.B1" office:value-type="string">
            <text:p text:style-name="P22">Bancos vinculados a outros registros no sistema não podem ser excluídos.</text:p>
          </table:table-cell>
        </table:table-row>
      </table:table>
      <text:p text:style-name="P3"/>
      <text:p text:style-name="P3"/>
      <text:h text:style-name="P21" text:outline-level="1">Caso de Uso - CAT - Manter Categoria</text:h>
      <text:p text:style-name="P24">Gerencia as categorias criadas pelo usuário para classificar os lançamentos de conta e de cartão. É possível cadastrar categorias específicas para lançamentos de créditos e lançamentos de débito.</text:p>
      <table:table table:name="Table2" table:style-name="Table2">
        <table:table-column table:style-name="Table2.A"/>
        <table:table-column table:style-name="Table2.B"/>
        <table:table-row table:style-name="Table2.1">
          <table:table-cell table:style-name="Table2.A1" office:value-type="string">
            <text:p text:style-name="P2"><text:span text:style-name="Strong"><text:span text:style-name="T7">Requisito</text:span></text:span></text:p>
          </table:table-cell>
          <table:table-cell table:style-name="Table2.B1" office:value-type="string">
            <text:p text:style-name="P1"><text:span text:style-name="Strong"><text:span text:style-name="T6">Descrição</text:span></text:span></text:p>
          </table:table-cell>
        </table:table-row>
        <table:table-row table:style-name="Table2.1">
          <table:table-cell table:style-name="Table2.A1" office:value-type="string">
            <text:h text:style-name="P15" text:outline-level="3">CAT01</text:h>
          </table:table-cell>
          <table:table-cell table:style-name="Table2.B1" office:value-type="string">
            <text:p text:style-name="P25">Manter entidade 'Categoria' seguindo os requisitos abaixo:</text:p>
            <text:list xml:id="list6332488932917877101" text:style-name="WWNum2">
              <text:list-item>
                <text:p text:style-name="P41">Salvar entidade em meio físico efetuando as devidas formatações, conversões e validações de dados.</text:p>
              </text:list-item>
              <text:list-item>
                <text:p text:style-name="P41">Buscar uma entidade de um meio físico a partir do seu identificador único.</text:p>
              </text:list-item>
              <text:list-item>
                <text:p text:style-name="P41">Salvar as alterações na entidade em meio físico efetuando as devidas formatações, conversões e validações de dados.</text:p>
              </text:list-item>
              <text:list-item>
                <text:p text:style-name="P41">Remover entidade previamente salva em meio físico após visualização de suas informações e confirmação da operação.</text:p>
              </text:list-item>
              <text:list-item>
                <text:p text:style-name="P41">Buscar uma lista de entidades de um meio físico a partir de um ou de um conjunto de critérios previamente selecionados.</text:p>
              </text:list-item>
            </text:list>
          </table:table-cell>
        </table:table-row>
        <table:table-row table:style-name="Table2.1">
          <table:table-cell table:style-name="Table2.A1" office:value-type="string">
            <text:h text:style-name="P15" text:outline-level="3">CAT02</text:h>
          </table:table-cell>
          <table:table-cell table:style-name="Table2.B1" office:value-type="string">
            <text:p text:style-name="P24">Na inclusão ou alteração de uma categoria verifica se ele foi marcado como padrão. Se sim, desmarca o flag "padrão" do registro atualmente existente na base para dar lugar a nova categoria padrão.</text:p>
          </table:table-cell>
        </table:table-row>
        <table:table-row table:style-name="Table2.1">
          <table:table-cell table:style-name="Table2.A1" office:value-type="string">
            <text:h text:style-name="P15" text:outline-level="3">CAT03</text:h>
          </table:table-cell>
          <table:table-cell table:style-name="Table2.B1" office:value-type="string">
            <text:p text:style-name="P24">Existe uma categoria padrão para cada tipo de categoria: categoria de crédito e categoria de débito.</text:p>
          </table:table-cell>
        </table:table-row>
        <table:table-row table:style-name="Table2.1">
          <table:table-cell table:style-name="Table2.A1" office:value-type="string">
            <text:h text:style-name="P15" text:outline-level="3">CAT04</text:h>
          </table:table-cell>
          <table:table-cell table:style-name="Table2.B1" office:value-type="string">
            <text:p text:style-name="P24">Categoria definida como padrão não pode ser excluída.</text:p>
          </table:table-cell>
        </table:table-row>
        <table:table-row table:style-name="Table2.1">
          <table:table-cell table:style-name="Table2.A1" office:value-type="string">
            <text:h text:style-name="P15" text:outline-level="3">CAT05</text:h>
          </table:table-cell>
          <table:table-cell table:style-name="Table2.B1" office:value-type="string">
            <text:p text:style-name="P24">Categorias vinculados a outros registros no sistema não podem ser excluídos.</text:p>
          </table:table-cell>
        </table:table-row>
        <table:table-row table:style-name="Table2.1">
          <table:table-cell table:style-name="Table2.A1" office:value-type="string">
            <text:h text:style-name="P15" text:outline-level="3">CAT06</text:h>
          </table:table-cell>
          <table:table-cell table:style-name="Table2.B1" office:value-type="string">
            <text:p text:style-name="P24">Deve-se garantir que haja uma categoria de débito e uma categoria de crédito padrão cadastrada no sistema.</text:p>
          </table:table-cell>
        </table:table-row>
      </table:table>
      <text:p text:style-name="P3"/>
      <text:p text:style-name="P3"/>
      <text:h text:style-name="P21" text:outline-level="1">Caso de Uso - FAV - Manter Favorecido</text:h>
      <text:p text:style-name="P24">Gerencia os favorecidos cadastrados pelo usuário. Favorecidos, aqueles que recebem recursos, ou sacados, de onde retiramos recursos, pode ser pessoa física ou jurídica. Os favorecidos/sacados são usados para classificar os lançamentos de conta e cartão.</text:p>
      <table:table table:name="Table3" table:style-name="Table3">
        <table:table-column table:style-name="Table3.A"/>
        <table:table-column table:style-name="Table3.B"/>
        <table:table-row table:style-name="Table3.1">
          <table:table-cell table:style-name="Table3.A1" office:value-type="string">
            <text:p text:style-name="P85"><text:span text:style-name="Strong"><text:span text:style-name="T8">Requisito</text:span></text:span></text:p>
          </table:table-cell>
          <table:table-cell table:style-name="Table3.B1" office:value-type="string">
            <text:p text:style-name="P1"><text:span text:style-name="Strong"><text:span text:style-name="T6">Descrição</text:span></text:span></text:p>
          </table:table-cell>
        </table:table-row>
        <table:table-row table:style-name="Table3.1">
          <table:table-cell table:style-name="Table3.A1" office:value-type="string">
            <text:h text:style-name="P30" text:outline-level="3">FAV01</text:h>
          </table:table-cell>
          <table:table-cell table:style-name="Table3.B1" office:value-type="string">
            <text:p text:style-name="P25">Manter entidade 'Favorecido' seguindo os requisitos abaixo:</text:p>
            <text:list xml:id="list2834568259704539311" text:style-name="WWNum3">
              <text:list-item>
                <text:p text:style-name="P42">Salvar entidade em meio físico efetuando as devidas formatações, conversões e validações de dados.</text:p>
              </text:list-item>
              <text:list-item>
                <text:p text:style-name="P42">Buscar uma entidade de um meio físico a partir do seu identificador único.</text:p>
              </text:list-item>
              <text:list-item>
                <text:p text:style-name="P42">Salvar as alterações na entidade em meio físico efetuando as devidas formatações, conversões e validações de dados.</text:p>
              </text:list-item>
              <text:list-item>
                <text:p text:style-name="P42">Remover entidade previamente salva em meio físico após visualização de suas informações e confirmação da operação.</text:p>
              </text:list-item>
              <text:list-item>
                <text:p text:style-name="P42">Buscar uma lista de entidades de um meio físico a partir de um ou de um conjunto de critérios previamente selecionados.</text:p>
              </text:list-item>
            </text:list>
          </table:table-cell>
        </table:table-row>
        <table:table-row table:style-name="Table3.1">
          <table:table-cell table:style-name="Table3.A1" office:value-type="string">
            <text:h text:style-name="P30" text:outline-level="3">FAV02</text:h>
          </table:table-cell>
          <table:table-cell table:style-name="Table3.B1" office:value-type="string">
            <text:p text:style-name="P24">Na inclusão ou alteração de um favorecido verifica se ele foi marcado como padrão. Se sim, desmarca o flag "padrão" do registro atualmente existente na base para dar lugar ao novo favorecido padrão.</text:p>
          </table:table-cell>
        </table:table-row>
        <table:table-row table:style-name="Table3.1">
          <table:table-cell table:style-name="Table3.A1" office:value-type="string">
            <text:h text:style-name="P30" text:outline-level="3">FAV03</text:h>
          </table:table-cell>
          <table:table-cell table:style-name="Table3.B1" office:value-type="string">
            <text:p text:style-name="P24">Favorecido definido como padrão não pode ser excluído.</text:p>
          </table:table-cell>
        </table:table-row>
        <table:table-row table:style-name="Table3.1">
          <table:table-cell table:style-name="Table3.A1" office:value-type="string">
            <text:h text:style-name="P30" text:outline-level="3">FAV04</text:h>
          </table:table-cell>
          <table:table-cell table:style-name="Table3.B1" office:value-type="string">
            <text:p text:style-name="P24">Favorecidos vinculados a outros registros no sistema não podem ser excluídos.</text:p>
          </table:table-cell>
        </table:table-row>
        <table:table-row table:style-name="Table3.1">
          <table:table-cell table:style-name="Table3.A1" office:value-type="string">
            <text:h text:style-name="P30" text:outline-level="3">FAV05</text:h>
          </table:table-cell>
          <table:table-cell table:style-name="Table3.B1" office:value-type="string">
            <text:p text:style-name="P24">Deve-se garantir que haja um favorecido padrão no sistema.</text:p>
          </table:table-cell>
        </table:table-row>
      </table:table>
      <text:p text:style-name="P3"/>
      <text:p text:style-name="P3"/>
      <text:h text:style-name="P27" text:outline-level="1">Caso de Uso - MEI - Manter Meio de Pagamento</text:h>
      <text:p text:style-name="P24">Gerencia as formas de pagamento que um determinado lançamento de conta foi pago ou uma conta foi recebido/quitada. Lançamentos de cartão não possuem meio de pagamento pelo fato do meio de pagamento já ser "cartão de crédito, compra a prazo".</text:p>
      <table:table table:name="Table4" table:style-name="Table4">
        <table:table-column table:style-name="Table4.A"/>
        <table:table-column table:style-name="Table4.B"/>
        <table:table-row table:style-name="Table4.1">
          <table:table-cell table:style-name="Table4.A1" office:value-type="string">
            <text:p text:style-name="P86"><text:span text:style-name="Strong"><text:span text:style-name="T9">Requisito</text:span></text:span></text:p>
          </table:table-cell>
          <table:table-cell table:style-name="Table4.B1" office:value-type="string">
            <text:p text:style-name="P1"><text:span text:style-name="Strong"><text:span text:style-name="T6">Descrição</text:span></text:span></text:p>
          </table:table-cell>
        </table:table-row>
        <table:table-row table:style-name="Table4.1">
          <table:table-cell table:style-name="Table4.A1" office:value-type="string">
            <text:h text:style-name="P31" text:outline-level="3">MEI01</text:h>
          </table:table-cell>
          <table:table-cell table:style-name="Table4.B1" office:value-type="string">
            <text:p text:style-name="P25">Manter entidade 'MeioPagamento' seguindo os requisitos abaixo:</text:p>
            <text:list xml:id="list762471343975509437" text:style-name="WWNum4">
              <text:list-item>
                <text:p text:style-name="P43">Salvar entidade em meio físico efetuando as devidas formatações, conversões e validações de dados.</text:p>
              </text:list-item>
              <text:list-item>
                <text:p text:style-name="P43">Buscar uma entidade de um meio físico a partir do seu identificador único.</text:p>
              </text:list-item>
              <text:list-item>
                <text:p text:style-name="P43">Salvar as alterações na entidade em meio físico efetuando as devidas formatações, conversões e validações de dados.</text:p>
              </text:list-item>
              <text:list-item>
                <text:p text:style-name="P43">Remover entidade previamente salva em meio físico após visualização de suas informações e confirmação da operação.</text:p>
              </text:list-item>
              <text:list-item>
                <text:p text:style-name="P43">Buscar uma lista de entidades de um meio físico a partir de um ou de um conjunto de critérios previamente selecionados.</text:p>
              </text:list-item>
            </text:list>
          </table:table-cell>
        </table:table-row>
        <table:table-row table:style-name="Table4.1">
          <table:table-cell table:style-name="Table4.A1" office:value-type="string">
            <text:h text:style-name="P31" text:outline-level="3">MEI02</text:h>
          </table:table-cell>
          <table:table-cell table:style-name="Table4.B1" office:value-type="string">
            <text:p text:style-name="P24">Na inclusão ou alteração de um meio de pagamento verifica se ele foi marcado como padrão. Se sim, desmarca o flag "padrão" do registro atualmente existente na base para dar lugar ao novo meio de pagamento padrão.</text:p>
          </table:table-cell>
        </table:table-row>
        <table:table-row table:style-name="Table4.1">
          <table:table-cell table:style-name="Table4.A1" office:value-type="string">
            <text:h text:style-name="P31" text:outline-level="3">MEI03</text:h>
          </table:table-cell>
          <table:table-cell table:style-name="Table4.B1" office:value-type="string">
            <text:p text:style-name="P24">Meio de pagamento definido como padrão não pode ser excluído.</text:p>
          </table:table-cell>
        </table:table-row>
        <table:table-row table:style-name="Table4.1">
          <table:table-cell table:style-name="Table4.A1" office:value-type="string">
            <text:h text:style-name="P31" text:outline-level="3">MEI04</text:h>
          </table:table-cell>
          <table:table-cell table:style-name="Table4.B1" office:value-type="string">
            <text:p text:style-name="P24">Meios de pagamento vinculados a outros registros no sistema não podem ser excluídos.</text:p>
          </table:table-cell>
        </table:table-row>
        <table:table-row table:style-name="Table4.1">
          <table:table-cell table:style-name="Table4.A1" office:value-type="string">
            <text:h text:style-name="P34" text:outline-level="3"><text:span text:style-name="T1">MEI05</text:span></text:h>
          </table:table-cell>
          <table:table-cell table:style-name="Table4.B1" office:value-type="string">
            <text:p text:style-name="Normal_20__28_Web_29_"><text:span text:style-name="T5">Deve-se garantir que haja um meio de pagamento padrão no sistema.</text:span></text:p>
          </table:table-cell>
        </table:table-row>
      </table:table>
      <text:p text:style-name="P3"/>
      <text:p text:style-name="P3"/>
      <text:h text:style-name="P21" text:outline-level="1">Caso de Uso - MOE - Manter Moeda</text:h>
      <text:p text:style-name="P24">Gerencia as várias moedas usadas por contas e lançamentos de cartão. Cada conta usa uma moeda específica que identifica qual sigla monetária que está sendo usada. Para lançamentos do cartão permite identificar qual moeda foi usada para realizar determinada compra.</text:p>
      <table:table table:name="Table5" table:style-name="Table5">
        <table:table-column table:style-name="Table5.A"/>
        <table:table-column table:style-name="Table5.B"/>
        <table:table-row table:style-name="Table5.1">
          <table:table-cell table:style-name="Table5.A1" office:value-type="string">
            <text:p text:style-name="P87"><text:span text:style-name="Strong"><text:span text:style-name="T10">Requisito</text:span></text:span></text:p>
          </table:table-cell>
          <table:table-cell table:style-name="Table5.B1" office:value-type="string">
            <text:p text:style-name="P1"><text:span text:style-name="Strong"><text:span text:style-name="T6">Descrição</text:span></text:span></text:p>
          </table:table-cell>
        </table:table-row>
        <table:table-row table:style-name="Table5.1">
          <table:table-cell table:style-name="Table5.A1" office:value-type="string">
            <text:h text:style-name="P32" text:outline-level="3">MOE01</text:h>
          </table:table-cell>
          <table:table-cell table:style-name="Table5.B1" office:value-type="string">
            <text:p text:style-name="P25">Manter entidade 'Moeda' seguindo os requisitos abaixo:</text:p>
            <text:list xml:id="list3309445606611251114" text:style-name="WWNum5">
              <text:list-item>
                <text:p text:style-name="P44">Salvar entidade em meio físico efetuando as devidas formatações, conversões e validações de dados.</text:p>
              </text:list-item>
              <text:list-item>
                <text:p text:style-name="P44">Buscar uma entidade de um meio físico a partir do seu identificador único.</text:p>
              </text:list-item>
              <text:list-item>
                <text:p text:style-name="P44">Salvar as alterações na entidade em meio físico efetuando as devidas formatações, conversões e validações de dados.</text:p>
              </text:list-item>
              <text:list-item>
                <text:p text:style-name="P44">Remover entidade previamente salva em meio físico após visualização de suas informações e confirmação da operação.</text:p>
              </text:list-item>
              <text:list-item>
                <text:p text:style-name="P44">Buscar uma lista de entidades de um meio físico a partir de um ou de um conjunto de critérios previamente selecionados.</text:p>
              </text:list-item>
            </text:list>
          </table:table-cell>
        </table:table-row>
        <table:table-row table:style-name="Table5.1">
          <table:table-cell table:style-name="Table5.A1" office:value-type="string">
            <text:h text:style-name="P32" text:outline-level="3">MOE02</text:h>
          </table:table-cell>
          <table:table-cell table:style-name="Table5.B1" office:value-type="string">
            <text:p text:style-name="P24">Moeda definida como padrão não pode ser excluída.</text:p>
          </table:table-cell>
        </table:table-row>
        <table:table-row table:style-name="Table5.1">
          <table:table-cell table:style-name="Table5.A1" office:value-type="string">
            <text:h text:style-name="P32" text:outline-level="3">MOE03</text:h>
          </table:table-cell>
          <table:table-cell table:style-name="Table5.B1" office:value-type="string">
            <text:p text:style-name="P24">Só pode haver uma moeda padrão configurada no sistema.</text:p>
          </table:table-cell>
        </table:table-row>
        <table:table-row table:style-name="Table5.1">
          <table:table-cell table:style-name="Table5.A1" office:value-type="string">
            <text:h text:style-name="P32" text:outline-level="3">MOE04</text:h>
          </table:table-cell>
          <table:table-cell table:style-name="Table5.B1" office:value-type="string">
            <text:p text:style-name="P24">Moedas vinculadas a outros registros no sistema não podem ser excluídas.</text:p>
          </table:table-cell>
        </table:table-row>
        <table:table-row table:style-name="Table5.1">
          <table:table-cell table:style-name="Table5.A1" office:value-type="string">
            <text:h text:style-name="P32" text:outline-level="3">MOE0<text:span text:style-name="T3">5</text:span></text:h>
          </table:table-cell>
          <table:table-cell table:style-name="Table5.B1" office:value-type="string">
            <text:p text:style-name="P24"><text:span text:style-name="T14">Permitir i</text:span>nformar a taxa de conversão da moeda selecionada para a moeda local. Esta opção é útil na hora de realizar a conversão de valores durante o fechamento da fatura do cartão de crédito.</text:p>
          </table:table-cell>
        </table:table-row>
        <table:table-row table:style-name="Table5.1">
          <table:table-cell table:style-name="Table5.A1" office:value-type="string">
            <text:h text:style-name="P32" text:outline-level="3">MOE0<text:span text:style-name="T3">6</text:span></text:h>
          </table:table-cell>
          <table:table-cell table:style-name="Table5.B1" office:value-type="string">
            <text:p text:style-name="Normal_20__28_Web_29_"><text:span text:style-name="T5">Ter o campo para o código da moeda de acordo com a ISO 4217. Lista de código de moedas no mundo: </text:span><text:a xlink:type="simple" xlink:href="http://en.wikipedia.org/wiki/List_of_circulating_currencies" text:style-name="Internet_20_link" text:visited-style-name="Visited_20_Internet_20_Link"><text:span text:style-name="T5">http://en.wikipedia.org/wiki/List_of_circulating_currencies</text:span></text:a></text:p>
          </table:table-cell>
        </table:table-row>
      </table:table>
      <text:p text:style-name="P3"/>
      <text:p text:style-name="P3"/>
      <text:p text:style-name="P18"/>
      <text:p text:style-name="P7"/>
      <text:p text:style-name="P7">Cartão de Crédito</text:p>
      <text:p text:style-name="P3"/>
      <text:h text:style-name="P27" text:outline-level="1">Caso de Uso - CAR - Manter Cartão de Crédito</text:h>
      <text:p text:style-name="P24">Gerencia os cartões de <text:span text:style-name="T15">débito e</text:span> crédito do usuário, <text:span text:style-name="T15">permitindo realizar sua substituição após o término da validade.</text:span></text:p>
      <table:table table:name="Table6" table:style-name="Table6">
        <table:table-column table:style-name="Table6.A"/>
        <table:table-column table:style-name="Table6.B"/>
        <table:table-row table:style-name="Table6.1">
          <table:table-cell table:style-name="Table6.A1" office:value-type="string">
            <text:p text:style-name="P88"><text:span text:style-name="Strong"><text:span text:style-name="T11">Requisito</text:span></text:span></text:p>
          </table:table-cell>
          <table:table-cell table:style-name="Table6.B1" office:value-type="string">
            <text:p text:style-name="P1"><text:span text:style-name="Strong"><text:span text:style-name="T6">Descrição</text:span></text:span></text:p>
          </table:table-cell>
        </table:table-row>
        <table:table-row table:style-name="Table6.1">
          <table:table-cell table:style-name="Table6.A1" office:value-type="string">
            <text:h text:style-name="P33" text:outline-level="3">CAR01</text:h>
          </table:table-cell>
          <table:table-cell table:style-name="Table6.B1" office:value-type="string">
            <text:p text:style-name="P25">Manter entidade 'CartaoCredito' seguindo os requisitos abaixo:</text:p>
            <text:list xml:id="list9062197364148146199" text:style-name="WWNum6">
              <text:list-item>
                <text:p text:style-name="P45">Salvar entidade em meio físico efetuando as devidas formatações, conversões e validações de dados.</text:p>
              </text:list-item>
              <text:list-item>
                <text:p text:style-name="P45">Buscar uma entidade de um meio físico a partir do seu identificador único.</text:p>
              </text:list-item>
              <text:list-item>
                <text:p text:style-name="P45">Salvar as alterações na entidade em meio físico efetuando as devidas formatações, conversões e validações de dados.</text:p>
              </text:list-item>
              <text:list-item>
                <text:p text:style-name="P45">Remover entidade previamente salva em meio físico após visualização de suas informações e confirmação da operação.</text:p>
              </text:list-item>
              <text:list-item>
                <text:p text:style-name="P45">Buscar uma lista de entidades de um meio físico a partir de um ou de um conjunto de critérios previamente selecionados.</text:p>
              </text:list-item>
            </text:list>
          </table:table-cell>
        </table:table-row>
        <table:table-row table:style-name="Table6.1">
          <table:table-cell table:style-name="Table6.A1" office:value-type="string">
            <text:h text:style-name="P33" text:outline-level="3">CAR02</text:h>
          </table:table-cell>
          <table:table-cell table:style-name="Table6.B1" office:value-type="string">
            <text:p text:style-name="P24">Cartão com data de validade anterior a data atual são automaticamente desativados.</text:p>
          </table:table-cell>
        </table:table-row>
        <table:table-row table:style-name="Table6.1">
          <table:table-cell table:style-name="Table6.A1" office:value-type="string">
            <text:h text:style-name="P33" text:outline-level="3">CAR03</text:h>
          </table:table-cell>
          <table:table-cell table:style-name="Table6.B1" office:value-type="string">
            <text:p text:style-name="P24">Cartão de crédito só pode ser excluído se não tiver nenhum vínculo com faturas, não houver lançamentos vinculados a ele, e não for substituto de um cartão desativado.</text:p>
          </table:table-cell>
        </table:table-row>
        <table:table-row table:style-name="Table6.1">
          <table:table-cell table:style-name="Table6.A1" office:value-type="string">
            <text:h text:style-name="P33" text:outline-level="3">CAR04</text:h>
          </table:table-cell>
          <table:table-cell table:style-name="Table6.B1" office:value-type="string">
            <text:p text:style-name="P24">Permitir vincular outro cartão de crédito como substituto. Este recurso permite que os lançamentos e faturas vinculadas a um cartão que será desativado sejam automaticamente migradas para o novo cartão.</text:p>
          </table:table-cell>
        </table:table-row>
        <table:table-row table:style-name="Table6.1">
          <table:table-cell table:style-name="Table6.A1" office:value-type="string">
            <text:h text:style-name="P33" text:outline-level="3">CAR0<text:span text:style-name="T4">5</text:span></text:h>
          </table:table-cell>
          <table:table-cell table:style-name="Table6.B1" office:value-type="string">
            <text:p text:style-name="P24">A substituição do cartão desativa automaticamente o cartão que está para expirar, não permitindo a reativação do mesmo.</text:p>
          </table:table-cell>
        </table:table-row>
        <table:table-row table:style-name="Table6.1">
          <table:table-cell table:style-name="Table6.A1" office:value-type="string">
            <text:h text:style-name="P33" text:outline-level="3">CAR0<text:span text:style-name="T15">6</text:span></text:h>
          </table:table-cell>
          <table:table-cell table:style-name="Table6.B1" office:value-type="string">
            <text:p text:style-name="P24">Guardar de forma confidencial o número de cartão de crédito, de forma que informação nunca seja retornada pela aplicação (só tenha ida, nunca a volta).</text:p>
          </table:table-cell>
        </table:table-row>
        <table:table-row table:style-name="Table6.1">
          <table:table-cell table:style-name="Table6.A1" office:value-type="string">
            <text:h text:style-name="P33" text:outline-level="3">CAR0<text:span text:style-name="T15">7</text:span></text:h>
          </table:table-cell>
          <table:table-cell table:style-name="Table6.B1" office:value-type="string">
            <text:p text:style-name="P24">Ao se cadastrar um cartão do tipo CREDITO, uma fatura aberta é criada automaticamente.</text:p>
          </table:table-cell>
        </table:table-row>
        <table:table-row table:style-name="Table6.1">
          <table:table-cell table:style-name="Table6.A1" office:value-type="string">
            <text:h text:style-name="P33" text:outline-level="3">CAR0<text:span text:style-name="T4">8</text:span></text:h>
          </table:table-cell>
          <table:table-cell table:style-name="Table6.B1" office:value-type="string">
            <text:p text:style-name="P24">Uma vez definido o tipo de cartão para CRÉDITO não se pode mais alterar. Este recurso é necessário por causa das faturas.</text:p>
          </table:table-cell>
        </table:table-row>
      </table:table>
      <text:p text:style-name="P24">O gerenciamento de cartão de crédito realiza de forma implícita a gestão de conta<text:span text:style-name="T15">s</text:span> do tipo cartão de crédito. Estas contas são usadas para vincular os lançamentos do cartão. Esta abordagem permite que todos os recursos existentes para lançamentos de conta sejam aproveitados para lançamentos do cartão, não gerando nenhum impacto para as funcionalidades já existentes.</text:p>
      <text:p text:style-name="P24"><text:soft-page-break/>Fluxo de operação:</text:p>
      <text:p text:style-name="P24">Novo cartão de crédito -&gt; nova conta tipo cartão<text:line-break/>Altera cartão de crédito -&gt; não altera conta;<text:line-break/>Exclui cartão de crédito -&gt; exclui conta após verificar se o cartão não está vinculado a faturas ou lançamentos periódicos, e a conta não contém lançamentos vinculados a ela<text:line-break/>Expira cartão de crédito -&gt; desativa conta<text:line-break/>Substitui cartão de crédito -&gt; migra os lançamentos da conta do cartão atual para a conta do novo cartão, e aponta as faturas futuras para o cartão novo</text:p>
      <text:p text:style-name="P24">A gestão de contas tipo cartão não gera registro de abertura e fechamento de conta, uma vez que a situação do cartão o qual a conta está vinculada já indica a situação da conta, e o histórico de alterações ficará registrado na auditoria do sistema.</text:p>
      <text:p text:style-name="P3"/>
      <text:h text:style-name="P21" text:outline-level="1">Caso de Uso - FAT - Manter Fatura do Cartão</text:h>
      <text:p text:style-name="P24">Responsável por gerenciar as informações e lançamentos da fatura do cartão de crédito, informando seu devido status atual e dados de pagamento.</text:p>
      <table:table table:name="Table7" table:style-name="Table7">
        <table:table-column table:style-name="Table7.A"/>
        <table:table-column table:style-name="Table7.B"/>
        <table:table-row table:style-name="Table7.1">
          <table:table-cell table:style-name="Table7.A1" office:value-type="string">
            <text:p text:style-name="P88"><text:span text:style-name="Strong"><text:span text:style-name="T11">Requisito</text:span></text:span></text:p>
          </table:table-cell>
          <table:table-cell table:style-name="Table7.B1" office:value-type="string">
            <text:p text:style-name="P1"><text:span text:style-name="Strong"><text:span text:style-name="T6">Descrição</text:span></text:span></text:p>
          </table:table-cell>
        </table:table-row>
        <table:table-row table:style-name="Table7.1">
          <table:table-cell table:style-name="Table7.A1" office:value-type="string">
            <text:h text:style-name="P33" text:outline-level="3">FAT01</text:h>
          </table:table-cell>
          <table:table-cell table:style-name="Table7.B1" office:value-type="string">
            <text:p text:style-name="P24">A tela de Fatura do Cartão exibirá todos os lançamentos vinculados à fatura selecionada, exibindo o total das compras à vista, total das compras parceladas e o somatório de ambos os itens, agrupados por moeda.</text:p>
          </table:table-cell>
        </table:table-row>
        <table:table-row table:style-name="Table7.1">
          <table:table-cell table:style-name="Table7.A1" office:value-type="string">
            <text:h text:style-name="P33" text:outline-level="3">FAT02</text:h>
          </table:table-cell>
          <table:table-cell table:style-name="Table7.B1" office:value-type="string">
            <text:p text:style-name="P24">Não é possível adicionar lançamentos quitados à fatura.</text:p>
          </table:table-cell>
        </table:table-row>
        <table:table-row table:style-name="Table7.1">
          <table:table-cell table:style-name="Table7.A1" office:value-type="string">
            <text:h text:style-name="P33" text:outline-level="3">FAT03</text:h>
          </table:table-cell>
          <table:table-cell table:style-name="Table7.B1" office:value-type="string">
            <text:p text:style-name="P24">A edição dos lançamentos da fatura só será permitida para faturas abertas e futuras.</text:p>
          </table:table-cell>
        </table:table-row>
        <table:table-row table:style-name="Table7.1">
          <table:table-cell table:style-name="Table7.A1" office:value-type="string">
            <text:h text:style-name="P33" text:outline-level="3">FAT04</text:h>
          </table:table-cell>
          <table:table-cell table:style-name="Table7.B1" office:value-type="string">
            <text:p text:style-name="P24">Só é possível adicionar à fatura lançamentos do cartão não quitados.</text:p>
          </table:table-cell>
        </table:table-row>
        <table:table-row table:style-name="Table7.1">
          <table:table-cell table:style-name="Table7.A1" office:value-type="string">
            <text:h text:style-name="P33" text:outline-level="3">FAT05</text:h>
          </table:table-cell>
          <table:table-cell table:style-name="Table7.B1" office:value-type="string">
            <text:p text:style-name="P24">Permitir anexar a fatura gerada pelo banco.</text:p>
          </table:table-cell>
        </table:table-row>
        <table:table-row table:style-name="Table7.1">
          <table:table-cell table:style-name="Table7.A1" office:value-type="string">
            <text:h text:style-name="P33" text:outline-level="3">FAT06</text:h>
          </table:table-cell>
          <table:table-cell table:style-name="Table7.B1" office:value-type="string">
            <text:p text:style-name="P24">A exclusão de uma fatura só será possível para as faturas cadastradas manualmente (antigas).</text:p>
          </table:table-cell>
        </table:table-row>
        <table:table-row table:style-name="Table7.1">
          <table:table-cell table:style-name="Table7.A1" office:value-type="string">
            <text:h text:style-name="P33" text:outline-level="3">FAT07</text:h>
          </table:table-cell>
          <table:table-cell table:style-name="Table7.B1" office:value-type="string">
            <text:p text:style-name="Normal_20__28_Web_29_"><text:span text:style-name="T5">A fatura do cartão trabalha com os seguintes status:<text:line-break/></text:span><text:span text:style-name="Strong"><text:span text:style-name="T5">ABERTA</text:span></text:span><text:span text:style-name="T5"> - fatura atual, pode-se adicionar e remover lançamentos livremente.<text:line-break/></text:span><text:span text:style-name="Strong"><text:span text:style-name="T5">FECHADA</text:span></text:span><text:span text:style-name="T5"> - pronta para ser quitada. Pode-se reabrir para editar lançamentos até o fechamento da próxima fatura.<text:line-break/></text:span><text:span text:style-name="Strong"><text:span text:style-name="T5">QUITADA</text:span></text:span><text:span text:style-name="T5"> - fatura paga. Nenhuma informação pode ser alterada na fatura.<text:line-break/></text:span><text:span text:style-name="Strong"><text:span text:style-name="T5">VENCIDA</text:span></text:span><text:span text:style-name="T5"> - fatura fechada e que não foi paga até o fechamento da fatura seguinte. Nenhum informação pode ser alterada na fatura.<text:line-break/></text:span><text:span text:style-name="Strong"><text:span text:style-name="T5">FUTURA</text:span></text:span><text:span text:style-name="T5"> - fatura futura, pode-se adicionar e remover lançamentos livremente. Existem para fins de previsão de gastos futuros.<text:line-break/></text:span><text:span text:style-name="Strong"><text:span text:style-name="T5">ANTIGA</text:span></text:span><text:span text:style-name="T5"> - fatura antiga, pode-se editar todas as informações constantes nela, realizar o fechamento e reabertura livremente e vincular um lançamento existente a ela. Existe para fins de histórico e relatórios.</text:span></text:p>
          </table:table-cell>
        </table:table-row>
        <table:table-row table:style-name="Table7.1">
          <table:table-cell table:style-name="Table7.A1" office:value-type="string">
            <text:h text:style-name="P33" text:outline-level="3">FAT08</text:h>
          </table:table-cell>
          <table:table-cell table:style-name="Table7.B1" office:value-type="string">
            <text:p text:style-name="P24">Permitir alterar a data de vencimento da fatura para ficar de acordo com a fatura gerada pelo banco.</text:p>
          </table:table-cell>
        </table:table-row>
        <table:table-row table:style-name="Table7.1">
          <table:table-cell table:style-name="Table7.A1" office:value-type="string">
            <text:h text:style-name="P33" text:outline-level="3">FAT<text:span text:style-name="T4">09</text:span></text:h>
          </table:table-cell>
          <table:table-cell table:style-name="Table7.B1" office:value-type="string">
            <text:p text:style-name="P24">No detalhamento da fatura exibir todas as informações referentes aos lançamentos, fechamento, quitação, vencimento e valores de conversão.</text:p>
          </table:table-cell>
        </table:table-row>
        <table:table-row table:style-name="Table7.1">
          <table:table-cell table:style-name="Table7.A1" office:value-type="string">
            <text:h text:style-name="P33" text:outline-level="3">FAT1<text:span text:style-name="T4">0</text:span></text:h>
          </table:table-cell>
          <table:table-cell table:style-name="Table7.B1" office:value-type="string">
            <text:p text:style-name="P25">Manter entidade 'FaturaCartao' seguindo os requisitos abaixo:</text:p>
            <text:list xml:id="list1733816531386792775" text:style-name="WWNum7">
              <text:list-item>
                <text:p text:style-name="P46">Salvar entidade em meio físico efetuando as devidas formatações, conversões e validações de dados.</text:p>
              </text:list-item>
              <text:list-item>
                <text:p text:style-name="P46"><text:soft-page-break/>Buscar uma entidade de um meio físico a partir do seu identificador único.</text:p>
              </text:list-item>
              <text:list-item>
                <text:p text:style-name="P46">Salvar as alterações na entidade em meio físico efetuando as devidas formatações, conversões e validações de dados.</text:p>
              </text:list-item>
              <text:list-item>
                <text:p text:style-name="P46">Remover entidade previamente salva em meio físico após visualização de suas informações e confirmação da operação.</text:p>
              </text:list-item>
              <text:list-item>
                <text:p text:style-name="P46">Buscar uma lista de entidades de um meio físico a partir de um ou de um conjunto de critérios previamente selecionados.</text:p>
              </text:list-item>
            </text:list>
          </table:table-cell>
        </table:table-row>
      </table:table>
      <text:p text:style-name="P3"/>
      <text:p text:style-name="P3"/>
      <text:h text:style-name="P28" text:outline-level="1">Caso de Uso - FQF - Fechamento e Quitação de Fatura</text:h>
      <text:p text:style-name="P24">Responsável por realizar o fechamento e quitação da fatura do cartão de crédito, assim como a reabertura da fatura.</text:p>
      <table:table table:name="Table8" table:style-name="Table8">
        <table:table-column table:style-name="Table8.A"/>
        <table:table-column table:style-name="Table8.B"/>
        <table:table-row table:style-name="Table8.1">
          <table:table-cell table:style-name="Table8.A1" office:value-type="string">
            <text:p text:style-name="P88"><text:span text:style-name="Strong"><text:span text:style-name="T11">Requisito</text:span></text:span></text:p>
          </table:table-cell>
          <table:table-cell table:style-name="Table8.B1" office:value-type="string">
            <text:p text:style-name="P1"><text:span text:style-name="Strong"><text:span text:style-name="T6">Descrição</text:span></text:span></text:p>
          </table:table-cell>
        </table:table-row>
        <table:table-row table:style-name="Table8.1">
          <table:table-cell table:style-name="Table8.A1" office:value-type="string">
            <text:h text:style-name="P33" text:outline-level="3">FQF01</text:h>
          </table:table-cell>
          <table:table-cell table:style-name="Table8.B1" office:value-type="string">
            <text:p text:style-name="P24">Durante o fechamento da fatura o usuário informa a taxa de conversão de cada moeda para compor o valor total da fatura.</text:p>
          </table:table-cell>
        </table:table-row>
        <table:table-row table:style-name="Table8.1">
          <table:table-cell table:style-name="Table8.A1" office:value-type="string">
            <text:h text:style-name="P33" text:outline-level="3">FQF02</text:h>
          </table:table-cell>
          <table:table-cell table:style-name="Table8.B1" office:value-type="string">
            <text:p text:style-name="P24">Para o fechamento da fatura do cartão, o sistema trabalha com a moeda padrão definida pelo usuário.</text:p>
          </table:table-cell>
        </table:table-row>
        <table:table-row table:style-name="Table8.1">
          <table:table-cell table:style-name="Table8.A1" office:value-type="string">
            <text:h text:style-name="P33" text:outline-level="3">FQF03</text:h>
          </table:table-cell>
          <table:table-cell table:style-name="Table8.B1" office:value-type="string">
            <text:p text:style-name="P24">Ter opção para reabrir uma fatura que foi previamente fechada.</text:p>
          </table:table-cell>
        </table:table-row>
        <table:table-row table:style-name="Table8.1">
          <table:table-cell table:style-name="Table8.A1" office:value-type="string">
            <text:h text:style-name="P33" text:outline-level="3">FQF04</text:h>
          </table:table-cell>
          <table:table-cell table:style-name="Table8.B1" office:value-type="string">
            <text:p text:style-name="P24">Não é possível reabrir faturas quitadas ou vencidas.</text:p>
          </table:table-cell>
        </table:table-row>
        <table:table-row table:style-name="Table8.1">
          <table:table-cell table:style-name="Table8.A1" office:value-type="string">
            <text:h text:style-name="P33" text:outline-level="3">FQF05</text:h>
          </table:table-cell>
          <table:table-cell table:style-name="Table8.B1" office:value-type="string">
            <text:p text:style-name="P24">Para quitação da fatura haverá opção de selecionar a conta e informar o valor a ser pago.</text:p>
          </table:table-cell>
        </table:table-row>
        <table:table-row table:style-name="Table8.1">
          <table:table-cell table:style-name="Table8.A1" office:value-type="string">
            <text:h text:style-name="P33" text:outline-level="3">FQF06</text:h>
          </table:table-cell>
          <table:table-cell table:style-name="Table8.B1" office:value-type="string">
            <text:p text:style-name="P24">Permitir pagar qualquer valor entre o valor mínimo e o valor total da fatura. O saldo remanescente será automaticamente debitado na fatura subsequente.</text:p>
          </table:table-cell>
        </table:table-row>
        <table:table-row table:style-name="Table8.1">
          <table:table-cell table:style-name="Table8.A1" office:value-type="string">
            <text:h text:style-name="P33" text:outline-level="3">FQF07</text:h>
          </table:table-cell>
          <table:table-cell table:style-name="Table8.B1" office:value-type="string">
            <text:p text:style-name="P24">O valor do pagamento mínimo representa 15% do valor total da fatura.</text:p>
            <text:p text:style-name="Normal_20__28_Web_29_"><text:span text:style-name="Emphasis"><text:span text:style-name="T5">Referência:</text:span></text:span><text:span text:style-name="T5"><text:line-break/>Cartilha Cartão de Crédito. Banco Central do Brasil. Pág. 2. URL: </text:span><text:a xlink:type="simple" xlink:href="http://www.bcb.gov.br/pec/appron/apres/cartilha.pdf" text:style-name="Internet_20_link" text:visited-style-name="Visited_20_Internet_20_Link"><text:span text:style-name="T5">http://www.bcb.gov.br/pec/appron/apres/cartilha.pdf</text:span></text:a><text:span text:style-name="T5">. Acessado em 13/02/2013, às 09:12 AM.</text:span></text:p>
          </table:table-cell>
        </table:table-row>
        <table:table-row table:style-name="Table8.1">
          <table:table-cell table:style-name="Table8.A1" office:value-type="string">
            <text:h text:style-name="P33" text:outline-level="3">FQF08</text:h>
          </table:table-cell>
          <table:table-cell table:style-name="Table8.B1" office:value-type="string">
            <text:p text:style-name="P24">O saldo devedor da fatura vencida será creditado na fatura que está sendo fechada. O saldo devedor remanescente de um pagamento parcial da fatura será creditado na fatura atualmente aberta.</text:p>
          </table:table-cell>
        </table:table-row>
        <table:table-row table:style-name="Table8.1">
          <table:table-cell table:style-name="Table8.A1" office:value-type="string">
            <text:h text:style-name="P33" text:outline-level="3">FQF09</text:h>
          </table:table-cell>
          <table:table-cell table:style-name="Table8.B1" office:value-type="string">
            <text:p text:style-name="P24">Ter opção para selecionar um lançamento existente como forma de quitação da fatura.</text:p>
          </table:table-cell>
        </table:table-row>
        <table:table-row table:style-name="Table8.1">
          <table:table-cell table:style-name="Table8.A1" office:value-type="string">
            <text:h text:style-name="P33" text:outline-level="3">FQF10</text:h>
          </table:table-cell>
          <table:table-cell table:style-name="Table8.B1" office:value-type="string">
            <text:p text:style-name="P24">Permitir editar o pagamento mínimo da fatura. Nem sempre o pagamento será os 15% do valor total da fatura, principalmente quando se ocorre atraso no pagamento ou deixar de realizar um pagamento.</text:p>
          </table:table-cell>
        </table:table-row>
      </table:table>
      <text:p text:style-name="P3"/>
      <text:p text:style-name="P3"/>
      <text:h text:style-name="P28" text:outline-level="1">Caso de Uso - LAF - Manter Lançamentos do Cartão</text:h>
      <text:p text:style-name="P24">Gerencia todos os lançamentos dos cartões de crédito do usuário, tanto os já quitados quantos aqueles que serão quitados, permitindo agrupá-los de diversas formas para melhorar a visualização.</text:p>
      <table:table table:name="Table9" table:style-name="Table9">
        <table:table-column table:style-name="Table9.A"/>
        <table:table-column table:style-name="Table9.B"/>
        <table:table-row table:style-name="Table9.1">
          <table:table-cell table:style-name="Table9.A1" office:value-type="string">
            <text:p text:style-name="P88"><text:span text:style-name="Strong"><text:span text:style-name="T17">Requisito</text:span></text:span></text:p>
          </table:table-cell>
          <table:table-cell table:style-name="Table9.B1" office:value-type="string">
            <text:p text:style-name="P1"><text:span text:style-name="Strong"><text:span text:style-name="T12">Descrição</text:span></text:span></text:p>
          </table:table-cell>
        </table:table-row>
        <table:table-row table:style-name="Table9.2">
          <table:table-cell table:style-name="Table9.A2" office:value-type="string">
            <text:h text:style-name="P33" text:outline-level="3">LAF01</text:h>
          </table:table-cell>
          <table:table-cell table:style-name="Table9.B2" office:value-type="string">
            <text:p text:style-name="P25">Manter entidade 'LancamentoConta' seguindo os requisitos abaixo:</text:p>
            <text:list xml:id="list8860008364650068921" text:style-name="WWNum8">
              <text:list-item>
                <text:p text:style-name="P47">Salvar entidade em meio físico efetuando as devidas formatações, conversões e validações de dados.</text:p>
              </text:list-item>
              <text:list-item>
                <text:p text:style-name="P47">Buscar uma entidade de um meio físico a partir do seu identificador único.</text:p>
              </text:list-item>
              <text:list-item>
                <text:p text:style-name="P47">Salvar as alterações na entidade em meio físico efetuando as devidas formatações, conversões e validações de dados.</text:p>
              </text:list-item>
              <text:list-item>
                <text:p text:style-name="P47">Remover entidade previamente salva em meio físico após visualização de suas informações e confirmação da operação.</text:p>
              </text:list-item>
              <text:list-item>
                <text:p text:style-name="P47">Buscar uma lista de entidades de um meio físico a partir de um ou de um conjunto de critérios previamente selecionados.</text:p>
              </text:list-item>
            </text:list>
            <text:p text:style-name="P25">A entidade 'LancamentoConta' é considerada um lançamento do cartão a partir do momento que é vinculada a uma conta do tipo Cartão de Crédito.</text:p>
          </table:table-cell>
        </table:table-row>
        <table:table-row table:style-name="Table9.3">
          <table:table-cell table:style-name="Table9.A3" office:value-type="string">
            <text:h text:style-name="P33" text:outline-level="3">LAF02</text:h>
          </table:table-cell>
          <table:table-cell table:style-name="Table9.B3" office:value-type="string">
            <text:p text:style-name="P24">Permitir anexar arquivos aos lançamentos, dando as opções de baixar ou excluir o arquivo anexado.</text:p>
          </table:table-cell>
        </table:table-row>
        <table:table-row table:style-name="Table9.4">
          <table:table-cell table:style-name="Table9.A4" office:value-type="string">
            <text:h text:style-name="P33" text:outline-level="3">LAF03</text:h>
          </table:table-cell>
          <table:table-cell table:style-name="Table9.B4" office:value-type="string">
            <text:p text:style-name="P24">Ter opção de organizar os lançamentos encontrados por categoria, favorecido, meio de pagamento, moeda e tipo de lançamento (crédito e débito).</text:p>
          </table:table-cell>
        </table:table-row>
        <table:table-row table:style-name="Table9.5">
          <table:table-cell table:style-name="Table9.A5" office:value-type="string">
            <text:h text:style-name="P33" text:outline-level="3">LAF04</text:h>
          </table:table-cell>
          <table:table-cell table:style-name="Table9.B5" office:value-type="string">
            <text:p text:style-name="P24">Impedir a edição do tipo de lançamento (receita ou despesa), data de lançamento e valor pago para os lançamentos quitados, e impedir a edição dos demais campos quando o cartão expirar.</text:p>
          </table:table-cell>
        </table:table-row>
        <table:table-row table:style-name="Table9.6">
          <table:table-cell table:style-name="Table9.A6" office:value-type="string">
            <text:h text:style-name="P33" text:outline-level="3">LAF05</text:h>
          </table:table-cell>
          <table:table-cell table:style-name="Table9.B6" office:value-type="string">
            <text:p text:style-name="P24">Na edição, exibir as categorias conforme o tipo de lançamento selecionado: despesa - categorias de débito; receita - categorias de crédito.</text:p>
          </table:table-cell>
        </table:table-row>
        <table:table-row table:style-name="Table9.7">
          <table:table-cell table:style-name="Table9.A7" office:value-type="string">
            <text:h text:style-name="P33" text:outline-level="3">LAF06</text:h>
          </table:table-cell>
          <table:table-cell table:style-name="Table9.B7" office:value-type="string">
            <text:p text:style-name="P24">Todos os lançamentos do cartão que não foram quitados podem ser considerados agendados e candidatos para compor uma fatura do cartão.</text:p>
          </table:table-cell>
        </table:table-row>
        <table:table-row table:style-name="Table9.8">
          <table:table-cell table:style-name="Table9.A8" office:value-type="string">
            <text:h text:style-name="P33" text:outline-level="3">LAF0<text:span text:style-name="T4">7</text:span></text:h>
          </table:table-cell>
          <table:table-cell table:style-name="Table9.B8" office:value-type="string">
            <text:p text:style-name="P24">Pode-se realizar o salvamento das buscas dos lançamentos, conforme descrito no Caso de Uso - BUS - Manter Buscas Salvas.</text:p>
          </table:table-cell>
        </table:table-row>
        <table:table-row table:style-name="Table9.9">
          <table:table-cell table:style-name="Table9.A9" office:value-type="string">
            <text:h text:style-name="P33" text:outline-level="3">LAF<text:span text:style-name="T4">08</text:span></text:h>
          </table:table-cell>
          <table:table-cell table:style-name="Table9.B9" office:value-type="string">
            <text:p text:style-name="P24"><text:soft-page-break/>Permitir vincular novos lançamentos criados a partir de um novo cadastro, uma cópia ou uma duplicação, à fatura atual ou a <text:s/>próxima fatura.</text:p>
          </table:table-cell>
        </table:table-row>
        <table:table-row table:style-name="Table9.10">
          <table:table-cell table:style-name="Table9.A10" office:value-type="string">
            <text:h text:style-name="P33" text:outline-level="3">LAF<text:span text:style-name="T4">09</text:span></text:h>
          </table:table-cell>
          <table:table-cell table:style-name="Table9.B10" office:value-type="string">
            <text:p text:style-name="P24">A duplicação de lançamentos com incremento de mês cria novas faturas correspondentes para os meses dos lançamentos criados, caso não haja.</text:p>
          </table:table-cell>
        </table:table-row>
        <table:table-row table:style-name="Table9.11">
          <table:table-cell table:style-name="Table9.A11" office:value-type="string">
            <text:h text:style-name="P33" text:outline-level="3">LAF1<text:span text:style-name="T4">0</text:span></text:h>
          </table:table-cell>
          <table:table-cell table:style-name="Table9.B11" office:value-type="string">
            <text:p text:style-name="P24">A duplicação de lançamentos com incremento de ano cria novas faturas correspondentes para o mês e ano dos lançamentos criados, caso não haja.</text:p>
          </table:table-cell>
        </table:table-row>
      </table:table>
      <text:p text:style-name="P3"/>
      <text:p text:style-name="P3"/>
      <text:p text:style-name="P18"/>
      <text:p text:style-name="P7"/>
      <text:p text:style-name="P7"/>
      <text:p text:style-name="P7">Conta</text:p>
      <text:p text:style-name="P3"/>
      <text:h text:style-name="P21" text:outline-level="1">Caso de Uso - FEC - Fechamento de Período</text:h>
      <text:p text:style-name="P24">Realiza o fechamento de um período de lançamentos da conta para registrar o saldo daquele período. O fechamento de período indica que os lançamentos não podem mais ser livremente alterados. É possível também efetuar a reabertura de um ou mais períodos anteriores.</text:p>
      <text:h text:style-name="P23" text:outline-level="2">Requisitos</text:h>
      <table:table table:name="Table10" table:style-name="Table10">
        <table:table-column table:style-name="Table10.A"/>
        <table:table-row table:style-name="Table10.1">
          <table:table-cell table:style-name="Table10.A1" office:value-type="string">
            <text:p text:style-name="P1"><text:span text:style-name="Strong"><text:span text:style-name="T6">Descrição</text:span></text:span></text:p>
          </table:table-cell>
        </table:table-row>
        <table:table-row table:style-name="Table10.1">
          <table:table-cell table:style-name="Table10.A1" office:value-type="string">
            <text:h text:style-name="P14" text:outline-level="3"><text:bookmark text:name="FEC01"/>FEC01</text:h>
            <text:p text:style-name="P24">O fechamento de período quita todos os lançamentos entre a data do último fechamento até a data informada para a conta selecionada. Não havendo fechamento anterior usa-se a data de abertura da conta.</text:p>
          </table:table-cell>
        </table:table-row>
        <table:table-row table:style-name="Table10.1">
          <table:table-cell table:style-name="Table10.A1" office:value-type="string">
            <text:h text:style-name="P14" text:outline-level="3"><text:bookmark text:name="FEC02"/>FEC02</text:h>
            <text:p text:style-name="P24">A reabertura de um período fechado habilita a edição completa dos lançamentos da data de fechamento até a data do fechamento anterior, considerando a data de abertura de conta caso não haja fechamento anterior.</text:p>
          </table:table-cell>
        </table:table-row>
        <table:table-row table:style-name="Table10.1">
          <table:table-cell table:style-name="Table10.A1" office:value-type="string">
            <text:h text:style-name="P14" text:outline-level="3"><text:bookmark text:name="FEC03"/>FEC03</text:h>
            <text:p text:style-name="P24">Calcula-se o saldo da conta do período entre o último fechamento realizado (usa-se a data de abertura da conta caso não haja fechamentos registrados) e a data de fechamento informado, armazenando junto com a data de fechamento e a conta.</text:p>
          </table:table-cell>
        </table:table-row>
        <table:table-row table:style-name="Table10.1">
          <table:table-cell table:style-name="Table10.A1" office:value-type="string">
            <text:h text:style-name="P14" text:outline-level="3"><text:bookmark text:name="FEC04"/>FEC04</text:h>
            <text:p text:style-name="P24">Registra-se para fins de histórico a conta, a data da operação, qual operação foi realizada, usuário que realizou e o saldo que havia na conta.</text:p>
          </table:table-cell>
        </table:table-row>
        <table:table-row table:style-name="Table10.1">
          <table:table-cell table:style-name="Table10.A1" office:value-type="string">
            <text:h text:style-name="P14" text:outline-level="3"><text:bookmark text:name="FEC05"/>FEC05</text:h>
            <text:p text:style-name="P24">O fechamento e reabertura de período só está disponível para as contas ativas, ficando disponível para consulta os fechamentos e reaberturas realizadas para as contas inativas.</text:p>
          </table:table-cell>
        </table:table-row>
      </table:table>
      <text:p text:style-name="P3"/>
      <text:p text:style-name="P3"/>
      <text:h text:style-name="P21" text:outline-level="1">Caso de Uso - CON - Manter Conta</text:h>
      <text:p text:style-name="P24">Gerencia as contas, bancárias ou não, do usuário, permitindo realizar a abertura com um saldo inicial, fechamento com quitação dos lançamentos existentes e histórico das abertura e fechamentos realizados. É possível também realizar a exclusão de todos os dados de uma conta.</text:p>
      <text:h text:style-name="P23" text:outline-level="2">Requisitos</text:h>
      <table:table table:name="Table11" table:style-name="Table11">
        <table:table-column table:style-name="Table11.A"/>
        <table:table-row table:style-name="Table11.1">
          <table:table-cell table:style-name="Table11.A1" office:value-type="string">
            <text:p text:style-name="P1"><text:span text:style-name="Strong"><text:span text:style-name="T6">Descrição</text:span></text:span></text:p>
          </table:table-cell>
        </table:table-row>
        <table:table-row table:style-name="Table11.1">
          <table:table-cell table:style-name="Table11.A1" office:value-type="string">
            <text:h text:style-name="P14" text:outline-level="3"><text:bookmark text:name="CON01"/>CON01</text:h>
            <text:p text:style-name="P24">Manter entidade 'Conta' seguindo os requisitos abaixo:</text:p>
            <text:list xml:id="list2715732686102849675" text:style-name="WWNum9">
              <text:list-item>
                <text:p text:style-name="P51">Salvar entidade em meio físico efetuando as devidas formatações, conversões e validações de dados.</text:p>
              </text:list-item>
              <text:list-item>
                <text:p text:style-name="P51">Buscar uma entidade de um meio físico a partir do seu identificador único.</text:p>
              </text:list-item>
              <text:list-item>
                <text:p text:style-name="P51">Salvar as alterações na entidade em meio físico efetuando as devidas formatações, conversões e validações de dados.</text:p>
              </text:list-item>
              <text:list-item>
                <text:p text:style-name="P51">Remover entidade previamente salva em meio físico após visualização de suas informações e confirmação da operação.</text:p>
              </text:list-item>
              <text:list-item>
                <text:p text:style-name="P51">Buscar uma lista de entidades de um meio físico a partir de um ou de um conjunto de critérios previamente selecionados.</text:p>
              </text:list-item>
            </text:list>
          </table:table-cell>
        </table:table-row>
        <table:table-row table:style-name="Table11.1">
          <table:table-cell table:style-name="Table11.A1" office:value-type="string">
            <text:h text:style-name="P14" text:outline-level="3"><text:bookmark text:name="CON02"/>CON02</text:h>
            <text:p text:style-name="P24"><text:line-break/>Existem quatro tipos de conta: conta corrente, conta poupança, cartão de crédito e outros.</text:p>
          </table:table-cell>
        </table:table-row>
        <table:table-row table:style-name="Table11.1">
          <table:table-cell table:style-name="Table11.A1" office:value-type="string">
            <text:h text:style-name="P14" text:outline-level="3"><text:bookmark text:name="CON03"/>CON03</text:h>
            <text:p text:style-name="P24">No cadastro de novas contas efetua-se a abertura das mesmas.</text:p>
          </table:table-cell>
        </table:table-row>
        <table:table-row table:style-name="Table11.1">
          <table:table-cell table:style-name="Table11.A1" office:value-type="string">
            <text:h text:style-name="P14" text:outline-level="3"><text:bookmark text:name="CON04"/>CON04</text:h>
            <text:p text:style-name="P24">Registrar no cadastro da conta o saldo inicial, data de abertura, saldo final e data de fechamento, não permitindo informar uma data de fechamento anterior a data de <text:s/>abertura.</text:p>
          </table:table-cell>
        </table:table-row>
        <table:table-row table:style-name="Table11.1">
          <table:table-cell table:style-name="Table11.A1" office:value-type="string">
            <text:h text:style-name="P14" text:outline-level="3"><text:bookmark text:name="CON06"/>CON0<text:span text:style-name="T4">5</text:span></text:h>
            <text:p text:style-name="P24">O fechamento de conta quita todos os lançamentos entre a data de abertura e a data de fechamento.</text:p>
          </table:table-cell>
        </table:table-row>
        <text:soft-page-break/>
        <table:table-row table:style-name="Table11.1">
          <table:table-cell table:style-name="Table11.A1" office:value-type="string">
            <text:h text:style-name="P14" text:outline-level="3"><text:bookmark text:name="CON07"/>CON0<text:span text:style-name="T4">6</text:span></text:h>
            <text:p text:style-name="P24">Ter a opção de quitar ou excluir os lançamentos existentes com data posterior à data de fechamento. Ao escolher pela quitação, a data de fechamento passa a ser a data do lançamento mais recente.</text:p>
          </table:table-cell>
        </table:table-row>
        <table:table-row table:style-name="Table11.1">
          <table:table-cell table:style-name="Table11.A1" office:value-type="string">
            <text:h text:style-name="P14" text:outline-level="3"><text:bookmark text:name="CON08"/>CON0<text:span text:style-name="T4">7</text:span></text:h>
            <text:p text:style-name="P24">Permitir remover uma conta se e somente se não houver registros vinculados a ela.</text:p>
          </table:table-cell>
        </table:table-row>
        <table:table-row table:style-name="Table11.1">
          <table:table-cell table:style-name="Table11.A1" office:value-type="string">
            <text:h text:style-name="P14" text:outline-level="3"><text:bookmark text:name="CON09"/>CON0<text:span text:style-name="T4">8</text:span></text:h>
            <text:p text:style-name="P24">Permitir a reabertura da conta a qualquer momento sem alterar os lançamentos anteriormente vinculados e sem alterar a data e saldo de abertura.</text:p>
          </table:table-cell>
        </table:table-row>
        <table:table-row table:style-name="Table11.1">
          <table:table-cell table:style-name="Table11.A1" office:value-type="string">
            <text:h text:style-name="P14" text:outline-level="3"><text:bookmark text:name="CON10"/>CON<text:span text:style-name="T4">09</text:span></text:h>
            <text:p text:style-name="P24">Indicar quando a conta está desativada nas listas de seleção.</text:p>
          </table:table-cell>
        </table:table-row>
        <table:table-row table:style-name="Table11.1">
          <table:table-cell table:style-name="Table11.A1" office:value-type="string">
            <text:h text:style-name="P14" text:outline-level="3"><text:bookmark text:name="CON13"/>CON1<text:span text:style-name="T4">0</text:span></text:h>
            <text:p text:style-name="P24">Edição de contas do tipo cartão de crédito leva direto para a edição do cartão.</text:p>
          </table:table-cell>
        </table:table-row>
      </table:table>
      <text:p text:style-name="P3"/>
      <text:p text:style-name="P3"/>
      <text:h text:style-name="P21" text:outline-level="1">Caso de Uso - LAC - Manter Lançamentos da Conta</text:h>
      <text:p text:style-name="P24">Gerencia todos os lançamentos das contas do usuário, permitindo realizar pesquisas, movimentações, transferência de valores e consulta histórica das contas.</text:p>
      <text:h text:style-name="P23" text:outline-level="2">Requisitos</text:h>
      <table:table table:name="Table12" table:style-name="Table12">
        <table:table-column table:style-name="Table12.A"/>
        <table:table-row table:style-name="Table12.1">
          <table:table-cell table:style-name="Table12.A1" office:value-type="string">
            <text:p text:style-name="P1"><text:span text:style-name="Strong"><text:span text:style-name="T6">Descrição</text:span></text:span></text:p>
          </table:table-cell>
        </table:table-row>
        <table:table-row table:style-name="Table12.1">
          <table:table-cell table:style-name="Table12.A1" office:value-type="string">
            <text:h text:style-name="P14" text:outline-level="3"><text:bookmark text:name="LAC01"/>LAC01</text:h>
            <text:p text:style-name="P24">Manter entidade 'LancamentoConta' seguindo os requisitos abaixo:</text:p>
            <text:list xml:id="list8095326835897761937" text:style-name="WWNum10">
              <text:list-item>
                <text:p text:style-name="P52">Salvar entidade em meio físico efetuando as devidas formatações, conversões e validações de dados.</text:p>
              </text:list-item>
              <text:list-item>
                <text:p text:style-name="P52">Buscar uma entidade de um meio físico a partir do seu identificador único.</text:p>
              </text:list-item>
              <text:list-item>
                <text:p text:style-name="P52">Salvar as alterações na entidade em meio físico efetuando as devidas formatações, conversões e validações de dados.</text:p>
              </text:list-item>
              <text:list-item>
                <text:p text:style-name="P52">Remover entidade previamente salva em meio físico após visualização de suas informações e confirmação da operação.</text:p>
              </text:list-item>
              <text:list-item>
                <text:p text:style-name="P52">Buscar uma lista de entidades de um meio físico a partir de um ou de um conjunto de critérios previamente selecionados.</text:p>
              </text:list-item>
            </text:list>
          </table:table-cell>
        </table:table-row>
        <table:table-row table:style-name="Table12.1">
          <table:table-cell table:style-name="Table12.A1" office:value-type="string">
            <text:h text:style-name="P14" text:outline-level="3"><text:bookmark text:name="LAC02"/>LAC02</text:h>
            <text:p text:style-name="P24">Permitir anexar arquivos aos lançamentos, dando as opções de baixar ou excluir o arquivo anexado.</text:p>
          </table:table-cell>
        </table:table-row>
        <table:table-row table:style-name="Table12.1">
          <table:table-cell table:style-name="Table12.A1" office:value-type="string">
            <text:h text:style-name="P14" text:outline-level="3"><text:bookmark text:name="LAC03"/>LAC03</text:h>
            <text:p text:style-name="P24">Ter opção de organizar os lançamentos encontrados por categoria, favorecido, meio de pagamento e tipo de lançamento (crédito e débito).</text:p>
          </table:table-cell>
        </table:table-row>
        <table:table-row table:style-name="Table12.1">
          <table:table-cell table:style-name="Table12.A1" office:value-type="string">
            <text:h text:style-name="P14" text:outline-level="3"><text:bookmark text:name="LAC04"/>LAC04</text:h>
            <text:p text:style-name="P24">Ter opção de buscar os lançamentos pelo seu status, dando a opção de selecionar mais de um status para a pesquisa.</text:p>
          </table:table-cell>
        </table:table-row>
        <table:table-row table:style-name="Table12.1">
          <table:table-cell table:style-name="Table12.A1" office:value-type="string">
            <text:h text:style-name="P14" text:outline-level="3"><text:bookmark text:name="LAC05"/>LAC05</text:h>
            <text:p text:style-name="P24"><text:soft-page-break/>Exibir o saldo dos lançamentos encontrados na pesquisa.</text:p>
          </table:table-cell>
        </table:table-row>
        <table:table-row table:style-name="Table12.1">
          <table:table-cell table:style-name="Table12.A1" office:value-type="string">
            <text:h text:style-name="P14" text:outline-level="3"><text:bookmark text:name="LAC06"/>LAC06</text:h>
            <text:p text:style-name="P24">No cadastro, exibir as categorias conforme o tipo de lançamento selecionado: despesa - categorias de débito; receita - categorias de crédito.</text:p>
          </table:table-cell>
        </table:table-row>
        <table:table-row table:style-name="Table12.1">
          <table:table-cell table:style-name="Table12.A1" office:value-type="string">
            <text:h text:style-name="P14" text:outline-level="3"><text:bookmark text:name="LAC07"/></text:h>
            <text:p text:style-name="P24"/>
            <text:p text:style-name="Normal_20__28_Web_29_"><text:span text:style-name="Emphasis"><text:span text:style-name="T5">Requisito cancelado conforme descrito na tarefa </text:span></text:span><text:a xlink:type="simple" xlink:href="http://hslife-redmine.cloudapp.net/issues/1131" text:style-name="Internet_20_link" text:visited-style-name="Visited_20_Internet_20_Link"><text:span text:style-name="T12">#1131</text:span></text:a><text:span text:style-name="Emphasis"><text:span text:style-name="T5">.</text:span></text:span></text:p>
          </table:table-cell>
        </table:table-row>
        <table:table-row table:style-name="Table12.1">
          <table:table-cell table:style-name="Table12.A1" office:value-type="string">
            <text:h text:style-name="P14" text:outline-level="3"><text:bookmark text:name="LAC08"/>LAC08</text:h>
            <text:p text:style-name="P24"><text:line-break/>Impedir a edição da conta, tipo de lançamento (receita ou despesa), data de pagamento, valor pago e agendamento para os lançamentos quitados, e impedir a edição dos demais campos quando a conta estiver desativada.</text:p>
          </table:table-cell>
        </table:table-row>
        <table:table-row table:style-name="Table12.1">
          <table:table-cell table:style-name="Table12.A1" office:value-type="string">
            <text:h text:style-name="P14" text:outline-level="3"><text:bookmark text:name="LAC09"/>LAC09</text:h>
            <text:p text:style-name="P24"><text:line-break/>Impedir o cadastramento de lançamentos com data de pagamento anterior a data de abertura da conta e posterior a data de fechamento da conta.</text:p>
          </table:table-cell>
        </table:table-row>
        <table:table-row table:style-name="Table12.1">
          <table:table-cell table:style-name="Table12.A1" office:value-type="string">
            <text:h text:style-name="P14" text:outline-level="3"><text:bookmark text:name="LAC10"/>LAC10</text:h>
            <text:p text:style-name="P24">Permitir pesquisar o termo informado dentro do agrupamento de categoria, favorecido ou meio de pagamento de acordo com a seleção feita pelo usuário.</text:p>
          </table:table-cell>
        </table:table-row>
        <table:table-row table:style-name="Table12.1">
          <table:table-cell table:style-name="Table12.A1" office:value-type="string">
            <text:h text:style-name="P14" text:outline-level="3"><text:bookmark text:name="LAC11"/>LAC11</text:h>
            <text:p text:style-name="P24">Definir os seguintes status para os lançamentos da conta:</text:p>
            <text:list xml:id="list8372046407180664297" text:style-name="WWNum11">
              <text:list-item>
                <text:p text:style-name="P53">AGENDADO - lançamentos que futuramente irão constar na conta;</text:p>
              </text:list-item>
              <text:list-item>
                <text:p text:style-name="P53">QUITADO - lançamento que foi efetivado na conta e não pode mais ser alterado;</text:p>
              </text:list-item>
              <text:list-item>
                <text:p text:style-name="P53">REGISTRADO - lançamentos que constam na conta mas ainda não foram efetivados. Podem sofrer alterações até o fechamento do período.</text:p>
              </text:list-item>
            </text:list>
          </table:table-cell>
        </table:table-row>
      </table:table>
      <text:p text:style-name="P3"/>
      <text:p text:style-name="P3"/>
      <text:p text:style-name="P19"/>
      <text:p text:style-name="P10"/>
      <text:p text:style-name="P10"/>
      <text:p text:style-name="P10"/>
      <text:p text:style-name="P10">Planejamento do Orçamento</text:p>
      <text:p text:style-name="P3"/>
      <text:h text:style-name="P21" text:outline-level="1">Caso de Uso - LAP - Manter Lançamentos Periódicos</text:h>
      <text:p text:style-name="P24">Permite registrar lançamentos especiais de créditos ou débito que costumam aparecer com certa regularidade no extrato da conta ou na fatura do cartão de crédito. Pode-se considerar que são receitas/despesas fixas do usuário, e todo o fechamento de período novos lançamentos serão gerados na conta ou na fatura referente aquele lançamento, de acordo com sua periodicidade.</text:p>
      <text:p text:style-name="P24">Este caso de uso irá tratar também do lançamentos parcelados através de vínculos entre os lançamentos da conta/cartão e o lançamento periódico.</text:p>
      <text:p text:style-name="P3"><draw:custom-shape text:anchor-type="as-char" svg:y="0cm" draw:z-index="1" draw:style-name="gr1" draw:text-style-name="P89" svg:width="0.847cm" svg:height="0.847cm"><text:p/><draw:enhanced-geometry draw:mirror-horizontal="false" draw:mirror-vertical="false" svg:viewBox="0 0 848 84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3" text:outline-level="2">Requisitos</text:h>
      <table:table table:name="Table13" table:style-name="Table13">
        <table:table-column table:style-name="Table13.A"/>
        <table:table-column table:style-name="Table13.B"/>
        <table:table-row table:style-name="Table13.1">
          <table:table-cell table:style-name="Table13.A1" office:value-type="string">
            <text:p text:style-name="P1"><text:span text:style-name="Strong"><text:span text:style-name="T6">Requisito</text:span></text:span></text:p>
          </table:table-cell>
          <table:table-cell table:style-name="Table13.A1" office:value-type="string">
            <text:p text:style-name="P1"><text:span text:style-name="Strong"><text:span text:style-name="T6">Descrição</text:span></text:span></text:p>
          </table:table-cell>
        </table:table-row>
        <table:table-row table:style-name="Table13.1">
          <table:table-cell table:style-name="Table13.A1" office:value-type="string">
            <text:p text:style-name="P1"><text:a xlink:type="simple" xlink:href="http://hslife-redmine.cloudapp.net/projects/orcamento/wiki/LAP01" text:style-name="Internet_20_link" text:visited-style-name="Visited_20_Internet_20_Link"><text:span text:style-name="T13">LAP01</text:span></text:a></text:p>
          </table:table-cell>
          <table:table-cell table:style-name="Table13.A1" office:value-type="string">
            <text:h text:style-name="P14" text:outline-level="3"><text:bookmark text:name="LAP01"/>LAP01</text:h>
            <text:p text:style-name="P24">Manter entidade 'LancamentoPeriodico' seguindo os requisitos abaixo:</text:p>
            <text:list xml:id="list8310894652276472801" text:style-name="WWNum12">
              <text:list-item>
                <text:p text:style-name="P54">Salvar entidade em meio físico efetuando as devidas formatações, conversões e validações de dados.</text:p>
              </text:list-item>
              <text:list-item>
                <text:p text:style-name="P54">Buscar uma entidade de um meio físico a partir do seu identificador único.</text:p>
              </text:list-item>
              <text:list-item>
                <text:p text:style-name="P54">Salvar as alterações na entidade em meio físico efetuando as devidas formatações, conversões e validações de dados.</text:p>
              </text:list-item>
              <text:list-item>
                <text:p text:style-name="P54">Remover entidade previamente salva em meio físico após visualização de suas informações e confirmação da operação.</text:p>
              </text:list-item>
              <text:list-item>
                <text:p text:style-name="P54">Buscar uma lista de entidades de um meio físico a partir de um ou de um conjunto de critérios previamente selecionados.</text:p>
              </text:list-item>
            </text:list>
          </table:table-cell>
        </table:table-row>
        <table:table-row table:style-name="Table13.1">
          <table:table-cell table:style-name="Table13.A1" office:value-type="string">
            <text:p text:style-name="P1"><text:a xlink:type="simple" xlink:href="http://hslife-redmine.cloudapp.net/projects/orcamento/wiki/LAP02" text:style-name="Internet_20_link" text:visited-style-name="Visited_20_Internet_20_Link"><text:span text:style-name="T13">LAP02</text:span></text:a></text:p>
          </table:table-cell>
          <table:table-cell table:style-name="Table13.A1" office:value-type="string">
            <text:h text:style-name="P14" text:outline-level="3"><text:bookmark text:name="LAP02"/>LAP02</text:h>
            <text:p text:style-name="P11">Haverá as seguintes periodicidades para os lançamentos periódicos: </text:p>
            <text:list xml:id="list7616711406805338244" text:style-name="WWNum13">
              <text:list-item>
                <text:p text:style-name="P55">mensal;</text:p>
              </text:list-item>
              <text:list-item>
                <text:p text:style-name="P55">bimestral;</text:p>
              </text:list-item>
              <text:list-item>
                <text:p text:style-name="P55">trimestral;</text:p>
              </text:list-item>
              <text:list-item>
                <text:p text:style-name="P55"><text:soft-page-break/>quadrimestral;</text:p>
              </text:list-item>
              <text:list-item>
                <text:p text:style-name="P55">semestral;</text:p>
              </text:list-item>
              <text:list-item>
                <text:p text:style-name="P55">anual;</text:p>
              </text:list-item>
            </text:list>
          </table:table-cell>
        </table:table-row>
        <table:table-row table:style-name="Table13.1">
          <table:table-cell table:style-name="Table13.A1" office:value-type="string">
            <text:p text:style-name="P1"><text:a xlink:type="simple" xlink:href="http://hslife-redmine.cloudapp.net/projects/orcamento/wiki/LAP03" text:style-name="Internet_20_link" text:visited-style-name="Visited_20_Internet_20_Link"><text:span text:style-name="T13">LAP03</text:span></text:a></text:p>
          </table:table-cell>
          <table:table-cell table:style-name="Table13.A1" office:value-type="string">
            <text:h text:style-name="P14" text:outline-level="3"><text:bookmark text:name="LAP03"/>LAP03</text:h>
            <text:p text:style-name="P24">Haverá dois tipos de lançamentos: FIXO e PARCELADO:</text:p>
            <text:list xml:id="list7172765275728307474" text:style-name="WWNum14">
              <text:list-item>
                <text:p text:style-name="P56">fixo - são os lançamentos que sempre irão gerar um lançamento de conta de crédito/débito para a conta selecionada;</text:p>
              </text:list-item>
              <text:list-item>
                <text:p text:style-name="P56">parcelado - são os lançamentos que geram lançamentos de conta parcelados até o término das parcelas ou até o usuário encerrar.</text:p>
              </text:list-item>
            </text:list>
          </table:table-cell>
        </table:table-row>
        <table:table-row table:style-name="Table13.1">
          <table:table-cell table:style-name="Table13.A1" office:value-type="string">
            <text:p text:style-name="P1"><text:a xlink:type="simple" xlink:href="http://hslife-redmine.cloudapp.net/projects/orcamento/wiki/LAP04" text:style-name="Internet_20_link" text:visited-style-name="Visited_20_Internet_20_Link"><text:span text:style-name="T13">LAP04</text:span></text:a></text:p>
          </table:table-cell>
          <table:table-cell table:style-name="Table13.A1" office:value-type="string">
            <text:h text:style-name="P14" text:outline-level="3"><text:bookmark text:name="LAP04"/>LAP04</text:h>
            <text:p text:style-name="P24">Lançamentos fixos geram o pagamento para o período subsequente à data atual. Lançamentos parcelados geram o pagamento de todas as parcelas a partir da data de aquisição.</text:p>
          </table:table-cell>
        </table:table-row>
        <table:table-row table:style-name="Table13.1">
          <table:table-cell table:style-name="Table13.A1" office:value-type="string">
            <text:p text:style-name="P1"><text:a xlink:type="simple" xlink:href="http://hslife-redmine.cloudapp.net/projects/orcamento/wiki/LAP05" text:style-name="Internet_20_link" text:visited-style-name="Visited_20_Internet_20_Link"><text:span text:style-name="T13">LAP05</text:span></text:a></text:p>
          </table:table-cell>
          <table:table-cell table:style-name="Table13.A1" office:value-type="string">
            <text:h text:style-name="P14" text:outline-level="3"><text:bookmark text:name="LAP05"/>LAP05</text:h>
            <text:p text:style-name="P24">Não permitir alterar os atributos que determinam a geração das mensalidades, no caso dos lançamentos fixos, e das parcelas, no caso dos lançamentos parcelados.</text:p>
          </table:table-cell>
        </table:table-row>
        <table:table-row table:style-name="Table13.1">
          <table:table-cell table:style-name="Table13.A1" office:value-type="string">
            <text:p text:style-name="P1"><text:a xlink:type="simple" xlink:href="http://hslife-redmine.cloudapp.net/projects/orcamento/wiki/LAP06" text:style-name="Internet_20_link" text:visited-style-name="Visited_20_Internet_20_Link"><text:span text:style-name="T13">LAP06</text:span></text:a></text:p>
          </table:table-cell>
          <table:table-cell table:style-name="Table13.A1" office:value-type="string">
            <text:h text:style-name="P14" text:outline-level="3"><text:bookmark text:name="LAP06"/>LAP06</text:h>
            <text:p text:style-name="P24">Lançamentos encerrados e/ou com mensalidades/parcelas pagas não podem ser excluídos.</text:p>
          </table:table-cell>
        </table:table-row>
        <table:table-row table:style-name="Table13.1">
          <table:table-cell table:style-name="Table13.A1" office:value-type="string">
            <text:p text:style-name="P1"><text:a xlink:type="simple" xlink:href="http://hslife-redmine.cloudapp.net/projects/orcamento/wiki/LAP07" text:style-name="Internet_20_link" text:visited-style-name="Visited_20_Internet_20_Link"><text:span text:style-name="T13">LAP07</text:span></text:a></text:p>
          </table:table-cell>
          <table:table-cell table:style-name="Table13.A1" office:value-type="string">
            <text:h text:style-name="P14" text:outline-level="3"><text:bookmark text:name="LAP07"/>LAP07</text:h>
            <text:p text:style-name="P24"><text:line-break/>Permitir gerar novas mensalidades de lançamentos fixos para o próximo período a partir das mensalidades existentes no período atual.</text:p>
          </table:table-cell>
        </table:table-row>
        <table:table-row table:style-name="Table13.1">
          <table:table-cell table:style-name="Table13.A1" office:value-type="string">
            <text:p text:style-name="P1"><text:a xlink:type="simple" xlink:href="http://hslife-redmine.cloudapp.net/projects/orcamento/wiki/LAP08" text:style-name="Internet_20_link" text:visited-style-name="Visited_20_Internet_20_Link"><text:span text:style-name="T13">LAP08</text:span></text:a></text:p>
          </table:table-cell>
          <table:table-cell table:style-name="Table13.A1" office:value-type="string">
            <text:h text:style-name="P14" text:outline-level="3"><text:bookmark text:name="LAP08"/></text:h>
            <text:p text:style-name="P24"/>
            <text:p text:style-name="Normal_20__28_Web_29_"><text:span text:style-name="Emphasis"><text:span text:style-name="T5">Requisito cancelado a pedido do Product Owner.</text:span></text:span></text:p>
          </table:table-cell>
        </table:table-row>
        <table:table-row table:style-name="Table13.1">
          <table:table-cell table:style-name="Table13.A1" office:value-type="string">
            <text:p text:style-name="P1"><text:a xlink:type="simple" xlink:href="http://hslife-redmine.cloudapp.net/projects/orcamento/wiki/LAP09" text:style-name="Internet_20_link" text:visited-style-name="Visited_20_Internet_20_Link"><text:span text:style-name="T13">LAP09</text:span></text:a></text:p>
          </table:table-cell>
          <table:table-cell table:style-name="Table13.A1" office:value-type="string">
            <text:h text:style-name="P14" text:outline-level="3"><text:bookmark text:name="LAP09"/>LAP09</text:h>
            <text:p text:style-name="P11"><text:soft-page-break/>Os lançamentos periódicos terão os seguintes status: ATIVO, ENCERRADO e SUSPENSO: </text:p>
            <text:list xml:id="list4936949026323668811" text:style-name="WWNum15">
              <text:list-item>
                <text:p text:style-name="P57">ATIVO - todos os lançamentos periódicos válidos para as operações existentes;</text:p>
              </text:list-item>
              <text:list-item>
                <text:p text:style-name="P57">ENCERRADO - lançamentos concluídos, que não irão gerar mais mensalidades futuramente;</text:p>
              </text:list-item>
              <text:list-item>
                <text:p text:style-name="P57">SUSPENSO - no momento atual não irão gerar mensalidades, mas que poderão gerar lançamentos no futuro.</text:p>
              </text:list-item>
            </text:list>
          </table:table-cell>
        </table:table-row>
        <table:table-row table:style-name="Table13.1">
          <table:table-cell table:style-name="Table13.A1" office:value-type="string">
            <text:p text:style-name="P1"><text:a xlink:type="simple" xlink:href="http://hslife-redmine.cloudapp.net/projects/orcamento/wiki/LAP10" text:style-name="Internet_20_link" text:visited-style-name="Visited_20_Internet_20_Link"><text:span text:style-name="T13">LAP10</text:span></text:a></text:p>
          </table:table-cell>
          <table:table-cell table:style-name="Table13.A1" office:value-type="string">
            <text:h text:style-name="P14" text:outline-level="3"><text:bookmark text:name="LAP10"/>LAP10</text:h>
            <text:p text:style-name="P24">Ter opção para quitar individualmente as parcelas ou mensalidades dos lançamentos periódicos.</text:p>
          </table:table-cell>
        </table:table-row>
        <table:table-row table:style-name="Table13.1">
          <table:table-cell table:style-name="Table13.A1" office:value-type="string">
            <text:p text:style-name="P1"><text:a xlink:type="simple" xlink:href="http://hslife-redmine.cloudapp.net/projects/orcamento/wiki/LAP11" text:style-name="Internet_20_link" text:visited-style-name="Visited_20_Internet_20_Link"><text:span text:style-name="T13">LAP11</text:span></text:a></text:p>
          </table:table-cell>
          <table:table-cell table:style-name="Table13.A1" office:value-type="string">
            <text:h text:style-name="P14" text:outline-level="3"><text:bookmark text:name="LAP11"/>LAP11</text:h>
            <text:p text:style-name="P24">Ao quitar um período de um lançamento fixo o próximo é automaticamente criado.</text:p>
          </table:table-cell>
        </table:table-row>
        <table:table-row table:style-name="Table13.1">
          <table:table-cell table:style-name="Table13.A1" office:value-type="string">
            <text:p text:style-name="P1"><text:a xlink:type="simple" xlink:href="http://hslife-redmine.cloudapp.net/projects/orcamento/wiki/LAP12" text:style-name="Internet_20_link" text:visited-style-name="Visited_20_Internet_20_Link"><text:span text:style-name="T13">LAP12</text:span></text:a></text:p>
          </table:table-cell>
          <table:table-cell table:style-name="Table13.A1" office:value-type="string">
            <text:h text:style-name="P14" text:outline-level="3"><text:bookmark text:name="LAP12"/>LAP12</text:h>
            <text:p text:style-name="P24"><text:line-break/>Permitir ao usuário cadastrar novas mensalidades, impedindo a criação para o mesmo ano, período e data de vencimento.</text:p>
          </table:table-cell>
        </table:table-row>
        <table:table-row table:style-name="Table13.1">
          <table:table-cell table:style-name="Table13.A1" office:value-type="string">
            <text:p text:style-name="P1"><text:a xlink:type="simple" xlink:href="http://hslife-redmine.cloudapp.net/projects/orcamento/wiki/LAP13" text:style-name="Internet_20_link" text:visited-style-name="Visited_20_Internet_20_Link"><text:span text:style-name="T13">LAP13</text:span></text:a></text:p>
          </table:table-cell>
          <table:table-cell table:style-name="Table13.A1" office:value-type="string">
            <text:h text:style-name="P14" text:outline-level="3"><text:bookmark text:name="LAP13"/>LAP13</text:h>
            <text:p text:style-name="P24"><text:line-break/>Permitir gerir os vínculos das mensalidades através de inclusão de lançamentos da conta anteriormente cadastrados, mesclar as informações das mensalidades ou das parcelas com as informações de lançamentos previamente cadastrados, e remover o vínculo das mensalidades com o lançamento.</text:p>
          </table:table-cell>
        </table:table-row>
      </table:table>
      <text:p text:style-name="P3"/>
      <text:p text:style-name="P3"/>
      <text:h text:style-name="P21" text:outline-level="1">Caso de Uso - CAL - Calendário de Atividades</text:h>
      <text:p text:style-name="P24">Gerencia todas os compromissos, tarefas e anotações de caráter financeiro e suas respectivas notificações no sistema. O módulo possui a visualização em formato de calendário dia/mês/ano e a visualização por listagem de itens cadastrados.</text:p>
      <text:p text:style-name="P3"><draw:frame draw:style-name="fr1" draw:name="Picture 27" text:anchor-type="as-char" svg:width="0.572cm" svg:height="0.572cm" draw:z-index="3"><draw:image xlink:href="Pictures/100002010000001000000010FB0639E1.png" xlink:type="simple" xlink:show="embed" xlink:actuate="onLoad"/><svg:desc>dit</svg:desc></draw:frame></text:p>
      <text:h text:style-name="P23" text:outline-level="2">Requisitos</text:h>
      <table:table table:name="Table14" table:style-name="Table14">
        <table:table-column table:style-name="Table14.A"/>
        <table:table-column table:style-name="Table14.B"/>
        <table:table-row table:style-name="Table14.1">
          <table:table-cell table:style-name="Table14.A1" office:value-type="string">
            <text:p text:style-name="P1"><text:span text:style-name="Strong"><text:span text:style-name="T6">Requisito</text:span></text:span></text:p>
          </table:table-cell>
          <table:table-cell table:style-name="Table14.A1" office:value-type="string">
            <text:p text:style-name="P1"><text:span text:style-name="Strong"><text:span text:style-name="T6">Descrição</text:span></text:span></text:p>
          </table:table-cell>
        </table:table-row>
        <table:table-row table:style-name="Table14.1">
          <table:table-cell table:style-name="Table14.A1" office:value-type="string">
            <text:p text:style-name="P1"><text:a xlink:type="simple" xlink:href="http://hslife-redmine.cloudapp.net/projects/orcamento/wiki/CAL01" text:style-name="Internet_20_link" text:visited-style-name="Visited_20_Internet_20_Link"><text:span text:style-name="T13">CAL01</text:span></text:a></text:p>
          </table:table-cell>
          <table:table-cell table:style-name="Table14.A1" office:value-type="string">
            <text:h text:style-name="P14" text:outline-level="3"><text:bookmark text:name="CAL01"/>CAL01</text:h>
            <text:p text:style-name="P24">Manter entidade 'Agenda' seguindo os requisitos abaixo:</text:p>
            <text:list xml:id="list6209883883516203814" text:style-name="WWNum16">
              <text:list-item>
                <text:p text:style-name="P58">Salvar entidade em meio físico efetuando as devidas formatações, conversões e validações de dados.</text:p>
              </text:list-item>
              <text:list-item>
                <text:p text:style-name="P58">Buscar uma entidade de um meio físico a partir do seu identificador único.</text:p>
              </text:list-item>
              <text:list-item>
                <text:p text:style-name="P58">Salvar as alterações na entidade em meio físico efetuando as devidas formatações, conversões e validações de dados.</text:p>
              </text:list-item>
              <text:list-item>
                <text:p text:style-name="P58">Remover entidade previamente salva em meio físico após visualização de suas informações e confirmação da operação.</text:p>
              </text:list-item>
              <text:list-item>
                <text:p text:style-name="P58">Buscar uma lista de entidades de um meio físico a partir de um ou de um conjunto de critérios previamente selecionados.</text:p>
              </text:list-item>
            </text:list>
          </table:table-cell>
        </table:table-row>
        <table:table-row table:style-name="Table14.1">
          <table:table-cell table:style-name="Table14.A1" office:value-type="string">
            <text:p text:style-name="P1"><text:a xlink:type="simple" xlink:href="http://hslife-redmine.cloudapp.net/projects/orcamento/wiki/CAL02" text:style-name="Internet_20_link" text:visited-style-name="Visited_20_Internet_20_Link"><text:span text:style-name="T13">CAL02</text:span></text:a></text:p>
          </table:table-cell>
          <table:table-cell table:style-name="Table14.A1" office:value-type="string">
            <text:h text:style-name="P14" text:outline-level="3"><text:bookmark text:name="CAL02"/>CAL02</text:h>
            <text:p text:style-name="P24">Oferecer a visualização dos compromissos e tarefas através da visualização por calendário dia/mês/ano (visão calendário) e a visualização por itens cadastrados (visão cadastro).</text:p>
          </table:table-cell>
        </table:table-row>
        <table:table-row table:style-name="Table14.1">
          <table:table-cell table:style-name="Table14.A1" office:value-type="string">
            <text:p text:style-name="P1"><text:a xlink:type="simple" xlink:href="http://hslife-redmine.cloudapp.net/projects/orcamento/wiki/CAL03" text:style-name="Internet_20_link" text:visited-style-name="Visited_20_Internet_20_Link"><text:span text:style-name="T13">CAL03</text:span></text:a></text:p>
          </table:table-cell>
          <table:table-cell table:style-name="Table14.A1" office:value-type="string">
            <text:h text:style-name="P14" text:outline-level="3"><text:bookmark text:name="CAL03"/>CAL03</text:h>
            <text:p text:style-name="P24"/>
          </table:table-cell>
        </table:table-row>
        <table:table-row table:style-name="Table14.1">
          <table:table-cell table:style-name="Table14.A1" office:value-type="string">
            <text:p text:style-name="P1"><text:a xlink:type="simple" xlink:href="http://hslife-redmine.cloudapp.net/projects/orcamento/wiki/CAL04" text:style-name="Internet_20_link" text:visited-style-name="Visited_20_Internet_20_Link"><text:span text:style-name="T13">CAL04</text:span></text:a></text:p>
          </table:table-cell>
          <table:table-cell table:style-name="Table14.A1" office:value-type="string">
            <text:h text:style-name="P14" text:outline-level="3"><text:bookmark text:name="CAL04"/>CAL04</text:h>
            <text:p text:style-name="P24"><text:line-break/>Na visão de calendário, ao clicar em um evento, aparece uma caixa de diálogo mostrando informações a respeito do evento.</text:p>
          </table:table-cell>
        </table:table-row>
        <text:soft-page-break/>
        <table:table-row table:style-name="Table14.1">
          <table:table-cell table:style-name="Table14.A1" office:value-type="string">
            <text:p text:style-name="P1"><text:a xlink:type="simple" xlink:href="http://hslife-redmine.cloudapp.net/projects/orcamento/wiki/CAL05" text:style-name="Internet_20_link" text:visited-style-name="Visited_20_Internet_20_Link"><text:span text:style-name="T13">CAL05</text:span></text:a></text:p>
          </table:table-cell>
          <table:table-cell table:style-name="Table14.A1" office:value-type="string">
            <text:h text:style-name="P14" text:outline-level="3"><text:bookmark text:name="CAL05"/>CAL05</text:h>
            <text:p text:style-name="P24">Eventos gerados a partir de agendamentos de lançamentos e de faturas do cartão não podem ser excluídos. A edição, nesse caso, leva direto para o registro do lançamentos ou da fatura em questão.</text:p>
          </table:table-cell>
        </table:table-row>
        <table:table-row table:style-name="Table14.1">
          <table:table-cell table:style-name="Table14.A1" office:value-type="string">
            <text:p text:style-name="P1"><text:a xlink:type="simple" xlink:href="http://hslife-redmine.cloudapp.net/projects/orcamento/wiki/CAL06" text:style-name="Internet_20_link" text:visited-style-name="Visited_20_Internet_20_Link"><text:span text:style-name="T13">CAL06</text:span></text:a></text:p>
          </table:table-cell>
          <table:table-cell table:style-name="Table14.A1" office:value-type="string">
            <text:h text:style-name="P14" text:outline-level="3"><text:bookmark text:name="CAL06"/>CAL06</text:h>
            <text:p text:style-name="P24"><text:line-break/><text:line-break/>Os agendamentos do tipo PREVISÃO são gerados automaticamente de tempos em tempo, com a opção de emitir alerta ativado, sendo excluídos assim que o lançamento da conta ou do cartão deixa de ser agendado.</text:p>
          </table:table-cell>
        </table:table-row>
        <table:table-row table:style-name="Table14.1">
          <table:table-cell table:style-name="Table14.A1" office:value-type="string">
            <text:p text:style-name="P1"><text:a xlink:type="simple" xlink:href="http://hslife-redmine.cloudapp.net/projects/orcamento/wiki/CAL07" text:style-name="Internet_20_link" text:visited-style-name="Visited_20_Internet_20_Link"><text:span text:style-name="T13">CAL07</text:span></text:a></text:p>
          </table:table-cell>
          <table:table-cell table:style-name="Table14.A1" office:value-type="string">
            <text:h text:style-name="P14" text:outline-level="3"><text:bookmark text:name="CAL07"/>CAL07</text:h>
            <text:p text:style-name="P24">Ter um alerta visual discreto informando a quantidade de agendamentos marcados para hoje. Somente mostrar no quantitativo os agendamentos marcados para emitir alerta.</text:p>
          </table:table-cell>
        </table:table-row>
        <table:table-row table:style-name="Table14.1">
          <table:table-cell table:style-name="Table14.A1" office:value-type="string">
            <text:p text:style-name="P1"><text:a xlink:type="simple" xlink:href="http://hslife-redmine.cloudapp.net/projects/orcamento/wiki/CAL08" text:style-name="Internet_20_link" text:visited-style-name="Visited_20_Internet_20_Link"><text:span text:style-name="T13">CAL08</text:span></text:a></text:p>
          </table:table-cell>
          <table:table-cell table:style-name="Table14.A1" office:value-type="string">
            <text:h text:style-name="P14" text:outline-level="3"><text:bookmark text:name="CAL08"/>CAL08</text:h>
            <text:p text:style-name="P24">Notificar ao usuário por e-mail os agendamentos do dia.</text:p>
          </table:table-cell>
        </table:table-row>
      </table:table>
      <text:p text:style-name="P3"/>
      <text:p text:style-name="P3"/>
      <text:h text:style-name="P21" text:outline-level="1">Caso de Uso - ORC - Orçamento do Período</text:h>
      <text:p text:style-name="P24">Descreve os procedimentos para poder realizar a geração do orçamento do período.</text:p>
      <text:p text:style-name="P3"><draw:frame draw:style-name="fr1" draw:name="Picture 29" text:anchor-type="as-char" svg:width="0.572cm" svg:height="0.572cm" draw:z-index="5"><draw:image xlink:href="Pictures/100002010000001000000010FB0639E1.png" xlink:type="simple" xlink:show="embed" xlink:actuate="onLoad"/><svg:desc>dit</svg:desc></draw:frame></text:p>
      <text:h text:style-name="P23" text:outline-level="2">Requisitos</text:h>
      <table:table table:name="Table15" table:style-name="Table15">
        <table:table-column table:style-name="Table15.A"/>
        <table:table-column table:style-name="Table15.B"/>
        <table:table-row table:style-name="Table15.1">
          <table:table-cell table:style-name="Table15.A1" office:value-type="string">
            <text:p text:style-name="P1"><text:span text:style-name="Strong"><text:span text:style-name="T6">Requisito</text:span></text:span></text:p>
          </table:table-cell>
          <table:table-cell table:style-name="Table15.A1" office:value-type="string">
            <text:p text:style-name="P1"><text:span text:style-name="Strong"><text:span text:style-name="T6">Descrição</text:span></text:span></text:p>
          </table:table-cell>
        </table:table-row>
        <table:table-row table:style-name="Table15.1">
          <table:table-cell table:style-name="Table15.A1" office:value-type="string">
            <text:p text:style-name="P1"><text:a xlink:type="simple" xlink:href="http://hslife-redmine.cloudapp.net/projects/orcamento/wiki/ORC01" text:style-name="Internet_20_link" text:visited-style-name="Visited_20_Internet_20_Link"><text:span text:style-name="T13">ORC01</text:span></text:a></text:p>
          </table:table-cell>
          <table:table-cell table:style-name="Table15.A1" office:value-type="string">
            <text:h text:style-name="P14" text:outline-level="3"><text:bookmark text:name="ORC01"/>ORC01</text:h>
            <text:p text:style-name="P24">Manter entidade 'Orcamento' seguindo os requisitos abaixo:</text:p>
            <text:list xml:id="list6673606547920847128" text:style-name="WWNum17">
              <text:list-item>
                <text:p text:style-name="P59">Salvar entidade em meio físico efetuando as devidas formatações, conversões e validações de dados.</text:p>
              </text:list-item>
              <text:list-item>
                <text:p text:style-name="P59">Buscar uma entidade de um meio físico a partir do seu identificador único.</text:p>
              </text:list-item>
              <text:list-item>
                <text:p text:style-name="P59">Salvar as alterações na entidade em meio físico efetuando as devidas formatações, conversões e validações de dados.</text:p>
              </text:list-item>
              <text:list-item>
                <text:p text:style-name="P59">Remover entidade previamente salva em meio físico após visualização de suas informações e confirmação da operação.</text:p>
              </text:list-item>
              <text:list-item>
                <text:p text:style-name="P59">Buscar uma lista de entidades de um meio físico a partir de um ou de um conjunto de critérios previamente selecionados.</text:p>
              </text:list-item>
            </text:list>
          </table:table-cell>
        </table:table-row>
        <table:table-row table:style-name="Table15.1">
          <table:table-cell table:style-name="Table15.A1" office:value-type="string">
            <text:p text:style-name="P1"><text:a xlink:type="simple" xlink:href="http://hslife-redmine.cloudapp.net/projects/orcamento/wiki/ORC02" text:style-name="Internet_20_link" text:visited-style-name="Visited_20_Internet_20_Link"><text:span text:style-name="T13">ORC02</text:span></text:a></text:p>
          </table:table-cell>
          <table:table-cell table:style-name="Table15.A1" office:value-type="string">
            <text:h text:style-name="P14" text:outline-level="3"><text:bookmark text:name="ORC02"/>ORC02</text:h>
            <text:p text:style-name="P24">Os orçamentos do período farão a contabilização dos lançamentos no período informado para comparar com os valores fornecidos pelo usuário, assim obtendo o percentual positivo ou negativo das receitas e/ou despesas do período.</text:p>
          </table:table-cell>
        </table:table-row>
        <table:table-row table:style-name="Table15.1">
          <table:table-cell table:style-name="Table15.A1" office:value-type="string">
            <text:p text:style-name="P1"><text:a xlink:type="simple" xlink:href="http://hslife-redmine.cloudapp.net/projects/orcamento/wiki/ORC03" text:style-name="Internet_20_link" text:visited-style-name="Visited_20_Internet_20_Link"><text:span text:style-name="T13">ORC03</text:span></text:a></text:p>
          </table:table-cell>
          <table:table-cell table:style-name="Table15.A1" office:value-type="string">
            <text:h text:style-name="P14" text:outline-level="3"><text:bookmark text:name="ORC03"/>ORC03</text:h>
            <text:p text:style-name="P24">Os orçamentos do período podem abranger uma conta, um tipo de conta, ou todas as contas (sem realizar distinção).</text:p>
          </table:table-cell>
        </table:table-row>
        <table:table-row table:style-name="Table15.1">
          <table:table-cell table:style-name="Table15.A1" office:value-type="string">
            <text:p text:style-name="P1"><text:a xlink:type="simple" xlink:href="http://hslife-redmine.cloudapp.net/projects/orcamento/wiki/ORC04" text:style-name="Internet_20_link" text:visited-style-name="Visited_20_Internet_20_Link"><text:span text:style-name="T13">ORC04</text:span></text:a></text:p>
          </table:table-cell>
          <table:table-cell table:style-name="Table15.A1" office:value-type="string">
            <text:h text:style-name="P14" text:outline-level="3"><text:bookmark text:name="ORC04"/>ORC04</text:h>
            <text:p text:style-name="P24">As previsões serão computadas em cima de um grupo de categorias, favorecidos ou meios de pagamento previamente cadastrados para o orçamento.</text:p>
          </table:table-cell>
        </table:table-row>
        <text:soft-page-break/>
        <table:table-row table:style-name="Table15.1">
          <table:table-cell table:style-name="Table15.A1" office:value-type="string">
            <text:p text:style-name="P1"><text:a xlink:type="simple" xlink:href="http://hslife-redmine.cloudapp.net/projects/orcamento/wiki/ORC05" text:style-name="Internet_20_link" text:visited-style-name="Visited_20_Internet_20_Link"><text:span text:style-name="T13">ORC05</text:span></text:a></text:p>
          </table:table-cell>
          <table:table-cell table:style-name="Table15.A1" office:value-type="string">
            <text:h text:style-name="P14" text:outline-level="3"><text:bookmark text:name="ORC05"/>ORC05</text:h>
            <text:p text:style-name="P24">Permitir gerar automaticamente um novo orçamento. As informações de data são atualizadas de acordo com o tipo de período selecionado.</text:p>
          </table:table-cell>
        </table:table-row>
        <table:table-row table:style-name="Table15.1">
          <table:table-cell table:style-name="Table15.A1" office:value-type="string">
            <text:p text:style-name="P1"><text:a xlink:type="simple" xlink:href="http://hslife-redmine.cloudapp.net/projects/orcamento/wiki/ORC06" text:style-name="Internet_20_link" text:visited-style-name="Visited_20_Internet_20_Link"><text:span text:style-name="T13">ORC06</text:span></text:a></text:p>
          </table:table-cell>
          <table:table-cell table:style-name="Table15.A1" office:value-type="string">
            <text:h text:style-name="P14" text:outline-level="3"><text:bookmark text:name="ORC06"/>ORC06</text:h>
            <text:p text:style-name="P24">Ter uma indicação que o orçamento é para fins de histórico.</text:p>
          </table:table-cell>
        </table:table-row>
        <table:table-row table:style-name="Table15.1">
          <table:table-cell table:style-name="Table15.A1" office:value-type="string">
            <text:p text:style-name="P1"><text:a xlink:type="simple" xlink:href="http://hslife-redmine.cloudapp.net/projects/orcamento/wiki/ORC07" text:style-name="Internet_20_link" text:visited-style-name="Visited_20_Internet_20_Link"><text:span text:style-name="T13">ORC07</text:span></text:a></text:p>
          </table:table-cell>
          <table:table-cell table:style-name="Table15.A1" office:value-type="string">
            <text:h text:style-name="P14" text:outline-level="3"><text:bookmark text:name="ORC07"/>ORC07</text:h>
            <text:p text:style-name="P24">Todos os valores são mostrados na moeda padrão do usuário.</text:p>
          </table:table-cell>
        </table:table-row>
        <table:table-row table:style-name="Table15.1">
          <table:table-cell table:style-name="Table15.A1" office:value-type="string">
            <text:p text:style-name="P1"><text:a xlink:type="simple" xlink:href="http://hslife-redmine.cloudapp.net/projects/orcamento/wiki/ORC08" text:style-name="Internet_20_link" text:visited-style-name="Visited_20_Internet_20_Link"><text:span text:style-name="T13">ORC08</text:span></text:a></text:p>
          </table:table-cell>
          <table:table-cell table:style-name="Table15.A1" office:value-type="string">
            <text:h text:style-name="P14" text:outline-level="3"><text:bookmark text:name="ORC08"/>ORC08</text:h>
            <text:p text:style-name="P24">Ter uma opção do sistema para exibir os orçamentos inativos.</text:p>
          </table:table-cell>
        </table:table-row>
        <table:table-row table:style-name="Table15.1">
          <table:table-cell table:style-name="Table15.A1" office:value-type="string">
            <text:p text:style-name="P1"><text:a xlink:type="simple" xlink:href="http://hslife-redmine.cloudapp.net/projects/orcamento/wiki/ORC09" text:style-name="Internet_20_link" text:visited-style-name="Visited_20_Internet_20_Link"><text:span text:style-name="T13">ORC09</text:span></text:a></text:p>
          </table:table-cell>
          <table:table-cell table:style-name="Table15.A1" office:value-type="string">
            <text:h text:style-name="P14" text:outline-level="3"><text:bookmark text:name="ORC09"/>ORC09</text:h>
            <text:p text:style-name="P11">Indicar a situação do orçamento através de cores: </text:p>
            <text:list xml:id="list580023475499977483" text:style-name="WWNum18">
              <text:list-item>
                <text:p text:style-name="P60">Verde (BOM) - 70% do que foi estimado;</text:p>
              </text:list-item>
              <text:list-item>
                <text:p text:style-name="P60">Amarelo (REGULAR) - de 70% a 100% do que foi estimado;</text:p>
              </text:list-item>
              <text:list-item>
                <text:p text:style-name="P60">Vermelho - (RUIM) acima de 100% do que foi estimado;</text:p>
              </text:list-item>
            </text:list>
          </table:table-cell>
        </table:table-row>
      </table:table>
      <text:p text:style-name="P3"/>
      <text:p text:style-name="P3"/>
      <text:p text:style-name="P18"/>
      <text:p text:style-name="P7"/>
      <text:p text:style-name="P7"/>
      <text:p text:style-name="P7">Despensa</text:p>
      <text:p text:style-name="P3"/>
      <text:h text:style-name="P21" text:outline-level="1">Caso de Uso - DES - Manter Despensa</text:h>
      <text:p text:style-name="P24">Gerencia as despensas onde o usuário irá classificar os itens de despensa.</text:p>
      <text:p text:style-name="P3"><draw:frame draw:style-name="fr1" draw:name="Picture 31" text:anchor-type="as-char" svg:width="0.572cm" svg:height="0.572cm" draw:z-index="7"><draw:image xlink:href="Pictures/100002010000001000000010FB0639E1.png" xlink:type="simple" xlink:show="embed" xlink:actuate="onLoad"/><svg:desc>dit</svg:desc></draw:frame></text:p>
      <text:h text:style-name="P23" text:outline-level="2">Requisitos</text:h>
      <table:table table:name="Table16" table:style-name="Table16">
        <table:table-column table:style-name="Table16.A"/>
        <table:table-column table:style-name="Table16.B"/>
        <table:table-row table:style-name="Table16.1">
          <table:table-cell table:style-name="Table16.A1" office:value-type="string">
            <text:p text:style-name="P1"><text:span text:style-name="Strong"><text:span text:style-name="T6">Requisito</text:span></text:span></text:p>
          </table:table-cell>
          <table:table-cell table:style-name="Table16.A1" office:value-type="string">
            <text:p text:style-name="P1"><text:span text:style-name="Strong"><text:span text:style-name="T6">Descrição</text:span></text:span></text:p>
          </table:table-cell>
        </table:table-row>
        <table:table-row table:style-name="Table16.1">
          <table:table-cell table:style-name="Table16.A1" office:value-type="string">
            <text:p text:style-name="P1"><text:a xlink:type="simple" xlink:href="http://hslife-redmine.cloudapp.net/projects/orcamento/wiki/DES01" text:style-name="Internet_20_link" text:visited-style-name="Visited_20_Internet_20_Link"><text:span text:style-name="T13">DES01</text:span></text:a></text:p>
          </table:table-cell>
          <table:table-cell table:style-name="Table16.A1" office:value-type="string">
            <text:h text:style-name="P14" text:outline-level="3"><text:bookmark text:name="DES01"/>DES01</text:h>
            <text:p text:style-name="P11">Manter entidade 'Despensa' seguindo os requisitos abaixo: </text:p>
            <text:list xml:id="list2953282451045908223" text:style-name="WWNum19">
              <text:list-item>
                <text:p text:style-name="P61">Salvar entidade em meio físico efetuando as devidas formatações, conversões e validações de dados.</text:p>
              </text:list-item>
              <text:list-item>
                <text:p text:style-name="P61">Buscar uma entidade de um meio físico a partir do seu identificador único.</text:p>
              </text:list-item>
              <text:list-item>
                <text:p text:style-name="P61">Salvar as alterações na entidade em meio físico efetuando as devidas formatações, conversões e validações de dados.</text:p>
              </text:list-item>
              <text:list-item>
                <text:p text:style-name="P61">Remover entidade previamente salva em meio físico após visualização de suas informações e confirmação da operação.</text:p>
              </text:list-item>
              <text:list-item>
                <text:p text:style-name="P61">Buscar uma lista de entidades de um meio físico a partir de um ou de um conjunto de critérios previamente selecionados.</text:p>
              </text:list-item>
            </text:list>
          </table:table-cell>
        </table:table-row>
        <table:table-row table:style-name="Table16.1">
          <table:table-cell table:style-name="Table16.A1" office:value-type="string">
            <text:p text:style-name="P1"><text:a xlink:type="simple" xlink:href="http://hslife-redmine.cloudapp.net/projects/orcamento/wiki/DES02" text:style-name="Internet_20_link" text:visited-style-name="Visited_20_Internet_20_Link"><text:span text:style-name="T13">DES02</text:span></text:a></text:p>
          </table:table-cell>
          <table:table-cell table:style-name="Table16.A1" office:value-type="string">
            <text:h text:style-name="P14" text:outline-level="3"><text:bookmark text:name="DES02"/>DES02</text:h>
            <text:p text:style-name="P24"><text:line-break/>A exclusão de uma despensa só é possível se não houverem itens de despensa vinculados a ela.</text:p>
            <text:p text:style-name="Normal_20__28_Web_29_"><text:span text:style-name="Emphasis"><text:span text:style-name="T5">Requisito alterado de acordo com a tarefa </text:span></text:span><text:a xlink:type="simple" xlink:href="http://hslife-redmine.cloudapp.net/issues/1098" text:style-name="Internet_20_link" text:visited-style-name="Visited_20_Internet_20_Link"><text:span text:style-name="T12">#1098</text:span></text:a><text:span text:style-name="Emphasis"><text:span text:style-name="T5">.</text:span></text:span></text:p>
          </table:table-cell>
        </table:table-row>
        <table:table-row table:style-name="Table16.1">
          <table:table-cell table:style-name="Table16.A1" office:value-type="string">
            <text:p text:style-name="P1"><text:a xlink:type="simple" xlink:href="http://hslife-redmine.cloudapp.net/projects/orcamento/wiki/DES03" text:style-name="Internet_20_link" text:visited-style-name="Visited_20_Internet_20_Link"><text:span text:style-name="T13">DES03</text:span></text:a></text:p>
          </table:table-cell>
          <table:table-cell table:style-name="Table16.A1" office:value-type="string">
            <text:h text:style-name="P14" text:outline-level="3"><text:bookmark text:name="DES03"/>DES03</text:h>
            <text:p text:style-name="P24">Permitir visualizar o quantitativo de itens atualmente existentes nas despensas.</text:p>
          </table:table-cell>
        </table:table-row>
      </table:table>
      <text:p text:style-name="P3"/>
      <text:p text:style-name="P3"/>
      <text:h text:style-name="P21" text:outline-level="1">Caso de Uso - IDE - Manter Itens de Despensa</text:h>
      <text:p text:style-name="P24">Gerencia todos os itens das despensas do usuário, permitindo efetuar o registro de compra e consumo, gerar lista de compras, inventário dos itens existentes, histórico da movimentação e arquivamento dos itens.</text:p>
      <text:p text:style-name="P3"><draw:frame draw:style-name="fr1" draw:name="Picture 33" text:anchor-type="as-char" svg:width="0.572cm" svg:height="0.572cm" draw:z-index="26"><draw:image xlink:href="Pictures/100002010000001000000010FB0639E1.png" xlink:type="simple" xlink:show="embed" xlink:actuate="onLoad"/><svg:desc>dit</svg:desc></draw:frame></text:p>
      <text:h text:style-name="P23" text:outline-level="2">Requisitos</text:h>
      <table:table table:name="Table17" table:style-name="Table17">
        <table:table-column table:style-name="Table17.A"/>
        <table:table-column table:style-name="Table17.B"/>
        <table:table-row table:style-name="Table17.1">
          <table:table-cell table:style-name="Table17.A1" office:value-type="string">
            <text:p text:style-name="P1"><text:span text:style-name="Strong"><text:span text:style-name="T6">Requisito</text:span></text:span></text:p>
          </table:table-cell>
          <table:table-cell table:style-name="Table17.A1" office:value-type="string">
            <text:p text:style-name="P1"><text:span text:style-name="Strong"><text:span text:style-name="T6">Descrição</text:span></text:span></text:p>
          </table:table-cell>
        </table:table-row>
        <table:table-row table:style-name="Table17.1">
          <table:table-cell table:style-name="Table17.A1" office:value-type="string">
            <text:p text:style-name="P1"><text:a xlink:type="simple" xlink:href="http://hslife-redmine.cloudapp.net/projects/orcamento/wiki/IDE01" text:style-name="Internet_20_link" text:visited-style-name="Visited_20_Internet_20_Link"><text:span text:style-name="T13">IDE01</text:span></text:a></text:p>
          </table:table-cell>
          <table:table-cell table:style-name="Table17.A1" office:value-type="string">
            <text:h text:style-name="P14" text:outline-level="3"><text:bookmark text:name="IDE01"/>IDE01</text:h>
            <text:p text:style-name="P11">Manter entidade 'ItemDespensa' seguindo os requisitos abaixo: </text:p>
            <text:list xml:id="list6026266566637234604" text:style-name="WWNum20">
              <text:list-item>
                <text:p text:style-name="P62">Salvar entidade em meio físico efetuando as devidas formatações, conversões e validações de dados.</text:p>
              </text:list-item>
              <text:list-item>
                <text:p text:style-name="P62">Buscar uma entidade de um meio físico a partir do seu identificador único.</text:p>
              </text:list-item>
              <text:list-item>
                <text:p text:style-name="P62">Salvar as alterações na entidade em meio físico efetuando as devidas formatações, conversões e validações de dados.</text:p>
              </text:list-item>
              <text:list-item>
                <text:p text:style-name="P62">Remover entidade previamente salva em meio físico após visualização de suas informações e confirmação da operação.</text:p>
              </text:list-item>
              <text:list-item>
                <text:p text:style-name="P62">Buscar uma lista de entidades de um meio físico a partir de um ou de um conjunto de critérios previamente selecionados.</text:p>
              </text:list-item>
            </text:list>
          </table:table-cell>
        </table:table-row>
        <table:table-row table:style-name="Table17.1">
          <table:table-cell table:style-name="Table17.A1" office:value-type="string">
            <text:p text:style-name="P1"><text:a xlink:type="simple" xlink:href="http://hslife-redmine.cloudapp.net/projects/orcamento/wiki/IDE02" text:style-name="Internet_20_link" text:visited-style-name="Visited_20_Internet_20_Link"><text:span text:style-name="T13">IDE02</text:span></text:a></text:p>
          </table:table-cell>
          <table:table-cell table:style-name="Table17.A1" office:value-type="string">
            <text:h text:style-name="P14" text:outline-level="3"><text:bookmark text:name="IDE02"/>IDE02</text:h>
            <text:p text:style-name="P24">Manter registro de consumo com data e quantidade retirada da despensa.</text:p>
          </table:table-cell>
        </table:table-row>
        <table:table-row table:style-name="Table17.1">
          <table:table-cell table:style-name="Table17.A1" office:value-type="string">
            <text:p text:style-name="P1"><text:a xlink:type="simple" xlink:href="http://hslife-redmine.cloudapp.net/projects/orcamento/wiki/IDE03" text:style-name="Internet_20_link" text:visited-style-name="Visited_20_Internet_20_Link"><text:span text:style-name="T13">IDE03</text:span></text:a></text:p>
          </table:table-cell>
          <table:table-cell table:style-name="Table17.A1" office:value-type="string">
            <text:h text:style-name="P14" text:outline-level="3"><text:bookmark text:name="IDE03"/>IDE03</text:h>
            <text:p text:style-name="P24">Manter registro de compra dos itens repostos na despensa com data e valor de compra e quantidade comprada.</text:p>
          </table:table-cell>
        </table:table-row>
        <table:table-row table:style-name="Table17.1">
          <table:table-cell table:style-name="Table17.A1" office:value-type="string">
            <text:p text:style-name="P1"><text:a xlink:type="simple" xlink:href="http://hslife-redmine.cloudapp.net/projects/orcamento/wiki/IDE04" text:style-name="Internet_20_link" text:visited-style-name="Visited_20_Internet_20_Link"><text:span text:style-name="T13">IDE04</text:span></text:a></text:p>
          </table:table-cell>
          <table:table-cell table:style-name="Table17.A1" office:value-type="string">
            <text:h text:style-name="P14" text:outline-level="3"><text:bookmark text:name="IDE04"/>IDE04</text:h>
            <text:p text:style-name="P24">Indicação colorida do nível do item na despensa:</text:p>
            <text:list xml:id="list5164902127132770674" text:style-name="WWNum21">
              <text:list-item>
                <text:p text:style-name="P63">verde - dentro do ideal informado;</text:p>
              </text:list-item>
              <text:list-item>
                <text:p text:style-name="P63"><text:soft-page-break/>amarelo - item precisará ser reposto em breve;</text:p>
              </text:list-item>
              <text:list-item>
                <text:p text:style-name="P63">vermelho - estoque no fim, reposição necessária.</text:p>
              </text:list-item>
            </text:list>
          </table:table-cell>
        </table:table-row>
        <table:table-row table:style-name="Table17.1">
          <table:table-cell table:style-name="Table17.A1" office:value-type="string">
            <text:p text:style-name="P1"><text:a xlink:type="simple" xlink:href="http://hslife-redmine.cloudapp.net/projects/orcamento/wiki/IDE05" text:style-name="Internet_20_link" text:visited-style-name="Visited_20_Internet_20_Link"><text:span text:style-name="T13">IDE05</text:span></text:a></text:p>
          </table:table-cell>
          <table:table-cell table:style-name="Table17.A1" office:value-type="string">
            <text:h text:style-name="P14" text:outline-level="3"><text:bookmark text:name="IDE05"/>IDE05</text:h>
            <text:p text:style-name="P24">Possibilidade de arquivar os itens de despensa que não se tem mais interesse em controlar, mas que se deseja manter um histórico do mesmo. Possibilitar também 'desarquivar' o item que foi anteriormente arquivado.</text:p>
          </table:table-cell>
        </table:table-row>
        <table:table-row table:style-name="Table17.1">
          <table:table-cell table:style-name="Table17.A1" office:value-type="string">
            <text:p text:style-name="P1"><text:a xlink:type="simple" xlink:href="http://hslife-redmine.cloudapp.net/projects/orcamento/wiki/IDE06" text:style-name="Internet_20_link" text:visited-style-name="Visited_20_Internet_20_Link"><text:span text:style-name="T13">IDE06</text:span></text:a></text:p>
          </table:table-cell>
          <table:table-cell table:style-name="Table17.A1" office:value-type="string">
            <text:h text:style-name="P14" text:outline-level="3"><text:bookmark text:name="IDE06"/>IDE06</text:h>
            <text:p text:style-name="P24">Impedir e avisar quando um registro de consumo ultrapassar o valor do estoque atual.</text:p>
          </table:table-cell>
        </table:table-row>
        <table:table-row table:style-name="Table17.1">
          <table:table-cell table:style-name="Table17.A1" office:value-type="string">
            <text:p text:style-name="P1"><text:a xlink:type="simple" xlink:href="http://hslife-redmine.cloudapp.net/projects/orcamento/wiki/IDE07" text:style-name="Internet_20_link" text:visited-style-name="Visited_20_Internet_20_Link"><text:span text:style-name="T13">IDE07</text:span></text:a></text:p>
          </table:table-cell>
          <table:table-cell table:style-name="Table17.A1" office:value-type="string">
            <text:h text:style-name="P14" text:outline-level="3"><text:bookmark text:name="IDE07"/>IDE07</text:h>
            <text:p text:style-name="P24">Gerar arquivo MS-Excel ou PDF com listagem de itens de despensa ativos a comprar com a descrição do item, características e a quantidade ideal para repor na despensa.</text:p>
          </table:table-cell>
        </table:table-row>
        <table:table-row table:style-name="Table17.1">
          <table:table-cell table:style-name="Table17.A1" office:value-type="string">
            <text:p text:style-name="P1"><text:a xlink:type="simple" xlink:href="http://hslife-redmine.cloudapp.net/projects/orcamento/wiki/IDE08" text:style-name="Internet_20_link" text:visited-style-name="Visited_20_Internet_20_Link"><text:span text:style-name="T13">IDE08</text:span></text:a></text:p>
          </table:table-cell>
          <table:table-cell table:style-name="Table17.A1" office:value-type="string">
            <text:h text:style-name="P14" text:outline-level="3"><text:bookmark text:name="IDE08"/>IDE08</text:h>
            <text:p text:style-name="P24">Itens de despensas arquivados não aceitam registros de compra e consumo e seus respectivos níveis no estoque não aparecem na listagem de busca.</text:p>
          </table:table-cell>
        </table:table-row>
        <table:table-row table:style-name="Table17.1">
          <table:table-cell table:style-name="Table17.A1" office:value-type="string">
            <text:p text:style-name="P1"><text:a xlink:type="simple" xlink:href="http://hslife-redmine.cloudapp.net/projects/orcamento/wiki/IDE09" text:style-name="Internet_20_link" text:visited-style-name="Visited_20_Internet_20_Link"><text:span text:style-name="T13">IDE09</text:span></text:a></text:p>
          </table:table-cell>
          <table:table-cell table:style-name="Table17.A1" office:value-type="string">
            <text:h text:style-name="P14" text:outline-level="3"><text:bookmark text:name="IDE09"/>IDE09</text:h>
            <text:p text:style-name="P24">Incluir automaticamente na listagem de compras os itens de despensa que passaram da validade.</text:p>
          </table:table-cell>
        </table:table-row>
        <table:table-row table:style-name="Table17.1">
          <table:table-cell table:style-name="Table17.A1" office:value-type="string">
            <text:p text:style-name="P1"><text:a xlink:type="simple" xlink:href="http://hslife-redmine.cloudapp.net/projects/orcamento/wiki/IDE10" text:style-name="Internet_20_link" text:visited-style-name="Visited_20_Internet_20_Link"><text:span text:style-name="T13">IDE10</text:span></text:a></text:p>
          </table:table-cell>
          <table:table-cell table:style-name="Table17.A1" office:value-type="string">
            <text:h text:style-name="P14" text:outline-level="3"><text:bookmark text:name="IDE10"/>IDE10</text:h>
            <text:p text:style-name="P24">Registro de data de validade dos itens comprados é opcional.</text:p>
          </table:table-cell>
        </table:table-row>
        <table:table-row table:style-name="Table17.1">
          <table:table-cell table:style-name="Table17.A1" office:value-type="string">
            <text:p text:style-name="P1"><text:a xlink:type="simple" xlink:href="http://hslife-redmine.cloudapp.net/projects/orcamento/wiki/IDE11" text:style-name="Internet_20_link" text:visited-style-name="Visited_20_Internet_20_Link"><text:span text:style-name="T13">IDE11</text:span></text:a></text:p>
          </table:table-cell>
          <table:table-cell table:style-name="Table17.A1" office:value-type="string">
            <text:h text:style-name="P14" text:outline-level="3"><text:bookmark text:name="IDE11"/>IDE11</text:h>
            <text:p text:style-name="P24"><text:line-break/>A unidade de medida de um item de despensa só pode ser alterada quando o mesmo não possui movimentações.</text:p>
          </table:table-cell>
        </table:table-row>
        <table:table-row table:style-name="Table17.1">
          <table:table-cell table:style-name="Table17.A1" office:value-type="string">
            <text:p text:style-name="P1"><text:a xlink:type="simple" xlink:href="http://hslife-redmine.cloudapp.net/projects/orcamento/wiki/IDE12" text:style-name="Internet_20_link" text:visited-style-name="Visited_20_Internet_20_Link"><text:span text:style-name="T13">IDE12</text:span></text:a></text:p>
          </table:table-cell>
          <table:table-cell table:style-name="Table17.A1" office:value-type="string">
            <text:h text:style-name="P14" text:outline-level="3"><text:bookmark text:name="IDE12"/>IDE12</text:h>
            <text:p text:style-name="P24">Permitir adicionar mais itens de despensa à lista de compras.</text:p>
          </table:table-cell>
        </table:table-row>
        <text:soft-page-break/>
        <table:table-row table:style-name="Table17.1">
          <table:table-cell table:style-name="Table17.A1" office:value-type="string">
            <text:p text:style-name="P1"><text:a xlink:type="simple" xlink:href="http://hslife-redmine.cloudapp.net/projects/orcamento/wiki/IDE13" text:style-name="Internet_20_link" text:visited-style-name="Visited_20_Internet_20_Link"><text:span text:style-name="T13">IDE13</text:span></text:a></text:p>
          </table:table-cell>
          <table:table-cell table:style-name="Table17.A1" office:value-type="string">
            <text:h text:style-name="P14" text:outline-level="3"><text:bookmark text:name="IDE13"/>IDE13</text:h>
            <text:p text:style-name="P24">Ter opção de exportar lista de itens de despensa para MS Excel ou PDF para fins de inventário.</text:p>
          </table:table-cell>
        </table:table-row>
        <table:table-row table:style-name="Table17.1">
          <table:table-cell table:style-name="Table17.A1" office:value-type="string">
            <text:p text:style-name="P1"><text:a xlink:type="simple" xlink:href="http://hslife-redmine.cloudapp.net/projects/orcamento/wiki/IDE14" text:style-name="Internet_20_link" text:visited-style-name="Visited_20_Internet_20_Link"><text:span text:style-name="T13">IDE14</text:span></text:a></text:p>
          </table:table-cell>
          <table:table-cell table:style-name="Table17.A1" office:value-type="string">
            <text:h text:style-name="P14" text:outline-level="3"><text:bookmark text:name="IDE14"/>IDE14</text:h>
            <text:p text:style-name="P24">Oferecer uma opção para desfazer o último registro de compra/consumo realizada pelo usuário em caso de erro no preenchimento do formulário.</text:p>
          </table:table-cell>
        </table:table-row>
        <table:table-row table:style-name="Table17.1">
          <table:table-cell table:style-name="Table17.A1" office:value-type="string">
            <text:p text:style-name="P1"><text:a xlink:type="simple" xlink:href="http://hslife-redmine.cloudapp.net/projects/orcamento/wiki/IDE15" text:style-name="Internet_20_link" text:visited-style-name="Visited_20_Internet_20_Link"><text:span text:style-name="T13">IDE15</text:span></text:a></text:p>
          </table:table-cell>
          <table:table-cell table:style-name="Table17.A1" office:value-type="string">
            <text:h text:style-name="P14" text:outline-level="3"><text:bookmark text:name="IDE15"/>IDE15</text:h>
            <text:p text:style-name="P24">Oferecer a possibilidade do usuário excluir o histórico de movimentações de um determinado item de despensa.</text:p>
          </table:table-cell>
        </table:table-row>
      </table:table>
      <text:p text:style-name="P3"/>
      <text:p text:style-name="P3"/>
      <text:h text:style-name="P21" text:outline-level="1">Caso de Uso - UNM - Manter Unidade de Medida</text:h>
      <text:p text:style-name="P24">Gerencia as unidades de medida utilizadas nas propriedades dos itens de despensa.</text:p>
      <text:p text:style-name="P3"><draw:frame draw:style-name="fr1" draw:name="Picture 35" text:anchor-type="as-char" svg:width="0.572cm" svg:height="0.572cm" draw:z-index="27"><draw:image xlink:href="Pictures/100002010000001000000010FB0639E1.png" xlink:type="simple" xlink:show="embed" xlink:actuate="onLoad"/><svg:desc>dit</svg:desc></draw:frame></text:p>
      <text:h text:style-name="P23" text:outline-level="2">Requisitos</text:h>
      <table:table table:name="Table18" table:style-name="Table18">
        <table:table-column table:style-name="Table18.A"/>
        <table:table-column table:style-name="Table18.B"/>
        <table:table-row table:style-name="Table18.1">
          <table:table-cell table:style-name="Table18.A1" office:value-type="string">
            <text:p text:style-name="P1"><text:span text:style-name="Strong"><text:span text:style-name="T6">Requisito</text:span></text:span></text:p>
          </table:table-cell>
          <table:table-cell table:style-name="Table18.A1" office:value-type="string">
            <text:p text:style-name="P1"><text:span text:style-name="Strong"><text:span text:style-name="T6">Descrição</text:span></text:span></text:p>
          </table:table-cell>
        </table:table-row>
        <table:table-row table:style-name="Table18.1">
          <table:table-cell table:style-name="Table18.A1" office:value-type="string">
            <text:p text:style-name="P1"><text:a xlink:type="simple" xlink:href="http://hslife-redmine.cloudapp.net/projects/orcamento/wiki/UNM01" text:style-name="Internet_20_link" text:visited-style-name="Visited_20_Internet_20_Link"><text:span text:style-name="T13">UNM01</text:span></text:a></text:p>
          </table:table-cell>
          <table:table-cell table:style-name="Table18.A1" office:value-type="string">
            <text:h text:style-name="P14" text:outline-level="3"><text:bookmark text:name="UNM01"/>UNM01</text:h>
            <text:p text:style-name="P24">Manter entidade 'UnidadeMedida' seguindo os requisitos abaixo:</text:p>
            <text:list xml:id="list1169230100124088462" text:style-name="WWNum22">
              <text:list-item>
                <text:p text:style-name="P64">Salvar entidade em meio físico efetuando as devidas formatações, conversões e validações de dados.</text:p>
              </text:list-item>
              <text:list-item>
                <text:p text:style-name="P64">Buscar uma entidade de um meio físico a partir do seu identificador único.</text:p>
              </text:list-item>
              <text:list-item>
                <text:p text:style-name="P64">Salvar as alterações na entidade em meio físico efetuando as devidas formatações, conversões e validações de dados.</text:p>
              </text:list-item>
              <text:list-item>
                <text:p text:style-name="P64">Remover entidade previamente salva em meio físico após visualização de suas informações e confirmação da operação.</text:p>
              </text:list-item>
              <text:list-item>
                <text:p text:style-name="P64">Buscar uma lista de entidades de um meio físico a partir de um ou de um conjunto de critérios previamente selecionados.</text:p>
              </text:list-item>
            </text:list>
          </table:table-cell>
        </table:table-row>
        <table:table-row table:style-name="Table18.1">
          <table:table-cell table:style-name="Table18.A1" office:value-type="string">
            <text:p text:style-name="P1"><text:a xlink:type="simple" xlink:href="http://hslife-redmine.cloudapp.net/projects/orcamento/wiki/UNM02" text:style-name="Internet_20_link" text:visited-style-name="Visited_20_Internet_20_Link"><text:span text:style-name="T13">UNM02</text:span></text:a></text:p>
          </table:table-cell>
          <table:table-cell table:style-name="Table18.A1" office:value-type="string">
            <text:h text:style-name="P14" text:outline-level="3"><text:bookmark text:name="UNM02"/>UNM02</text:h>
            <text:p text:style-name="P24">Só é possível remover uma unidade de medida se não houver nenhum item de despensa utilizando-o.</text:p>
          </table:table-cell>
        </table:table-row>
      </table:table>
      <text:p text:style-name="P3"/>
      <text:p text:style-name="P3"/>
      <text:p text:style-name="P17"/>
      <text:p text:style-name="P6"/>
      <text:p text:style-name="P6"/>
      <text:p text:style-name="P7">Documentos</text:p>
      <text:p text:style-name="P3"/>
      <text:h text:style-name="P21" text:outline-level="1">Caso de Uso - CAD - Manter Categoria de Documentos</text:h>
      <text:p text:style-name="P3"><draw:frame draw:style-name="fr1" draw:name="Picture 37" text:anchor-type="as-char" svg:width="0.572cm" svg:height="0.572cm" draw:z-index="28"><draw:image xlink:href="Pictures/100002010000001000000010FB0639E1.png" xlink:type="simple" xlink:show="embed" xlink:actuate="onLoad"/><svg:desc>dit</svg:desc></draw:frame></text:p>
      <text:h text:style-name="P23" text:outline-level="2">Requisitos</text:h>
      <text:p text:style-name="P3"/>
      <text:h text:style-name="P21" text:outline-level="1">Caso de Uso - DOC - Manter Documentos</text:h>
      <text:p text:style-name="P3"><draw:frame draw:style-name="fr1" draw:name="Picture 39" text:anchor-type="as-char" svg:width="0.572cm" svg:height="0.572cm" draw:z-index="29"><draw:image xlink:href="Pictures/100002010000001000000010FB0639E1.png" xlink:type="simple" xlink:show="embed" xlink:actuate="onLoad"/><svg:desc>dit</svg:desc></draw:frame></text:p>
      <text:h text:style-name="Heading_20_2" text:outline-level="2"><text:span text:style-name="T13">Requisitos</text:span><text:a xlink:type="simple" xlink:href="http://hslife-redmine.cloudapp.net/projects/orcamento/wiki/Caso_de_Uso_-_DOC_-_Manter_Documentos#Requisitos" text:style-name="Internet_20_link" text:visited-style-name="Visited_20_Internet_20_Link"><text:span text:style-name="T13">¶</text:span></text:a></text:h>
      <text:p text:style-name="P3"/>
      <text:h text:style-name="P21" text:outline-level="1">Caso de Uso - IDT - Manter Documentos de Identidade</text:h>
      <text:p text:style-name="P24">Gerencia os documentos de identidade do usuário. São eles: CPF, RG, Certidão de Nascimento/Casamento, Carteira de trabalho, PIS/PASEP, Carteira de habilitação, Título de Eleitor, Certificado de Reservista e Passaporte.</text:p>
      <text:p text:style-name="P3"><draw:frame draw:style-name="fr1" draw:name="Picture 41" text:anchor-type="as-char" svg:width="0.572cm" svg:height="0.572cm" draw:z-index="30"><draw:image xlink:href="Pictures/100002010000001000000010FB0639E1.png" xlink:type="simple" xlink:show="embed" xlink:actuate="onLoad"/><svg:desc>dit</svg:desc></draw:frame></text:p>
      <text:h text:style-name="P23" text:outline-level="2">Requisitos</text:h>
      <table:table table:name="Table19" table:style-name="Table19">
        <table:table-column table:style-name="Table19.A"/>
        <table:table-column table:style-name="Table19.B"/>
        <table:table-row table:style-name="Table19.1">
          <table:table-cell table:style-name="Table19.A1" office:value-type="string">
            <text:p text:style-name="P1"><text:span text:style-name="Strong"><text:span text:style-name="T6">Requisito</text:span></text:span></text:p>
          </table:table-cell>
          <table:table-cell table:style-name="Table19.A1" office:value-type="string">
            <text:p text:style-name="P1"><text:span text:style-name="Strong"><text:span text:style-name="T6">Descrição</text:span></text:span></text:p>
          </table:table-cell>
        </table:table-row>
        <table:table-row table:style-name="Table19.1">
          <table:table-cell table:style-name="Table19.A1" office:value-type="string">
            <text:p text:style-name="P1"><text:a xlink:type="simple" xlink:href="http://hslife-redmine.cloudapp.net/projects/orcamento/wiki/IDT01" text:style-name="Internet_20_link" text:visited-style-name="Visited_20_Internet_20_Link"><text:span text:style-name="T13">IDT01</text:span></text:a></text:p>
          </table:table-cell>
          <table:table-cell table:style-name="Table19.A1" office:value-type="string">
            <text:h text:style-name="P14" text:outline-level="3"><text:bookmark text:name="IDT01"/>IDT01</text:h>
            <text:p text:style-name="P24">Manter entidade 'Identidade' seguindo os requisitos abaixo:</text:p>
            <text:list xml:id="list5420935429918790821" text:style-name="WWNum23">
              <text:list-item>
                <text:p text:style-name="P65">Salvar entidade em meio físico efetuando as devidas formatações, conversões e validações de dados.</text:p>
              </text:list-item>
              <text:list-item>
                <text:p text:style-name="P65">Buscar uma entidade de um meio físico a partir do seu identificador único.</text:p>
              </text:list-item>
              <text:list-item>
                <text:p text:style-name="P65">Salvar as alterações na entidade em meio físico efetuando as devidas formatações, conversões e validações de dados.</text:p>
              </text:list-item>
            </text:list>
          </table:table-cell>
        </table:table-row>
        <table:table-row table:style-name="Table19.1">
          <table:table-cell table:style-name="Table19.A1" office:value-type="string">
            <text:p text:style-name="P1"><text:a xlink:type="simple" xlink:href="http://hslife-redmine.cloudapp.net/projects/orcamento/wiki/IDT02" text:style-name="Internet_20_link" text:visited-style-name="Visited_20_Internet_20_Link"><text:span text:style-name="T13">IDT02</text:span></text:a></text:p>
          </table:table-cell>
          <table:table-cell table:style-name="Table19.A1" office:value-type="string">
            <text:h text:style-name="P14" text:outline-level="3"><text:bookmark text:name="IDT02"/>IDT02</text:h>
            <text:p text:style-name="P24">Armazenar o número do CPF do usuário.</text:p>
          </table:table-cell>
        </table:table-row>
        <table:table-row table:style-name="Table19.1">
          <table:table-cell table:style-name="Table19.A1" office:value-type="string">
            <text:p text:style-name="P1"><text:a xlink:type="simple" xlink:href="http://hslife-redmine.cloudapp.net/projects/orcamento/wiki/IDT03" text:style-name="Internet_20_link" text:visited-style-name="Visited_20_Internet_20_Link"><text:span text:style-name="T13">IDT03</text:span></text:a></text:p>
          </table:table-cell>
          <table:table-cell table:style-name="Table19.A1" office:value-type="string">
            <text:h text:style-name="P14" text:outline-level="3"><text:bookmark text:name="IDT03"/>IDT03</text:h>
            <text:p text:style-name="P24">Armazenar os dados da carteira de identidade do usuário (RG). São eles: número do RG, data de expedição, órgão expedidor e UF de expedição. Todos os campos são obrigatórios.</text:p>
          </table:table-cell>
        </table:table-row>
        <table:table-row table:style-name="Table19.1">
          <table:table-cell table:style-name="Table19.A1" office:value-type="string">
            <text:p text:style-name="P1"><text:a xlink:type="simple" xlink:href="http://hslife-redmine.cloudapp.net/projects/orcamento/wiki/IDT04" text:style-name="Internet_20_link" text:visited-style-name="Visited_20_Internet_20_Link"><text:span text:style-name="T13">IDT04</text:span></text:a></text:p>
          </table:table-cell>
          <table:table-cell table:style-name="Table19.A1" office:value-type="string">
            <text:h text:style-name="P14" text:outline-level="3"><text:bookmark text:name="IDT04"/>IDT04</text:h>
            <text:p text:style-name="P24">Armazena os dados do título de eleitor do usuário. São eles: número do título, data de expedição, uf de expedição, zona eleitoral e seção eleitoral. Todos os dados são obrigatórios.</text:p>
          </table:table-cell>
        </table:table-row>
        <table:table-row table:style-name="Table19.1">
          <table:table-cell table:style-name="Table19.A1" office:value-type="string">
            <text:p text:style-name="P1"><text:a xlink:type="simple" xlink:href="http://hslife-redmine.cloudapp.net/projects/orcamento/wiki/IDT05" text:style-name="Internet_20_link" text:visited-style-name="Visited_20_Internet_20_Link"><text:span text:style-name="T13">IDT05</text:span></text:a></text:p>
          </table:table-cell>
          <table:table-cell table:style-name="Table19.A1" office:value-type="string">
            <text:h text:style-name="P14" text:outline-level="3"><text:bookmark text:name="IDT05"/>IDT05</text:h>
            <text:p text:style-name="P24">Armazena o número do PIS/PASEP do usuário.</text:p>
          </table:table-cell>
        </table:table-row>
        <text:soft-page-break/>
        <table:table-row table:style-name="Table19.1">
          <table:table-cell table:style-name="Table19.A1" office:value-type="string">
            <text:p text:style-name="P1"><text:a xlink:type="simple" xlink:href="http://hslife-redmine.cloudapp.net/projects/orcamento/wiki/IDT06" text:style-name="Internet_20_link" text:visited-style-name="Visited_20_Internet_20_Link"><text:span text:style-name="T13">IDT06</text:span></text:a></text:p>
          </table:table-cell>
          <table:table-cell table:style-name="Table19.A1" office:value-type="string">
            <text:h text:style-name="P14" text:outline-level="3"><text:bookmark text:name="IDT06"/>IDT06</text:h>
            <text:p text:style-name="P24">Armazena os dados da carteira de trabalho do usuário. São eles: número, série, orgão expedidor, UF de expedição e data de expedição. Todos os campos são obrigatórios.</text:p>
          </table:table-cell>
        </table:table-row>
        <table:table-row table:style-name="Table19.1">
          <table:table-cell table:style-name="Table19.A1" office:value-type="string">
            <text:p text:style-name="P1"><text:a xlink:type="simple" xlink:href="http://hslife-redmine.cloudapp.net/projects/orcamento/wiki/IDT07" text:style-name="Internet_20_link" text:visited-style-name="Visited_20_Internet_20_Link"><text:span text:style-name="T13">IDT07</text:span></text:a></text:p>
          </table:table-cell>
          <table:table-cell table:style-name="Table19.A1" office:value-type="string">
            <text:h text:style-name="P14" text:outline-level="3"><text:bookmark text:name="IDT07"/>IDT07</text:h>
            <text:p text:style-name="P24">Armazena os dados da certidão de nascimento. São eles: número da certidão, orgão emissor (cartório), livro, folha e data de expedição. Todos os campos são obrigatórios.</text:p>
          </table:table-cell>
        </table:table-row>
        <table:table-row table:style-name="Table19.1">
          <table:table-cell table:style-name="Table19.A1" office:value-type="string">
            <text:p text:style-name="P1"><text:a xlink:type="simple" xlink:href="http://hslife-redmine.cloudapp.net/projects/orcamento/wiki/IDT08" text:style-name="Internet_20_link" text:visited-style-name="Visited_20_Internet_20_Link"><text:span text:style-name="T13">IDT08</text:span></text:a></text:p>
          </table:table-cell>
          <table:table-cell table:style-name="Table19.A1" office:value-type="string">
            <text:h text:style-name="P14" text:outline-level="3"><text:bookmark text:name="IDT08"/>IDT08</text:h>
            <text:p text:style-name="P24">Armazenar os dados da carteira de habilitação (CNH). São eles: número do registro, data de expedição, data de validade, município de expedição, UF de expedição, data da 1ª habilitação e categoria. Todos os campos são obrigatórios.</text:p>
          </table:table-cell>
        </table:table-row>
        <table:table-row table:style-name="Table19.1">
          <table:table-cell table:style-name="Table19.A1" office:value-type="string">
            <text:p text:style-name="P1"><text:a xlink:type="simple" xlink:href="http://hslife-redmine.cloudapp.net/projects/orcamento/wiki/IDT09" text:style-name="Internet_20_link" text:visited-style-name="Visited_20_Internet_20_Link"><text:span text:style-name="T13">IDT09</text:span></text:a></text:p>
          </table:table-cell>
          <table:table-cell table:style-name="Table19.A1" office:value-type="string">
            <text:h text:style-name="P14" text:outline-level="3"><text:bookmark text:name="IDT09"/>IDT09</text:h>
            <text:p text:style-name="P24">Armazenar os dados do certificado de reservista. São eles: número, serie, município de expedição, UF de expedição e órgão expedidor (região militar, organização militar, e equivalentes). Todos os campos são obrigatórios.</text:p>
          </table:table-cell>
        </table:table-row>
        <table:table-row table:style-name="Table19.1">
          <table:table-cell table:style-name="Table19.A1" office:value-type="string">
            <text:p text:style-name="P1"><text:a xlink:type="simple" xlink:href="http://hslife-redmine.cloudapp.net/projects/orcamento/wiki/IDT10" text:style-name="Internet_20_link" text:visited-style-name="Visited_20_Internet_20_Link"><text:span text:style-name="T13">IDT10</text:span></text:a></text:p>
          </table:table-cell>
          <table:table-cell table:style-name="Table19.A1" office:value-type="string">
            <text:h text:style-name="P14" text:outline-level="3"><text:bookmark text:name="IDT10"/>IDT10</text:h>
            <text:p text:style-name="P24">Armazenar os dados do passaporte. São eles: número, país emissor, data de expedição, data de validade e orgão emissor (autoridade). Todos os campos são obrigatórios.</text:p>
          </table:table-cell>
        </table:table-row>
      </table:table>
      <text:p text:style-name="P3"/>
      <text:p text:style-name="P3"/>
      <text:h text:style-name="P21" text:outline-level="1">Caso de Uso - PES - Manter Informações Pessoais</text:h>
      <text:p text:style-name="P24">Armazena informações pessoais a respeito do usuário, seus telefones de contato e endereços onde reside/trabalha.</text:p>
      <text:p text:style-name="P3"><draw:frame draw:style-name="fr1" draw:name="Picture 43" text:anchor-type="as-char" svg:width="0.572cm" svg:height="0.572cm" draw:z-index="8"><draw:image xlink:href="Pictures/100002010000001000000010FB0639E1.png" xlink:type="simple" xlink:show="embed" xlink:actuate="onLoad"/><svg:desc>dit</svg:desc></draw:frame></text:p>
      <text:h text:style-name="P23" text:outline-level="2">Requisitos</text:h>
      <table:table table:name="Table20" table:style-name="Table20">
        <table:table-column table:style-name="Table20.A"/>
        <table:table-column table:style-name="Table20.B"/>
        <table:table-row table:style-name="Table20.1">
          <table:table-cell table:style-name="Table20.A1" office:value-type="string">
            <text:p text:style-name="P1"><text:span text:style-name="Strong"><text:span text:style-name="T6">Requisito</text:span></text:span></text:p>
          </table:table-cell>
          <table:table-cell table:style-name="Table20.A1" office:value-type="string">
            <text:p text:style-name="P1"><text:span text:style-name="Strong"><text:span text:style-name="T6">Descrição</text:span></text:span></text:p>
          </table:table-cell>
        </table:table-row>
        <table:table-row table:style-name="Table20.1">
          <table:table-cell table:style-name="Table20.A1" office:value-type="string">
            <text:p text:style-name="P1"><text:a xlink:type="simple" xlink:href="http://hslife-redmine.cloudapp.net/projects/orcamento/wiki/PES01" text:style-name="Internet_20_link" text:visited-style-name="Visited_20_Internet_20_Link"><text:span text:style-name="T13">PES01</text:span></text:a></text:p>
          </table:table-cell>
          <table:table-cell table:style-name="Table20.A1" office:value-type="string">
            <text:h text:style-name="P14" text:outline-level="3"><text:bookmark text:name="PES01"/>PES01</text:h>
            <text:p text:style-name="P24">Manter entidades 'Pessoal', 'Endereco' e 'Telefone' seguindo os requisitos abaixo:</text:p>
            <text:list xml:id="list8723462695700278007" text:style-name="WWNum24">
              <text:list-item>
                <text:p text:style-name="P66">Salvar entidade em meio físico efetuando as devidas formatações, conversões e validações de dados.</text:p>
              </text:list-item>
              <text:list-item>
                <text:p text:style-name="P66">Buscar uma entidade de um meio físico a partir do seu identificador único.</text:p>
              </text:list-item>
              <text:list-item>
                <text:p text:style-name="P66">Salvar as alterações na entidade em meio físico efetuando as devidas formatações, conversões e validações de dados.</text:p>
              </text:list-item>
              <text:list-item>
                <text:p text:style-name="P66">Remover entidade previamente salva em meio físico após visualização de suas informações e confirmação da operação.</text:p>
              </text:list-item>
              <text:list-item>
                <text:p text:style-name="P66">Buscar uma lista de entidades de um meio físico a partir de um ou de um conjunto de critérios previamente selecionados.</text:p>
              </text:list-item>
            </text:list>
          </table:table-cell>
        </table:table-row>
        <table:table-row table:style-name="Table20.1">
          <table:table-cell table:style-name="Table20.A1" office:value-type="string">
            <text:p text:style-name="P1"><text:a xlink:type="simple" xlink:href="http://hslife-redmine.cloudapp.net/projects/orcamento/wiki/PES02" text:style-name="Internet_20_link" text:visited-style-name="Visited_20_Internet_20_Link"><text:span text:style-name="T13">PES02</text:span></text:a></text:p>
          </table:table-cell>
          <table:table-cell table:style-name="Table20.A1" office:value-type="string">
            <text:h text:style-name="P23" text:outline-level="2"><text:bookmark text:name="PES02"/>PES02</text:h>
            <text:p text:style-name="P24">Permitir ao usuário cadastrar quantos endereços e quantos telefones desejar, sem impor qualquer tipo de limite ou restrição.</text:p>
          </table:table-cell>
        </table:table-row>
      </table:table>
      <text:p text:style-name="P3"/>
      <text:p text:style-name="P3"/>
      <text:p text:style-name="P20"/>
      <text:p text:style-name="P13"/>
      <text:p text:style-name="P13"/>
      <text:p text:style-name="P13"/>
      <text:p text:style-name="P13">Ferramentas</text:p>
      <text:p text:style-name="P3"/>
      <text:h text:style-name="P21" text:outline-level="1">Caso de Uso - AJU - Ajuda do Sistema</text:h>
      <text:p text:style-name="P24">Este caso de uso trata de informações sobre o sistema, formulário de contato e links para o projeto.</text:p>
      <text:p text:style-name="P3"><draw:frame draw:style-name="fr1" draw:name="Picture 45" text:anchor-type="as-char" svg:width="0.572cm" svg:height="0.572cm" draw:z-index="9"><draw:image xlink:href="Pictures/100002010000001000000010FB0639E1.png" xlink:type="simple" xlink:show="embed" xlink:actuate="onLoad"/><svg:desc>dit</svg:desc></draw:frame></text:p>
      <text:h text:style-name="P23" text:outline-level="2">Requisitos</text:h>
      <table:table table:name="Table21" table:style-name="Table21">
        <table:table-column table:style-name="Table21.A"/>
        <table:table-column table:style-name="Table21.B"/>
        <table:table-row table:style-name="Table21.1">
          <table:table-cell table:style-name="Table21.A1" office:value-type="string">
            <text:p text:style-name="P1"><text:span text:style-name="Strong"><text:span text:style-name="T6">Requisito</text:span></text:span></text:p>
          </table:table-cell>
          <table:table-cell table:style-name="Table21.A1" office:value-type="string">
            <text:p text:style-name="P1"><text:span text:style-name="Strong"><text:span text:style-name="T6">Descrição</text:span></text:span></text:p>
          </table:table-cell>
        </table:table-row>
        <table:table-row table:style-name="Table21.1">
          <table:table-cell table:style-name="Table21.A1" office:value-type="string">
            <text:p text:style-name="P1"><text:a xlink:type="simple" xlink:href="http://hslife-redmine.cloudapp.net/projects/orcamento/wiki/AJU01" text:style-name="Internet_20_link" text:visited-style-name="Visited_20_Internet_20_Link"><text:span text:style-name="T13">AJU01</text:span></text:a></text:p>
          </table:table-cell>
          <table:table-cell table:style-name="Table21.A1" office:value-type="string">
            <text:h text:style-name="P14" text:outline-level="3"><text:bookmark text:name="AJU01"/>AJU01</text:h>
            <text:p text:style-name="P24">Ter informações, mesmo que breves, sobre o sistema. Pode ser idêntica à página inicial do wiki do projeto.</text:p>
          </table:table-cell>
        </table:table-row>
        <table:table-row table:style-name="Table21.1">
          <table:table-cell table:style-name="Table21.A1" office:value-type="string">
            <text:p text:style-name="P1"><text:a xlink:type="simple" xlink:href="http://hslife-redmine.cloudapp.net/projects/orcamento/wiki/AJU02" text:style-name="Internet_20_link" text:visited-style-name="Visited_20_Internet_20_Link"><text:span text:style-name="T13">AJU02</text:span></text:a></text:p>
          </table:table-cell>
          <table:table-cell table:style-name="Table21.A1" office:value-type="string">
            <text:h text:style-name="P14" text:outline-level="3"><text:bookmark text:name="AJU02"/>AJU02</text:h>
            <text:p text:style-name="P24">Incluir um formulário de contato para envio de mensagens dos usuários para o administrador do sistema. A mensagem será enviada por e-mail para do administrador.</text:p>
          </table:table-cell>
        </table:table-row>
      </table:table>
      <text:p text:style-name="P3"/>
      <text:p text:style-name="P3"/>
      <text:h text:style-name="P21" text:outline-level="1">Caso de Uso - AUD - Auditoria do Sistema</text:h>
      <text:p text:style-name="P24">Registra as ações do usuário no sistema para consultas futuras e investigações por parte do administrador do sistema.</text:p>
      <text:p text:style-name="P3"><draw:frame draw:style-name="fr1" draw:name="Picture 47" text:anchor-type="as-char" svg:width="0.572cm" svg:height="0.572cm" draw:z-index="10"><draw:image xlink:href="Pictures/100002010000001000000010FB0639E1.png" xlink:type="simple" xlink:show="embed" xlink:actuate="onLoad"/><svg:desc>dit</svg:desc></draw:frame></text:p>
      <text:h text:style-name="P23" text:outline-level="2">Requisitos</text:h>
      <table:table table:name="Table22" table:style-name="Table22">
        <table:table-column table:style-name="Table22.A"/>
        <table:table-column table:style-name="Table22.B"/>
        <table:table-row table:style-name="Table22.1">
          <table:table-cell table:style-name="Table22.A1" office:value-type="string">
            <text:p text:style-name="P1"><text:span text:style-name="Strong"><text:span text:style-name="T6">Requisito</text:span></text:span></text:p>
          </table:table-cell>
          <table:table-cell table:style-name="Table22.A1" office:value-type="string">
            <text:p text:style-name="P1"><text:span text:style-name="Strong"><text:span text:style-name="T6">Descrição</text:span></text:span></text:p>
          </table:table-cell>
        </table:table-row>
        <table:table-row table:style-name="Table22.1">
          <table:table-cell table:style-name="Table22.A1" office:value-type="string">
            <text:p text:style-name="P1"><text:a xlink:type="simple" xlink:href="http://hslife-redmine.cloudapp.net/projects/orcamento/wiki/AUD01" text:style-name="Internet_20_link" text:visited-style-name="Visited_20_Internet_20_Link"><text:span text:style-name="T13">AUD01</text:span></text:a></text:p>
          </table:table-cell>
          <table:table-cell table:style-name="Table22.A1" office:value-type="string">
            <text:h text:style-name="P14" text:outline-level="3"><text:bookmark text:name="AUD01"/>AUD01</text:h>
            <text:p text:style-name="P24">Manter registros das inserções, alterações e exclusões das entidades do sistema para fins de auditoria.</text:p>
          </table:table-cell>
        </table:table-row>
        <table:table-row table:style-name="Table22.1">
          <table:table-cell table:style-name="Table22.A1" office:value-type="string">
            <text:p text:style-name="P1"><text:a xlink:type="simple" xlink:href="http://hslife-redmine.cloudapp.net/projects/orcamento/wiki/AUD02" text:style-name="Internet_20_link" text:visited-style-name="Visited_20_Internet_20_Link"><text:span text:style-name="T13">AUD02</text:span></text:a></text:p>
          </table:table-cell>
          <table:table-cell table:style-name="Table22.A1" office:value-type="string">
            <text:h text:style-name="P14" text:outline-level="3"><text:bookmark text:name="AUD02"/>AUD02</text:h>
            <text:p text:style-name="P24">Permitir consultar os dados auditados a partir de um usuário, data, entidade e/ou transação.</text:p>
          </table:table-cell>
        </table:table-row>
        <table:table-row table:style-name="Table22.1">
          <table:table-cell table:style-name="Table22.A1" office:value-type="string">
            <text:p text:style-name="P1"><text:a xlink:type="simple" xlink:href="http://hslife-redmine.cloudapp.net/projects/orcamento/wiki/AUD03" text:style-name="Internet_20_link" text:visited-style-name="Visited_20_Internet_20_Link"><text:span text:style-name="T13">AUD03</text:span></text:a></text:p>
          </table:table-cell>
          <table:table-cell table:style-name="Table22.A1" office:value-type="string">
            <text:h text:style-name="P14" text:outline-level="3"><text:bookmark text:name="AUD03"/>AUD03</text:h>
            <text:p text:style-name="P24">Somente o usuário 'admin' pode consultar o registro de todos os usuários. Cada usuário consulta seu próprio registro de atividades.</text:p>
          </table:table-cell>
        </table:table-row>
        <table:table-row table:style-name="Table22.1">
          <table:table-cell table:style-name="Table22.A1" office:value-type="string">
            <text:p text:style-name="P1"><text:a xlink:type="simple" xlink:href="http://hslife-redmine.cloudapp.net/projects/orcamento/wiki/AUD04" text:style-name="Internet_20_link" text:visited-style-name="Visited_20_Internet_20_Link"><text:span text:style-name="T13">AUD04</text:span></text:a></text:p>
          </table:table-cell>
          <table:table-cell table:style-name="Table22.A1" office:value-type="string">
            <text:h text:style-name="P14" text:outline-level="3"><text:bookmark text:name="AUD04"/>AUD04</text:h>
            <text:p text:style-name="P24">Somente o usuário 'admin' pode excluir registro de auditoria.</text:p>
          </table:table-cell>
        </table:table-row>
        <table:table-row table:style-name="Table22.1">
          <table:table-cell table:style-name="Table22.A1" office:value-type="string">
            <text:p text:style-name="P1"><text:a xlink:type="simple" xlink:href="http://hslife-redmine.cloudapp.net/projects/orcamento/wiki/AUD05" text:style-name="Internet_20_link" text:visited-style-name="Visited_20_Internet_20_Link"><text:span text:style-name="T13">AUD05</text:span></text:a></text:p>
          </table:table-cell>
          <table:table-cell table:style-name="Table22.A1" office:value-type="string">
            <text:h text:style-name="P14" text:outline-level="3"><text:bookmark text:name="AUD05"/>AUD05</text:h>
            <text:p text:style-name="P24">Sistema registra os dados da entidade após uma inserção, os dados antes e após uma alteração, e os dados antes de uma exclusão.</text:p>
          </table:table-cell>
        </table:table-row>
        <table:table-row table:style-name="Table22.1">
          <table:table-cell table:style-name="Table22.A1" office:value-type="string">
            <text:p text:style-name="P1"><text:a xlink:type="simple" xlink:href="http://hslife-redmine.cloudapp.net/projects/orcamento/wiki/AUD06" text:style-name="Internet_20_link" text:visited-style-name="Visited_20_Internet_20_Link"><text:span text:style-name="T13">AUD06</text:span></text:a></text:p>
          </table:table-cell>
          <table:table-cell table:style-name="Table22.A1" office:value-type="string">
            <text:h text:style-name="P14" text:outline-level="3"><text:bookmark text:name="AUD06"/>AUD06</text:h>
            <text:p text:style-name="P24">Permitir ao usuário 'admin' realizar a limpeza da tabela de registros de logs a partir de uma busca previamente realizada.</text:p>
          </table:table-cell>
        </table:table-row>
        <table:table-row table:style-name="Table22.1">
          <table:table-cell table:style-name="Table22.A1" office:value-type="string">
            <text:p text:style-name="P1"><text:a xlink:type="simple" xlink:href="http://hslife-redmine.cloudapp.net/projects/orcamento/wiki/AUD07" text:style-name="Internet_20_link" text:visited-style-name="Visited_20_Internet_20_Link"><text:span text:style-name="T13">AUD07</text:span></text:a></text:p>
          </table:table-cell>
          <table:table-cell table:style-name="Table22.A1" office:value-type="string">
            <text:h text:style-name="P14" text:outline-level="3"><text:bookmark text:name="AUD07"/>AUD07</text:h>
            <text:p text:style-name="P24">Possibilidade de exportar os registros de logs para Excel a partir de uma busca previamente realizada.</text:p>
          </table:table-cell>
        </table:table-row>
      </table:table>
      <text:p text:style-name="P3"><text:soft-page-break/></text:p>
      <text:p text:style-name="P3"/>
      <text:h text:style-name="P21" text:outline-level="1">Caso de Uso - BUS - Manter Buscas Salvas</text:h>
      <text:p text:style-name="P24">Salva os parâmetros de busca informados pelo usuário, facilitando as consultas futuras.</text:p>
      <text:p text:style-name="P3"><draw:frame draw:style-name="fr1" draw:name="Picture 49" text:anchor-type="as-char" svg:width="0.572cm" svg:height="0.572cm" draw:z-index="11"><draw:image xlink:href="Pictures/100002010000001000000010FB0639E1.png" xlink:type="simple" xlink:show="embed" xlink:actuate="onLoad"/><svg:desc>dit</svg:desc></draw:frame></text:p>
      <text:h text:style-name="P23" text:outline-level="2">Requisitos</text:h>
      <table:table table:name="Table23" table:style-name="Table23">
        <table:table-column table:style-name="Table23.A"/>
        <table:table-column table:style-name="Table23.B"/>
        <table:table-row table:style-name="Table23.1">
          <table:table-cell table:style-name="Table23.A1" office:value-type="string">
            <text:p text:style-name="P1"><text:span text:style-name="Strong"><text:span text:style-name="T6">Requisito</text:span></text:span></text:p>
          </table:table-cell>
          <table:table-cell table:style-name="Table23.A1" office:value-type="string">
            <text:p text:style-name="P1"><text:span text:style-name="Strong"><text:span text:style-name="T6">Descrição</text:span></text:span></text:p>
          </table:table-cell>
        </table:table-row>
        <table:table-row table:style-name="Table23.1">
          <table:table-cell table:style-name="Table23.A1" office:value-type="string">
            <text:p text:style-name="P1"><text:a xlink:type="simple" xlink:href="http://hslife-redmine.cloudapp.net/projects/orcamento/wiki/BUS01" text:style-name="Internet_20_link" text:visited-style-name="Visited_20_Internet_20_Link"><text:span text:style-name="T13">BUS01</text:span></text:a></text:p>
          </table:table-cell>
          <table:table-cell table:style-name="Table23.A1" office:value-type="string">
            <text:h text:style-name="P14" text:outline-level="3"><text:bookmark text:name="BUS01"/>BUS01</text:h>
            <text:p text:style-name="P24">Salvar os critérios de busca informados para consulta futura.</text:p>
          </table:table-cell>
        </table:table-row>
        <table:table-row table:style-name="Table23.1">
          <table:table-cell table:style-name="Table23.A1" office:value-type="string">
            <text:p text:style-name="P1"><text:a xlink:type="simple" xlink:href="http://hslife-redmine.cloudapp.net/projects/orcamento/wiki/BUS02" text:style-name="Internet_20_link" text:visited-style-name="Visited_20_Internet_20_Link"><text:span text:style-name="T13">BUS02</text:span></text:a></text:p>
          </table:table-cell>
          <table:table-cell table:style-name="Table23.A1" office:value-type="string">
            <text:h text:style-name="P14" text:outline-level="3"><text:bookmark text:name="BUS02"/>BUS02</text:h>
            <text:p text:style-name="P24">Ter opção de excluir uma busca previamente salva.</text:p>
          </table:table-cell>
        </table:table-row>
      </table:table>
      <text:p text:style-name="P3"/>
      <text:p text:style-name="P3"/>
      <text:h text:style-name="P21" text:outline-level="1">Caso de Uso - IMP - Importação de Lançamentos</text:h>
      <text:p text:style-name="P24">A importação de lançamentos permite um rápido cadastro dos lançamentos de uma conta corrente, poupança, e cartão de crédito a partir das informações de um arquivo OFX.</text:p>
      <text:p text:style-name="P3"><draw:frame draw:style-name="fr1" draw:name="Picture 51" text:anchor-type="as-char" svg:width="0.572cm" svg:height="0.572cm" draw:z-index="12"><draw:image xlink:href="Pictures/100002010000001000000010FB0639E1.png" xlink:type="simple" xlink:show="embed" xlink:actuate="onLoad"/><svg:desc>dit</svg:desc></draw:frame></text:p>
      <text:h text:style-name="P23" text:outline-level="2">Requisitos</text:h>
      <table:table table:name="Table24" table:style-name="Table24">
        <table:table-column table:style-name="Table24.A"/>
        <table:table-column table:style-name="Table24.B"/>
        <table:table-row table:style-name="Table24.1">
          <table:table-cell table:style-name="Table24.A1" office:value-type="string">
            <text:p text:style-name="P1"><text:span text:style-name="Strong"><text:span text:style-name="T6">Requisito</text:span></text:span></text:p>
          </table:table-cell>
          <table:table-cell table:style-name="Table24.A1" office:value-type="string">
            <text:p text:style-name="P1"><text:span text:style-name="Strong"><text:span text:style-name="T6">Descrição</text:span></text:span></text:p>
          </table:table-cell>
        </table:table-row>
        <table:table-row table:style-name="Table24.1">
          <table:table-cell table:style-name="Table24.A1" office:value-type="string">
            <text:p text:style-name="P1"><text:a xlink:type="simple" xlink:href="http://hslife-redmine.cloudapp.net/projects/orcamento/wiki/IMP01" text:style-name="Internet_20_link" text:visited-style-name="Visited_20_Internet_20_Link"><text:span text:style-name="T13">IMP01</text:span></text:a></text:p>
          </table:table-cell>
          <table:table-cell table:style-name="Table24.A1" office:value-type="string">
            <text:h text:style-name="P14" text:outline-level="3"><text:bookmark text:name="IMP01"/>IMP01</text:h>
            <text:p text:style-name="P24">O arquivo a ser importado tem que estar no formato OFX.</text:p>
          </table:table-cell>
        </table:table-row>
        <table:table-row table:style-name="Table24.1">
          <table:table-cell table:style-name="Table24.A1" office:value-type="string">
            <text:p text:style-name="P1"><text:a xlink:type="simple" xlink:href="http://hslife-redmine.cloudapp.net/projects/orcamento/wiki/IMP02" text:style-name="Internet_20_link" text:visited-style-name="Visited_20_Internet_20_Link"><text:span text:style-name="T13">IMP02</text:span></text:a></text:p>
          </table:table-cell>
          <table:table-cell table:style-name="Table24.A1" office:value-type="string">
            <text:h text:style-name="P14" text:outline-level="3"><text:bookmark text:name="IMP02"/>IMP02</text:h>
            <text:p text:style-name="P24">Na importação, os valores negativos serão transformados em lançamentos de débito, e os valores maiores que zero serão transformados em lançamentos de crédito.</text:p>
          </table:table-cell>
        </table:table-row>
        <table:table-row table:style-name="Table24.1">
          <table:table-cell table:style-name="Table24.A1" office:value-type="string">
            <text:p text:style-name="P1"><text:a xlink:type="simple" xlink:href="http://hslife-redmine.cloudapp.net/projects/orcamento/wiki/IMP03" text:style-name="Internet_20_link" text:visited-style-name="Visited_20_Internet_20_Link"><text:span text:style-name="T13">IMP03</text:span></text:a></text:p>
          </table:table-cell>
          <table:table-cell table:style-name="Table24.A1" office:value-type="string">
            <text:h text:style-name="P14" text:outline-level="3"><text:bookmark text:name="IMP03"/>IMP03</text:h>
            <text:p text:style-name="P11">Só serão processados os lançamentos do arquivo se as seguintes informações estiverem OK relacionados a conta selecionada: </text:p>
            <text:list xml:id="list5841865312115554875" text:style-name="WWNum25">
              <text:list-item>
                <text:p text:style-name="P67">Número do banco;</text:p>
              </text:list-item>
              <text:list-item>
                <text:p text:style-name="P67">Agência;</text:p>
              </text:list-item>
              <text:list-item>
                <text:p text:style-name="P67">Conta;</text:p>
              </text:list-item>
              <text:list-item>
                <text:p text:style-name="P67">Tipo de conta;</text:p>
              </text:list-item>
              <text:list-item>
                <text:p text:style-name="P67">Nº do cartão de crédito;</text:p>
              </text:list-item>
            </text:list>
          </table:table-cell>
        </table:table-row>
        <table:table-row table:style-name="Table24.1">
          <table:table-cell table:style-name="Table24.A1" office:value-type="string">
            <text:p text:style-name="P1"><text:a xlink:type="simple" xlink:href="http://hslife-redmine.cloudapp.net/projects/orcamento/wiki/IMP04" text:style-name="Internet_20_link" text:visited-style-name="Visited_20_Internet_20_Link"><text:span text:style-name="T13">IMP04</text:span></text:a></text:p>
          </table:table-cell>
          <table:table-cell table:style-name="Table24.A1" office:value-type="string">
            <text:h text:style-name="P14" text:outline-level="3"><text:bookmark text:name="IMP04"/>IMP04</text:h>
            <text:p text:style-name="P24">A associação entre os lançamentos importados e lançamentos da conta será via código hash, este gerado a partir do ID da transação.</text:p>
          </table:table-cell>
        </table:table-row>
        <table:table-row table:style-name="Table24.1">
          <table:table-cell table:style-name="Table24.A1" office:value-type="string">
            <text:p text:style-name="P1"><text:a xlink:type="simple" xlink:href="http://hslife-redmine.cloudapp.net/projects/orcamento/wiki/IMP05" text:style-name="Internet_20_link" text:visited-style-name="Visited_20_Internet_20_Link"><text:span text:style-name="T13">IMP05</text:span></text:a></text:p>
          </table:table-cell>
          <table:table-cell table:style-name="Table24.A1" office:value-type="string">
            <text:h text:style-name="P14" text:outline-level="3"><text:bookmark text:name="IMP05"/>IMP05</text:h>
            <text:p text:style-name="P24"><text:soft-page-break/>Lançamentos da conta com hash idêntico ao lançamento importado terá suas informações de data de pagamento, histórico, número de documento e valor atualizados com as informações importadas.</text:p>
          </table:table-cell>
        </table:table-row>
        <table:table-row table:style-name="Table24.1">
          <table:table-cell table:style-name="Table24.A1" office:value-type="string">
            <text:p text:style-name="P1"><text:a xlink:type="simple" xlink:href="http://hslife-redmine.cloudapp.net/projects/orcamento/wiki/IMP06" text:style-name="Internet_20_link" text:visited-style-name="Visited_20_Internet_20_Link"><text:span text:style-name="T13">IMP06</text:span></text:a></text:p>
          </table:table-cell>
          <table:table-cell table:style-name="Table24.A1" office:value-type="string">
            <text:h text:style-name="P14" text:outline-level="3"><text:bookmark text:name="IMP06"/>IMP06</text:h>
            <text:p text:style-name="P24"><text:line-break/>Permitir efetuar o cadastro de um novo lançamento da conta quando o hash idêntico ao lançamento importado não foi encontrado.</text:p>
          </table:table-cell>
        </table:table-row>
        <table:table-row table:style-name="Table24.1">
          <table:table-cell table:style-name="Table24.A1" office:value-type="string">
            <text:p text:style-name="P1"><text:a xlink:type="simple" xlink:href="http://hslife-redmine.cloudapp.net/projects/orcamento/wiki/IMP07" text:style-name="Internet_20_link" text:visited-style-name="Visited_20_Internet_20_Link"><text:span text:style-name="T13">IMP07</text:span></text:a></text:p>
          </table:table-cell>
          <table:table-cell table:style-name="Table24.A1" office:value-type="string">
            <text:h text:style-name="P14" text:outline-level="3"><text:bookmark text:name="IMP07"/>IMP07</text:h>
            <text:p text:style-name="P24">Pedir confirmação do usuário para criar os novos lançamentos importados ou guardá-los para associação futura.</text:p>
          </table:table-cell>
        </table:table-row>
        <table:table-row table:style-name="Table24.1">
          <table:table-cell table:style-name="Table24.A1" office:value-type="string">
            <text:p text:style-name="P1"><text:a xlink:type="simple" xlink:href="http://hslife-redmine.cloudapp.net/projects/orcamento/wiki/IMP08" text:style-name="Internet_20_link" text:visited-style-name="Visited_20_Internet_20_Link"><text:span text:style-name="T13">IMP08</text:span></text:a></text:p>
          </table:table-cell>
          <table:table-cell table:style-name="Table24.A1" office:value-type="string">
            <text:h text:style-name="P14" text:outline-level="3"><text:bookmark text:name="IMP08"/>IMP08</text:h>
            <text:p text:style-name="P24">Processar somente os arquivos OFX 1.0.2 para contas correntes (CHECKING), contas poupanças (SAVINGS) e cartão de crédito (CREDITCARDMSGSRSV1), compatíveis com o formato de extrato do Banco de Brasil (001).</text:p>
          </table:table-cell>
        </table:table-row>
        <table:table-row table:style-name="Table24.1">
          <table:table-cell table:style-name="Table24.A1" office:value-type="string">
            <text:p text:style-name="P1"><text:a xlink:type="simple" xlink:href="http://hslife-redmine.cloudapp.net/projects/orcamento/wiki/IMP09" text:style-name="Internet_20_link" text:visited-style-name="Visited_20_Internet_20_Link"><text:span text:style-name="T13">IMP09</text:span></text:a></text:p>
          </table:table-cell>
          <table:table-cell table:style-name="Table24.A1" office:value-type="string">
            <text:h text:style-name="P14" text:outline-level="3"><text:bookmark text:name="IMP09"/>IMP09</text:h>
            <text:p text:style-name="P24">Ter opção de excluir posteriormento lançamentos importados.</text:p>
          </table:table-cell>
        </table:table-row>
        <table:table-row table:style-name="Table24.1">
          <table:table-cell table:style-name="Table24.A1" office:value-type="string">
            <text:p text:style-name="P1"><text:a xlink:type="simple" xlink:href="http://hslife-redmine.cloudapp.net/projects/orcamento/wiki/IMP10" text:style-name="Internet_20_link" text:visited-style-name="Visited_20_Internet_20_Link"><text:span text:style-name="T13">IMP10</text:span></text:a></text:p>
          </table:table-cell>
          <table:table-cell table:style-name="Table24.A1" office:value-type="string">
            <text:h text:style-name="P14" text:outline-level="3"><text:bookmark text:name="IMP10"/>IMP10</text:h>
            <text:p text:style-name="P24">Lançamentos importados de mesmo hash são substituídos pelos mais recentes.</text:p>
          </table:table-cell>
        </table:table-row>
        <table:table-row table:style-name="Table24.1">
          <table:table-cell table:style-name="Table24.A1" office:value-type="string">
            <text:p text:style-name="P1"><text:a xlink:type="simple" xlink:href="http://hslife-redmine.cloudapp.net/projects/orcamento/wiki/IMP11" text:style-name="Internet_20_link" text:visited-style-name="Visited_20_Internet_20_Link"><text:span text:style-name="T13">IMP11</text:span></text:a></text:p>
          </table:table-cell>
          <table:table-cell table:style-name="Table24.A1" office:value-type="string">
            <text:h text:style-name="P14" text:outline-level="3"><text:bookmark text:name="IMP11"/></text:h>
            <text:p text:style-name="P24"/>
          </table:table-cell>
        </table:table-row>
        <table:table-row table:style-name="Table24.1">
          <table:table-cell table:style-name="Table24.A1" office:value-type="string">
            <text:p text:style-name="P1"><text:a xlink:type="simple" xlink:href="http://hslife-redmine.cloudapp.net/projects/orcamento/wiki/IMP12" text:style-name="Internet_20_link" text:visited-style-name="Visited_20_Internet_20_Link"><text:span text:style-name="T13">IMP12</text:span></text:a></text:p>
          </table:table-cell>
          <table:table-cell table:style-name="Table24.A1" office:value-type="string">
            <text:h text:style-name="P14" text:outline-level="3"><text:bookmark text:name="IMP12"/>IMP12</text:h>
            <text:p text:style-name="P24">Permitir associar os lançamentos importados anteriormente a lançamentos de conta já cadastrados.</text:p>
          </table:table-cell>
        </table:table-row>
        <table:table-row table:style-name="Table24.1">
          <table:table-cell table:style-name="Table24.A1" office:value-type="string">
            <text:p text:style-name="P1"><text:a xlink:type="simple" xlink:href="http://hslife-redmine.cloudapp.net/projects/orcamento/wiki/IMP13" text:style-name="Internet_20_link" text:visited-style-name="Visited_20_Internet_20_Link"><text:span text:style-name="T13">IMP13</text:span></text:a></text:p>
          </table:table-cell>
          <table:table-cell table:style-name="Table24.A1" office:value-type="string">
            <text:h text:style-name="P14" text:outline-level="3"><text:bookmark text:name="IMP13"/>IMP13</text:h>
            <text:p text:style-name="P24">Importação individual de lançamentos associa o lançamento selecionado ao respectivo lançamento da conta. Caso o lançamento da conta não exista, um novo será criado.</text:p>
          </table:table-cell>
        </table:table-row>
        <text:soft-page-break/>
        <table:table-row table:style-name="Table24.1">
          <table:table-cell table:style-name="Table24.A1" office:value-type="string">
            <text:p text:style-name="P1"><text:a xlink:type="simple" xlink:href="http://hslife-redmine.cloudapp.net/projects/orcamento/wiki/IMP14" text:style-name="Internet_20_link" text:visited-style-name="Visited_20_Internet_20_Link"><text:span text:style-name="T13">IMP14</text:span></text:a></text:p>
          </table:table-cell>
          <table:table-cell table:style-name="Table24.A1" office:value-type="string">
            <text:h text:style-name="P14" text:outline-level="3"><text:bookmark text:name="IMP14"/>IMP14</text:h>
            <text:p text:style-name="P24">Ter opção para exibir detalhes sobre o arquivo OFX importado.</text:p>
          </table:table-cell>
        </table:table-row>
        <table:table-row table:style-name="Table24.1">
          <table:table-cell table:style-name="Table24.A1" office:value-type="string">
            <text:p text:style-name="P1"><text:a xlink:type="simple" xlink:href="http://hslife-redmine.cloudapp.net/projects/orcamento/wiki/IMP15" text:style-name="Internet_20_link" text:visited-style-name="Visited_20_Internet_20_Link"><text:span text:style-name="T13">IMP15</text:span></text:a></text:p>
          </table:table-cell>
          <table:table-cell table:style-name="Table24.A1" office:value-type="string">
            <text:h text:style-name="P14" text:outline-level="3"><text:bookmark text:name="IMP15"/>IMP15</text:h>
            <text:p text:style-name="P24">Novos lançamentos obtém a categoria de crédito e débito, favorecido e meio de pagamento configurados como padrão no sistema.</text:p>
          </table:table-cell>
        </table:table-row>
      </table:table>
      <text:p text:style-name="P3"/>
      <text:p text:style-name="P3"/>
      <text:h text:style-name="P21" text:outline-level="1">Caso de Uso - MOV - Movimentação de Lançamentos</text:h>
      <text:p text:style-name="P24">Permite realizar a movimentação de lançamentos, como duplicação, cópia, mover entre contas, transferir valores e exclusão em lote.</text:p>
      <text:p text:style-name="P3"><draw:frame draw:style-name="fr1" draw:name="Picture 53" text:anchor-type="as-char" svg:width="0.572cm" svg:height="0.572cm" draw:z-index="13"><draw:image xlink:href="Pictures/100002010000001000000010FB0639E1.png" xlink:type="simple" xlink:show="embed" xlink:actuate="onLoad"/><svg:desc>dit</svg:desc></draw:frame></text:p>
      <text:h text:style-name="P23" text:outline-level="2">Requisitos</text:h>
      <table:table table:name="Table25" table:style-name="Table25">
        <table:table-column table:style-name="Table25.A"/>
        <table:table-column table:style-name="Table25.B"/>
        <table:table-row table:style-name="Table25.1">
          <table:table-cell table:style-name="Table25.A1" office:value-type="string">
            <text:p text:style-name="P1"><text:span text:style-name="Strong"><text:span text:style-name="T6">Requisito</text:span></text:span></text:p>
          </table:table-cell>
          <table:table-cell table:style-name="Table25.A1" office:value-type="string">
            <text:p text:style-name="P1"><text:span text:style-name="Strong"><text:span text:style-name="T6">Descrição</text:span></text:span></text:p>
          </table:table-cell>
        </table:table-row>
        <table:table-row table:style-name="Table25.1">
          <table:table-cell table:style-name="Table25.A1" office:value-type="string">
            <text:p text:style-name="P1"><text:a xlink:type="simple" xlink:href="http://hslife-redmine.cloudapp.net/projects/orcamento/wiki/MOV01" text:style-name="Internet_20_link" text:visited-style-name="Visited_20_Internet_20_Link"><text:span text:style-name="T13">MOV01</text:span></text:a></text:p>
          </table:table-cell>
          <table:table-cell table:style-name="Table25.A1" office:value-type="string">
            <text:h text:style-name="P14" text:outline-level="3"><text:bookmark text:name="MOV01"/>MOV01</text:h>
            <text:p text:style-name="P24">Opção para efetuar a seleção dos lançamentos que serão movimentados.</text:p>
          </table:table-cell>
        </table:table-row>
        <table:table-row table:style-name="Table25.1">
          <table:table-cell table:style-name="Table25.A1" office:value-type="string">
            <text:p text:style-name="P1"><text:a xlink:type="simple" xlink:href="http://hslife-redmine.cloudapp.net/projects/orcamento/wiki/MOV02" text:style-name="Internet_20_link" text:visited-style-name="Visited_20_Internet_20_Link"><text:span text:style-name="T13">MOV02</text:span></text:a></text:p>
          </table:table-cell>
          <table:table-cell table:style-name="Table25.A1" office:value-type="string">
            <text:h text:style-name="P14" text:outline-level="3"><text:bookmark text:name="MOV02"/>MOV02</text:h>
            <text:p text:style-name="P24"><text:line-break/>Permitir duplicar os lançamento selecionados. Duplicar consiste em criar cópias exatas dos lançamentos na mesma conta ou em outra conta, tanto corrente, poupança ou cartão de crédito, dando opção de informar quantas instâncias idênticas serão criadas e se haverá incremento de dia, mês ou ano para a data de pagamento, de cada lançamento selecionado.</text:p>
          </table:table-cell>
        </table:table-row>
        <table:table-row table:style-name="Table25.1">
          <table:table-cell table:style-name="Table25.A1" office:value-type="string">
            <text:p text:style-name="P1"><text:a xlink:type="simple" xlink:href="http://hslife-redmine.cloudapp.net/projects/orcamento/wiki/MOV03" text:style-name="Internet_20_link" text:visited-style-name="Visited_20_Internet_20_Link"><text:span text:style-name="T13">MOV03</text:span></text:a></text:p>
          </table:table-cell>
          <table:table-cell table:style-name="Table25.A1" office:value-type="string">
            <text:h text:style-name="P14" text:outline-level="3"><text:bookmark text:name="MOV03"/>MOV03</text:h>
            <text:p text:style-name="P24"><text:line-break/>Permitir mover lançamentos selecionados entre contas. Mover lançamentos consiste em trocar a conta dos lançamento selecionados e não quitados para a conta ou cartão selecionado sem modificar os valores dos seus atributos.</text:p>
          </table:table-cell>
        </table:table-row>
        <table:table-row table:style-name="Table25.1">
          <table:table-cell table:style-name="Table25.A1" office:value-type="string">
            <text:p text:style-name="P12"/>
          </table:table-cell>
          <table:table-cell table:style-name="Table25.A1" office:value-type="string">
            <text:h text:style-name="P14" text:outline-level="3"><text:bookmark text:name="MOV04"/></text:h>
            <text:p text:style-name="P24"/>
            <text:p text:style-name="Normal_20__28_Web_29_"><text:span text:style-name="Emphasis"><text:span text:style-name="T5">Requisito cancelado em virtude dos aprimoramentos feitos no caso de uso, descritos na tarefa </text:span></text:span><text:a xlink:type="simple" xlink:href="http://hslife-redmine.cloudapp.net/issues/1019" text:style-name="Internet_20_link" text:visited-style-name="Visited_20_Internet_20_Link"><text:span text:style-name="T12">#1019</text:span></text:a><text:span text:style-name="Emphasis"><text:span text:style-name="T5">.</text:span></text:span></text:p>
          </table:table-cell>
        </table:table-row>
        <table:table-row table:style-name="Table25.1">
          <table:table-cell table:style-name="Table25.A1" office:value-type="string">
            <text:p text:style-name="P1"><text:a xlink:type="simple" xlink:href="http://hslife-redmine.cloudapp.net/projects/orcamento/wiki/MOV05" text:style-name="Internet_20_link" text:visited-style-name="Visited_20_Internet_20_Link"><text:span text:style-name="T13">MOV05</text:span></text:a></text:p>
          </table:table-cell>
          <table:table-cell table:style-name="Table25.A1" office:value-type="string">
            <text:h text:style-name="P14" text:outline-level="3"><text:bookmark text:name="MOV05"/>MOV05</text:h>
            <text:p text:style-name="P24">Permitir transferir valores entre as contas selecionadas. Transferir consiste em gerar um lançamento de débito na conta de origem informada e gerar um lançamento de crédito na conta de destino.</text:p>
          </table:table-cell>
        </table:table-row>
        <table:table-row table:style-name="Table25.1">
          <table:table-cell table:style-name="Table25.A1" office:value-type="string">
            <text:p text:style-name="P1"><text:a xlink:type="simple" xlink:href="http://hslife-redmine.cloudapp.net/projects/orcamento/wiki/MOV06" text:style-name="Internet_20_link" text:visited-style-name="Visited_20_Internet_20_Link"><text:span text:style-name="T13">MOV06</text:span></text:a></text:p>
          </table:table-cell>
          <table:table-cell table:style-name="Table25.A1" office:value-type="string">
            <text:h text:style-name="P14" text:outline-level="3"><text:bookmark text:name="MOV06"/>MOV06</text:h>
            <text:p text:style-name="P24"><text:soft-page-break/>Na transferência de valores, não permitir selecionar a mesma conta tanto para origem quanto para o destino.</text:p>
          </table:table-cell>
        </table:table-row>
        <table:table-row table:style-name="Table25.1">
          <table:table-cell table:style-name="Table25.A1" office:value-type="string">
            <text:p text:style-name="P1"><text:a xlink:type="simple" xlink:href="http://hslife-redmine.cloudapp.net/projects/orcamento/wiki/MOV07" text:style-name="Internet_20_link" text:visited-style-name="Visited_20_Internet_20_Link"><text:span text:style-name="T13">MOV07</text:span></text:a></text:p>
          </table:table-cell>
          <table:table-cell table:style-name="Table25.A1" office:value-type="string">
            <text:h text:style-name="P14" text:outline-level="3"><text:bookmark text:name="MOV07"/>MOV07</text:h>
            <text:p text:style-name="P24"><text:line-break/>Permitir exclusão dos lançamentos selecionados não quitados. Aparecer uma mensagem de aviso informando ao usuário se deseja continuar com a operação.</text:p>
          </table:table-cell>
        </table:table-row>
        <table:table-row table:style-name="Table25.1">
          <table:table-cell table:style-name="Table25.A1" office:value-type="string">
            <text:p text:style-name="P1"><text:a xlink:type="simple" xlink:href="http://hslife-redmine.cloudapp.net/projects/orcamento/wiki/MOV08" text:style-name="Internet_20_link" text:visited-style-name="Visited_20_Internet_20_Link"><text:span text:style-name="T13">MOV08</text:span></text:a></text:p>
          </table:table-cell>
          <table:table-cell table:style-name="Table25.A1" office:value-type="string">
            <text:h text:style-name="P14" text:outline-level="3"><text:bookmark text:name="MOV08"/>MOV08</text:h>
            <text:p text:style-name="P24">Permitir excluir um lançamento da listagem de lançamentos selecionados na tela de movimentação.</text:p>
          </table:table-cell>
        </table:table-row>
        <table:table-row table:style-name="Table25.1">
          <table:table-cell table:style-name="Table25.A1" office:value-type="string">
            <text:p text:style-name="P1"><text:a xlink:type="simple" xlink:href="http://hslife-redmine.cloudapp.net/projects/orcamento/wiki/MOV09" text:style-name="Internet_20_link" text:visited-style-name="Visited_20_Internet_20_Link"><text:span text:style-name="T13">MOV09</text:span></text:a></text:p>
          </table:table-cell>
          <table:table-cell table:style-name="Table25.A1" office:value-type="string">
            <text:h text:style-name="P14" text:outline-level="3"><text:bookmark text:name="MOV09"/>MOV09</text:h>
            <text:p text:style-name="P11"><text:line-break/>Oferecer a opção de alterar as propriedades dos lançamentos. Alterar as propriedades consiste em atribuir o mesmo valor para os seguintes campos: </text:p>
            <text:list xml:id="list2173126611676266094" text:style-name="WWNum26">
              <text:list-item>
                <text:p text:style-name="P68">descrição;</text:p>
              </text:list-item>
              <text:list-item>
                <text:p text:style-name="P68">observação;</text:p>
              </text:list-item>
              <text:list-item>
                <text:p text:style-name="P68">categoria;</text:p>
              </text:list-item>
              <text:list-item>
                <text:p text:style-name="P68">favorecido;</text:p>
              </text:list-item>
              <text:list-item>
                <text:p text:style-name="P68">meio de pagamento;</text:p>
              </text:list-item>
            </text:list>
          </table:table-cell>
        </table:table-row>
        <table:table-row table:style-name="Table25.1">
          <table:table-cell table:style-name="Table25.A1" office:value-type="string">
            <text:p text:style-name="P1"><text:a xlink:type="simple" xlink:href="http://hslife-redmine.cloudapp.net/projects/orcamento/wiki/MOV10" text:style-name="Internet_20_link" text:visited-style-name="Visited_20_Internet_20_Link"><text:span text:style-name="T13">MOV10</text:span></text:a></text:p>
          </table:table-cell>
          <table:table-cell table:style-name="Table25.A1" office:value-type="string">
            <text:h text:style-name="P14" text:outline-level="3"><text:bookmark text:name="MOV10"/>MOV10</text:h>
            <text:p text:style-name="P24">Ao selecionar uma categoria de crédito ou débito altera-se o tipo de todos os lançamentos para corresponder com o tipo de categoria selecionada.</text:p>
          </table:table-cell>
        </table:table-row>
        <table:table-row table:style-name="Table25.1">
          <table:table-cell table:style-name="Table25.A1" office:value-type="string">
            <text:p text:style-name="P1"><text:a xlink:type="simple" xlink:href="http://hslife-redmine.cloudapp.net/projects/orcamento/wiki/MOV11" text:style-name="Internet_20_link" text:visited-style-name="Visited_20_Internet_20_Link"><text:span text:style-name="T13">MOV11</text:span></text:a></text:p>
          </table:table-cell>
          <table:table-cell table:style-name="Table25.A1" office:value-type="string">
            <text:h text:style-name="P14" text:outline-level="3"><text:bookmark text:name="MOV11"/>MOV11</text:h>
            <text:p text:style-name="P24"><text:line-break/>Pode-se somente movimentar lançamentos entre contas e cartões ativos.</text:p>
          </table:table-cell>
        </table:table-row>
        <table:table-row table:style-name="Table25.1">
          <table:table-cell table:style-name="Table25.A1" office:value-type="string">
            <text:p text:style-name="P1"><text:a xlink:type="simple" xlink:href="http://hslife-redmine.cloudapp.net/projects/orcamento/wiki/MOV12" text:style-name="Internet_20_link" text:visited-style-name="Visited_20_Internet_20_Link"><text:span text:style-name="T13">MOV12</text:span></text:a></text:p>
          </table:table-cell>
          <table:table-cell table:style-name="Table25.A1" office:value-type="string">
            <text:h text:style-name="P14" text:outline-level="3"><text:bookmark text:name="MOV12"/>MOV12</text:h>
            <text:p text:style-name="P24">Exibir somente categorias, favorecidos e meios de pagamentos ativos.</text:p>
          </table:table-cell>
        </table:table-row>
        <text:soft-page-break/>
        <table:table-row table:style-name="Table25.1">
          <table:table-cell table:style-name="Table25.A1" office:value-type="string">
            <text:p text:style-name="P1"><text:a xlink:type="simple" xlink:href="http://hslife-redmine.cloudapp.net/projects/orcamento/wiki/MOV13" text:style-name="Internet_20_link" text:visited-style-name="Visited_20_Internet_20_Link"><text:span text:style-name="T13">MOV13</text:span></text:a></text:p>
          </table:table-cell>
          <table:table-cell table:style-name="Table25.A1" office:value-type="string">
            <text:h text:style-name="P14" text:outline-level="3"><text:bookmark text:name="MOV13"/>MOV13</text:h>
            <text:p text:style-name="P24">Lançamentos vinculados com faturas e que representam pagamentos de despesas fixas e parceladas não podem ser movidos para outras contas ou cartões, nem excluídos. Lançamentos importados não podem ser movidos.</text:p>
          </table:table-cell>
        </table:table-row>
      </table:table>
      <text:p text:style-name="P3"/>
      <text:p text:style-name="P3"/>
      <text:h text:style-name="P21" text:outline-level="1">Caso de Uso - OPS - Manter Opções do Sistema</text:h>
      <text:p text:style-name="P24">Gerencia as configurações do sistema de âmbito global, configurações restritas ao administrador e configurações pessoais do usuário.</text:p>
      <text:p text:style-name="P3"><draw:frame draw:style-name="fr1" draw:name="Picture 55" text:anchor-type="as-char" svg:width="0.572cm" svg:height="0.572cm" draw:z-index="14"><draw:image xlink:href="Pictures/100002010000001000000010FB0639E1.png" xlink:type="simple" xlink:show="embed" xlink:actuate="onLoad"/><svg:desc>dit</svg:desc></draw:frame></text:p>
      <text:h text:style-name="P23" text:outline-level="2">Requisitos</text:h>
      <table:table table:name="Table26" table:style-name="Table26">
        <table:table-column table:style-name="Table26.A"/>
        <table:table-column table:style-name="Table26.B"/>
        <table:table-row table:style-name="Table26.1">
          <table:table-cell table:style-name="Table26.A1" office:value-type="string">
            <text:p text:style-name="P1"><text:span text:style-name="Strong"><text:span text:style-name="T6">Requisito</text:span></text:span></text:p>
          </table:table-cell>
          <table:table-cell table:style-name="Table26.A1" office:value-type="string">
            <text:p text:style-name="P1"><text:span text:style-name="Strong"><text:span text:style-name="T6">Descrição</text:span></text:span></text:p>
          </table:table-cell>
        </table:table-row>
        <table:table-row table:style-name="Table26.1">
          <table:table-cell table:style-name="Table26.A1" office:value-type="string">
            <text:p text:style-name="P1"><text:a xlink:type="simple" xlink:href="http://hslife-redmine.cloudapp.net/projects/orcamento/wiki/OPS01" text:style-name="Internet_20_link" text:visited-style-name="Visited_20_Internet_20_Link"><text:span text:style-name="T13">OPS01</text:span></text:a></text:p>
          </table:table-cell>
          <table:table-cell table:style-name="Table26.A1" office:value-type="string">
            <text:h text:style-name="P14" text:outline-level="3"><text:bookmark text:name="OPS01"/>OPS01</text:h>
            <text:p text:style-name="P24">Existem dois tipos de opções de sistema:</text:p>
            <text:list xml:id="list981889192947456737" text:style-name="WWNum27">
              <text:list-item>
                <text:p text:style-name="P69">global - opções que afetam todo o sistema e todos os usuários tem acesso a elas;</text:p>
              </text:list-item>
              <text:list-item>
                <text:p text:style-name="P69">global admin - opções que afetam todo o sistema e somente o usuário admin tem acesso para setar;</text:p>
              </text:list-item>
              <text:list-item>
                <text:p text:style-name="P69">user - opções restritas para usuários onde cada um seta suas configurações;</text:p>
              </text:list-item>
            </text:list>
          </table:table-cell>
        </table:table-row>
        <table:table-row table:style-name="Table26.1">
          <table:table-cell table:style-name="Table26.A1" office:value-type="string">
            <text:p text:style-name="P1"><text:a xlink:type="simple" xlink:href="http://hslife-redmine.cloudapp.net/projects/orcamento/wiki/OPS02" text:style-name="Internet_20_link" text:visited-style-name="Visited_20_Internet_20_Link"><text:span text:style-name="T13">OPS02</text:span></text:a></text:p>
          </table:table-cell>
          <table:table-cell table:style-name="Table26.A1" office:value-type="string">
            <text:h text:style-name="P14" text:outline-level="3"><text:bookmark text:name="OPS02"/>OPS02</text:h>
            <text:p text:style-name="P24">Critério de carregamento das opções dos sistema:</text:p>
            <text:list xml:id="list8687492676827863414" text:style-name="WWNum28">
              <text:list-item>
                <text:p text:style-name="P70">Usuário admin:</text:p>
                <text:list>
                  <text:list-item>
                    <text:p text:style-name="P70">opções globais (GLOBAL);</text:p>
                  </text:list-item>
                  <text:list-item>
                    <text:p text:style-name="P70">opções globais do admin (GLOBAL ADMIN);</text:p>
                  </text:list-item>
                  <text:list-item>
                    <text:p text:style-name="P70">opções do usuário (USER);</text:p>
                  </text:list-item>
                </text:list>
              </text:list-item>
            </text:list>
            <text:list xml:id="list7266523961270103204" text:style-name="WWNum29">
              <text:list-item>
                <text:p text:style-name="P71">Usuário do sistema:</text:p>
                <text:list>
                  <text:list-item>
                    <text:p text:style-name="P71">opções globais (GLOBAL);</text:p>
                  </text:list-item>
                  <text:list-item>
                    <text:p text:style-name="P71">opções do usuário (USER);</text:p>
                  </text:list-item>
                </text:list>
              </text:list-item>
            </text:list>
          </table:table-cell>
        </table:table-row>
        <table:table-row table:style-name="Table26.1">
          <table:table-cell table:style-name="Table26.A1" office:value-type="string">
            <text:p text:style-name="P1"><text:a xlink:type="simple" xlink:href="http://hslife-redmine.cloudapp.net/projects/orcamento/wiki/OPS03" text:style-name="Internet_20_link" text:visited-style-name="Visited_20_Internet_20_Link"><text:span text:style-name="T13">OPS03</text:span></text:a></text:p>
          </table:table-cell>
          <table:table-cell table:style-name="Table26.A1" office:value-type="string">
            <text:h text:style-name="P14" text:outline-level="3"><text:bookmark text:name="OPS03"/>OPS03</text:h>
            <text:p text:style-name="P24"><text:soft-page-break/>Padrão de nomenclatura das chaves das opções do sistema: &lt;NOME_DA_FUNCIONALIDADE&gt;_&lt;NOME_OPCAO_SISTEMA&gt;.</text:p>
          </table:table-cell>
        </table:table-row>
        <table:table-row table:style-name="Table26.1">
          <table:table-cell table:style-name="Table26.A1" office:value-type="string">
            <text:p text:style-name="P1"><text:a xlink:type="simple" xlink:href="http://hslife-redmine.cloudapp.net/projects/orcamento/wiki/OPS04" text:style-name="Internet_20_link" text:visited-style-name="Visited_20_Internet_20_Link"><text:span text:style-name="T13">OPS04</text:span></text:a></text:p>
          </table:table-cell>
          <table:table-cell table:style-name="Table26.A1" office:value-type="string">
            <text:h text:style-name="P14" text:outline-level="3"><text:bookmark text:name="OPS04"/>OPS04</text:h>
            <text:p text:style-name="P24">Cada módulo terá uma aba específica de configuração.</text:p>
          </table:table-cell>
        </table:table-row>
      </table:table>
      <text:p text:style-name="P3"><draw:frame draw:style-name="fr1" draw:name="Picture 56" text:anchor-type="as-char" svg:width="0.572cm" svg:height="0.572cm" draw:z-index="15"><draw:image xlink:href="Pictures/100002010000001000000010FB0639E1.png" xlink:type="simple" xlink:show="embed" xlink:actuate="onLoad"/><svg:desc>dit</svg:desc></draw:frame></text:p>
      <text:h text:style-name="P23" text:outline-level="2"><text:bookmark text:name="Lista-das-opções-atualmente-disponíveis-"/>Lista das opções atualmente disponíveis no sistema:</text:h>
      <text:p text:style-name="P3"><draw:frame draw:style-name="fr1" draw:name="Picture 57" text:anchor-type="as-char" svg:width="0.572cm" svg:height="0.572cm" draw:z-index="16"><draw:image xlink:href="Pictures/100002010000001000000010FB0639E1.png" xlink:type="simple" xlink:show="embed" xlink:actuate="onLoad"/><svg:desc>dit</svg:desc></draw:frame></text:p>
      <text:h text:style-name="P14" text:outline-level="3"><text:bookmark text:name="Geral-Admin"/>Geral - Admin</text:h>
      <text:p text:style-name="Normal_20__28_Web_29_"><text:span text:style-name="Strong"><text:span text:style-name="T5">Configuração de e-mail</text:span></text:span></text:p>
      <text:list xml:id="list4132996678926149506" text:style-name="WWNum30">
        <text:list-item>
          <text:p text:style-name="P72">EMAIL_SERVIDOR</text:p>
        </text:list-item>
        <text:list-item>
          <text:p text:style-name="P72">EMAIL_PORTA</text:p>
        </text:list-item>
        <text:list-item>
          <text:p text:style-name="P72">EMAIL_USUARIO</text:p>
        </text:list-item>
        <text:list-item>
          <text:p text:style-name="P72">EMAIL_SENHA</text:p>
        </text:list-item>
        <text:list-item>
          <text:p text:style-name="P72">EMAIL_REMETENTE</text:p>
        </text:list-item>
        <text:list-item>
          <text:p text:style-name="P72">EMAIL_EMAIL_REMETENTE</text:p>
        </text:list-item>
        <text:list-item>
          <text:p text:style-name="P72"/>
        </text:list-item>
        <text:list-item>
          <text:p text:style-name="P72">EMAIL_USAR_SSL</text:p>
        </text:list-item>
        <text:list-item>
          <text:p text:style-name="P72">EMAIL_CHARSET</text:p>
        </text:list-item>
      </text:list>
      <text:p text:style-name="P3"><draw:frame draw:style-name="fr1" draw:name="Picture 58" text:anchor-type="as-char" svg:width="0.572cm" svg:height="0.572cm" draw:z-index="17"><draw:image xlink:href="Pictures/100002010000001000000010FB0639E1.png" xlink:type="simple" xlink:show="embed" xlink:actuate="onLoad"/><svg:desc>dit</svg:desc></draw:frame></text:p>
      <text:h text:style-name="P14" text:outline-level="3"><text:bookmark text:name="Geral-Usuário"/>Geral - Usuário</text:h>
      <text:p text:style-name="Normal_20__28_Web_29_"><text:span text:style-name="Strong"><text:span text:style-name="T5">Geral</text:span></text:span></text:p>
      <text:list xml:id="list4249649627023324567" text:style-name="WWNum31">
        <text:list-item>
          <text:p text:style-name="P73">GERAL_EXIBIR_BUSCAS_REALIZADAS - faz o processamento de uma busca após uma inclusão, alteração, exclusão ou cancelamento de operação. Configuração não se aplica às telas de Auditoria do Sistema e Movimentação de Lançamentos da Conta. O padrão é não processar novamente as buscas automaticamente.</text:p>
        </text:list-item>
      </text:list>
      <text:list xml:id="list5877508610613606356" text:style-name="WWNum32">
        <text:list-item>
          <text:p text:style-name="P74">GERAL_SUPRIMIR_TEXTO_MEIO - diz se os textos longos será suprimidos no meio (opção marcada), ou no final do texto (opção desmarcada). O padrão é o texto ser suprimido no final.</text:p>
        </text:list-item>
      </text:list>
      <text:p text:style-name="Normal_20__28_Web_29_"><text:soft-page-break/><text:span text:style-name="Strong"><text:span text:style-name="T5">Contas</text:span></text:span></text:p>
      <text:list xml:id="list5629546912537617739" text:style-name="WWNum33">
        <text:list-item>
          <text:p text:style-name="P75">CONTA_EXIBIR_INATIVAS - exibe as contas inativas do usuário. O padrão é exibir contas ativas e inativas.</text:p>
        </text:list-item>
        <text:list-item>
          <text:p text:style-name="P75">CONTA_EXIBIR_MEIO_PAGAMENTO - exibe a lista de meios de pagamento no cadastro de lançamentos. Por padrão é não exibir meios de pagamento.</text:p>
        </text:list-item>
        <text:list-item>
          <text:p text:style-name="P75">LANCAMENTO_LIMITE_QUANTIDADE_REGISTROS - define a quantidade de registros que serão exibidos na listagem de lançamentos de conta e lançamentos do cartão. Por padrão, o limite de registros exibidos é de 100.</text:p>
        </text:list-item>
      </text:list>
      <text:p text:style-name="Normal_20__28_Web_29_"><text:span text:style-name="Strong"><text:span text:style-name="T5">Faturas</text:span></text:span></text:p>
      <text:list xml:id="list6189705238656450938" text:style-name="WWNum34">
        <text:list-item>
          <text:p text:style-name="P76"/>
        </text:list-item>
        <text:list-item>
          <text:p text:style-name="P76"/>
        </text:list-item>
      </text:list>
      <text:p text:style-name="Normal_20__28_Web_29_"><text:span text:style-name="Emphasis"><text:span text:style-name="T5">Parâmetros removidos de acordo com a tarefa </text:span></text:span><text:a xlink:type="simple" xlink:href="http://hslife-redmine.cloudapp.net/issues/1214" text:style-name="Internet_20_link" text:visited-style-name="Visited_20_Internet_20_Link"><text:span text:style-name="T12">#1214</text:span></text:a><text:span text:style-name="Emphasis"><text:span text:style-name="T5">.</text:span></text:span></text:p>
      <text:p text:style-name="Normal_20__28_Web_29_"><text:span text:style-name="Strong"><text:span text:style-name="T5">Resumos</text:span></text:span></text:p>
      <text:list xml:id="list287033759506762204" text:style-name="WWNum35">
        <text:list-item>
          <text:p text:style-name="P77">RESUMO_FORMA_AGRUPAMENTO_PAGAMENTOS - define a forma de agrupamento dos pagamentos nos resumos Panorama das Despesas Fixas e Panorama dos Parcelamentos. Valores possíveis: Individual; Por conta; Por tipo de conta. Por padrão a exibição é individual.</text:p>
        </text:list-item>
        <text:list-item>
          <text:p text:style-name="P77">RESUMO_LIMITE_QUANTIDADE_FECHAMENTOS - define a quantidade de fechamentos de períodos que serão exibidos na combobox de fechamentos, no Resumo Mensal de Contas. Por padrão é exibir os últimos 12 fechamentos.</text:p>
        </text:list-item>
      </text:list>
      <text:p text:style-name="P3"/>
      <text:h text:style-name="P21" text:outline-level="1">Caso de Uso - RES - Resumos e Estatísticas</text:h>
      <text:p text:style-name="P3"><draw:frame draw:style-name="fr1" draw:name="Picture 63" text:anchor-type="as-char" svg:width="0.572cm" svg:height="0.572cm" draw:z-index="18"><draw:image xlink:href="Pictures/100002010000001000000010FB0639E1.png" xlink:type="simple" xlink:show="embed" xlink:actuate="onLoad"/><svg:desc>dit</svg:desc></draw:frame></text:p>
      <text:h text:style-name="P23" text:outline-level="2"><text:bookmark text:name="Introdução"/>Introdução</text:h>
      <text:p text:style-name="P24">Este caso de uso consiste em reunir todos os resumos estatísticos referentes a lançamentos, parcelamentos, despensa, entre outras dados para apoiar o processo de decisão do usuário do sistema.</text:p>
      <text:p text:style-name="P24">Dentre os resumos elaborados estão os seguintes:</text:p>
      <text:p text:style-name="P3"><draw:frame draw:style-name="fr1" draw:name="Picture 64" text:anchor-type="as-char" svg:width="0.572cm" svg:height="0.572cm" draw:z-index="19"><draw:image xlink:href="Pictures/100002010000001000000010FB0639E1.png" xlink:type="simple" xlink:show="embed" xlink:actuate="onLoad"/><svg:desc>dit</svg:desc></draw:frame></text:p>
      <text:h text:style-name="P14" text:outline-level="3"><text:bookmark text:name="Panorama-de-Lançamentos-da-Conta"/>Panorama de Lançamentos da Conta</text:h>
      <text:p text:style-name="P24">Este resumo consiste em agrupar lançamentos por categoria, distribuídos dentro dos meses do ano informado. Assim pode-se obter uma planilha sintética com os gastos realizados para uma conta, o total gasto por mês e contabilização entre os meses.</text:p>
      <text:p text:style-name="P24">Por conta do processamento de se gerar este resumo as informações geradas são persistidas em banco. O usuário deverá gerar esta previsão toda vez que ele quiser obter dados atualizados.</text:p>
      <text:p text:style-name="P24">Este é um dos primeiros resumos que começou a ser elaborada no sistema Cofrinho, que infelizmente não foi dado continuidade.</text:p>
      <text:p text:style-name="P3"><draw:frame draw:style-name="fr1" draw:name="Picture 65" text:anchor-type="as-char" svg:width="0.572cm" svg:height="0.572cm" draw:z-index="20"><draw:image xlink:href="Pictures/100002010000001000000010FB0639E1.png" xlink:type="simple" xlink:show="embed" xlink:actuate="onLoad"/><svg:desc>dit</svg:desc></draw:frame></text:p>
      <text:h text:style-name="P14" text:outline-level="3"><text:bookmark text:name="Saldo-Atual-das-Contas"/>Saldo Atual das Contas</text:h>
      <text:p text:style-name="P24">Este resumo consiste em informar o saldo atual das contas do usuário, informando as contas, saldo obtido até o último fechamento, saldo atual dos lançamentos registrados, tanto agendados quanto não agendados, e saldo total da conta (último fechamento mais lançamentos registrados). O resumo também mostra o limite disponível para os cartões de crédito do usuário baseado nos lançamentos já registrados ou agendados no cartão.</text:p>
      <text:p text:style-name="P3"><draw:frame draw:style-name="fr1" draw:name="Picture 66" text:anchor-type="as-char" svg:width="0.572cm" svg:height="0.572cm" draw:z-index="21"><draw:image xlink:href="Pictures/100002010000001000000010FB0639E1.png" xlink:type="simple" xlink:show="embed" xlink:actuate="onLoad"/><svg:desc>dit</svg:desc></draw:frame></text:p>
      <text:h text:style-name="P14" text:outline-level="3"><text:bookmark text:name="Panorama-de-Lançamentos-do-Cartão"/>Panorama de Lançamentos do Cartão</text:h>
      <text:p text:style-name="P24">Este resumo consiste em agrupar lançamentos do cartão por categoria, distribuídos dentro dos meses do ano informado. Assim pode-se obter uma planilha sintética com os gastos realizados para um determinado cartão, o total gasto por mês e contabilização entre os meses. O usuário pode obter este panorama para qualquer moeda cadastrada no sistema.</text:p>
      <text:p text:style-name="P24">Por conta do processamento as informações geradas deste resumo são persistidas em banco. O usuário deverá gerar esta previsão toda vez que ele quiser obter dados atualizados.</text:p>
      <text:p text:style-name="P24">Este resumo é análogo ao Previsão de Lançamento das Contas.</text:p>
      <text:p text:style-name="P3"><draw:frame draw:style-name="fr1" draw:name="Picture 67" text:anchor-type="as-char" svg:width="0.572cm" svg:height="0.572cm" draw:z-index="22"><draw:image xlink:href="Pictures/100002010000001000000010FB0639E1.png" xlink:type="simple" xlink:show="embed" xlink:actuate="onLoad"/><svg:desc>dit</svg:desc></draw:frame></text:p>
      <text:h text:style-name="P14" text:outline-level="3"><text:bookmark text:name="Resumo-Mensal-das-Contas"/>Resumo Mensal das Contas</text:h>
      <text:p text:style-name="P24"><text:soft-page-break/>Consiste em mostrar um resumo por mês e ano do quantitativo de lançamentos acumulado para cada categoria, favorecido e meio de pagamento, mostrando o saldo do período anterior e o saldo do período seguinte. Permite visualizar as informações financeiras até a data atual.</text:p>
      <text:p text:style-name="P3"><draw:frame draw:style-name="fr1" draw:name="Picture 68" text:anchor-type="as-char" svg:width="0.572cm" svg:height="0.572cm" draw:z-index="23"><draw:image xlink:href="Pictures/100002010000001000000010FB0639E1.png" xlink:type="simple" xlink:show="embed" xlink:actuate="onLoad"/><svg:desc>dit</svg:desc></draw:frame></text:p>
      <text:h text:style-name="P14" text:outline-level="3"><text:bookmark text:name="Panorama-das-Despesas-Fixas"/>Panorama das Despesas Fixas</text:h>
      <text:p text:style-name="P24">Este resumo mostra um gráfico em barra até os últimos 12 pagamentos realizados e pagamentos pendentes para um determinado lançamento fixo ou um grupo de lançamentos, para averiguar períodos de consumo elevado de um determinado serviço. Muito útil para acompanhar o consumo de luz, água, telefone e gás, e também aumentos de preços dos serviços. O gráfico também mostra os próximos 12 períodos de pagamento a realizar, mostrando um cenário das despesas que o usuário possui.</text:p>
      <text:p text:style-name="P3"><draw:frame draw:style-name="fr1" draw:name="Picture 69" text:anchor-type="as-char" svg:width="0.572cm" svg:height="0.572cm" draw:z-index="24"><draw:image xlink:href="Pictures/100002010000001000000010FB0639E1.png" xlink:type="simple" xlink:show="embed" xlink:actuate="onLoad"/><svg:desc>dit</svg:desc></draw:frame></text:p>
      <text:h text:style-name="P14" text:outline-level="3"><text:bookmark text:name="Panorama-dos-Parcelamentos"/>Panorama dos Parcelamentos</text:h>
      <text:p text:style-name="P24">Consiste em analisar a situação dos parcelamentos individualmente, por conta ou por tipo de conta, comparando os cenários atual, anterior e futuro dentro de um intervalo de até 12 meses. Todos os valores mostrados serão convertidos para a moeda padrão do usuário.</text:p>
      <text:p text:style-name="P3"><draw:frame draw:style-name="fr1" draw:name="Picture 70" text:anchor-type="as-char" svg:width="0.572cm" svg:height="0.572cm" draw:z-index="25"><draw:image xlink:href="Pictures/100002010000001000000010FB0639E1.png" xlink:type="simple" xlink:show="embed" xlink:actuate="onLoad"/><svg:desc>dit</svg:desc></draw:frame></text:p>
      <text:h text:style-name="P23" text:outline-level="2">Requisitos</text:h>
      <table:table table:name="Table27" table:style-name="Table27">
        <table:table-column table:style-name="Table27.A"/>
        <table:table-column table:style-name="Table27.B"/>
        <table:table-row table:style-name="Table27.1">
          <table:table-cell table:style-name="Table27.A1" office:value-type="string">
            <text:p text:style-name="P1"><text:span text:style-name="Strong"><text:span text:style-name="T6">Requisito</text:span></text:span></text:p>
          </table:table-cell>
          <table:table-cell table:style-name="Table27.A1" office:value-type="string">
            <text:p text:style-name="P1"><text:span text:style-name="Strong"><text:span text:style-name="T6">Descrição</text:span></text:span></text:p>
          </table:table-cell>
        </table:table-row>
        <table:table-row table:style-name="Table27.1">
          <table:table-cell table:style-name="Table27.A1" table:number-columns-spanned="2" office:value-type="string">
            <text:p text:style-name="P1"><text:span text:style-name="Emphasis"><text:span text:style-name="T13">Panorama de Lançamentos da Conta</text:span></text:span></text:p>
          </table:table-cell>
          <table:covered-table-cell/>
        </table:table-row>
        <table:table-row table:style-name="Table27.1">
          <table:table-cell table:style-name="Table27.A1" office:value-type="string">
            <text:p text:style-name="P1"><text:a xlink:type="simple" xlink:href="http://hslife-redmine.cloudapp.net/projects/orcamento/wiki/RES01" text:style-name="Internet_20_link" text:visited-style-name="Visited_20_Internet_20_Link"><text:span text:style-name="T13">RES01</text:span></text:a></text:p>
          </table:table-cell>
          <table:table-cell table:style-name="Table27.A1" office:value-type="string">
            <text:h text:style-name="P14" text:outline-level="3"><text:bookmark text:name="RES01"/>RES01</text:h>
            <text:p text:style-name="P24">Gerar uma planilha com o saldo dos lançamentos da conta de uma determinada categoria distribuídos entre os meses de um ano informado, mostrando o total por mês.</text:p>
          </table:table-cell>
        </table:table-row>
        <table:table-row table:style-name="Table27.1">
          <table:table-cell table:style-name="Table27.A1" office:value-type="string">
            <text:p text:style-name="P1"><text:a xlink:type="simple" xlink:href="http://hslife-redmine.cloudapp.net/projects/orcamento/wiki/RES02" text:style-name="Internet_20_link" text:visited-style-name="Visited_20_Internet_20_Link"><text:span text:style-name="T13">RES02</text:span></text:a></text:p>
          </table:table-cell>
          <table:table-cell table:style-name="Table27.A1" office:value-type="string">
            <text:h text:style-name="P14" text:outline-level="3"><text:bookmark text:name="RES02"/></text:h>
            <text:p text:style-name="P24"/>
            <text:p text:style-name="Normal_20__28_Web_29_"><text:span text:style-name="Emphasis"><text:span text:style-name="T5">Cancelado conforme descrito da tarefa </text:span></text:span><text:a xlink:type="simple" xlink:href="http://hslife-redmine.cloudapp.net/issues/1077" text:style-name="Internet_20_link" text:visited-style-name="Visited_20_Internet_20_Link"><text:span text:style-name="T12">#1077</text:span></text:a><text:span text:style-name="Emphasis"><text:span text:style-name="T5">.</text:span></text:span></text:p>
          </table:table-cell>
        </table:table-row>
        <table:table-row table:style-name="Table27.1">
          <table:table-cell table:style-name="Table27.A1" office:value-type="string">
            <text:p text:style-name="P1"><text:a xlink:type="simple" xlink:href="http://hslife-redmine.cloudapp.net/projects/orcamento/wiki/RES03" text:style-name="Internet_20_link" text:visited-style-name="Visited_20_Internet_20_Link"><text:span text:style-name="T13">RES03</text:span></text:a></text:p>
          </table:table-cell>
          <table:table-cell table:style-name="Table27.A1" office:value-type="string">
            <text:h text:style-name="P14" text:outline-level="3"><text:bookmark text:name="RES03"/>RES03</text:h>
            <text:p text:style-name="P11">Na seleção permitir efetuar filtros por: </text:p>
            <text:list xml:id="list2029508948842953209" text:style-name="WWNum36">
              <text:list-item>
                <text:p text:style-name="P78">Conta (obrigatório);</text:p>
              </text:list-item>
              <text:list-item>
                <text:p text:style-name="P78">Ano (obrigatório); </text:p>
              </text:list-item>
              <text:list-item>
                <text:p text:style-name="P78">Mês base para gerar as estimativas (opcional);</text:p>
              </text:list-item>
              <text:list-item>
                <text:p text:style-name="P78"><text:soft-page-break/></text:p>
              </text:list-item>
              <text:list-item>
                <text:p text:style-name="P78"/>
              </text:list-item>
            </text:list>
          </table:table-cell>
        </table:table-row>
        <table:table-row table:style-name="Table27.1">
          <table:table-cell table:style-name="Table27.A1" office:value-type="string">
            <text:p text:style-name="P1"><text:a xlink:type="simple" xlink:href="http://hslife-redmine.cloudapp.net/projects/orcamento/wiki/RES14" text:style-name="Internet_20_link" text:visited-style-name="Visited_20_Internet_20_Link"><text:span text:style-name="T13">RES14</text:span></text:a></text:p>
          </table:table-cell>
          <table:table-cell table:style-name="Table27.A1" office:value-type="string">
            <text:h text:style-name="P14" text:outline-level="3"><text:bookmark text:name="RES14"/>RES14</text:h>
            <text:p text:style-name="P24">Exibir o saldo anterior do mês antecedente. Para o mês de janeiro mostrar o saldo do último fechamento realizado para o ano anterior ao selecionado.</text:p>
          </table:table-cell>
        </table:table-row>
        <table:table-row table:style-name="Table27.1">
          <table:table-cell table:style-name="Table27.A1" office:value-type="string">
            <text:p text:style-name="P1"><text:a xlink:type="simple" xlink:href="http://hslife-redmine.cloudapp.net/projects/orcamento/wiki/RES30" text:style-name="Internet_20_link" text:visited-style-name="Visited_20_Internet_20_Link"><text:span text:style-name="T13">RES30</text:span></text:a></text:p>
          </table:table-cell>
          <table:table-cell table:style-name="Table27.A1" office:value-type="string">
            <text:h text:style-name="P14" text:outline-level="3"><text:bookmark text:name="RES30"/>RES30</text:h>
            <text:p text:style-name="P24">Poder estimar os gastos dos meses subsequentes a partir das informações existentes em um dos meses anteriores dentro do mesmo ano.</text:p>
          </table:table-cell>
        </table:table-row>
        <table:table-row table:style-name="Table27.1">
          <table:table-cell table:style-name="Table27.A1" table:number-columns-spanned="2" office:value-type="string">
            <text:p text:style-name="P1"><text:span text:style-name="Emphasis"><text:span text:style-name="T13">Saldo Atual das Contas</text:span></text:span></text:p>
          </table:table-cell>
          <table:covered-table-cell/>
        </table:table-row>
        <table:table-row table:style-name="Table27.1">
          <table:table-cell table:style-name="Table27.A1" office:value-type="string">
            <text:p text:style-name="P1"><text:a xlink:type="simple" xlink:href="http://hslife-redmine.cloudapp.net/projects/orcamento/wiki/RES04" text:style-name="Internet_20_link" text:visited-style-name="Visited_20_Internet_20_Link"><text:span text:style-name="T13">RES04</text:span></text:a></text:p>
          </table:table-cell>
          <table:table-cell table:style-name="Table27.A1" office:value-type="string">
            <text:h text:style-name="P14" text:outline-level="3"><text:bookmark text:name="RES04"/>RES04</text:h>
            <text:p text:style-name="P24">Gerar listagem com o saldo das contas do usuário, com saldo até último fechamento, saldo dos lançamentos registrados e saldo atual (último fechamento mais lançamentos registrados).</text:p>
          </table:table-cell>
        </table:table-row>
        <table:table-row table:style-name="Table27.1">
          <table:table-cell table:style-name="Table27.A1" office:value-type="string">
            <text:p text:style-name="P1"><text:a xlink:type="simple" xlink:href="http://hslife-redmine.cloudapp.net/projects/orcamento/wiki/RES05" text:style-name="Internet_20_link" text:visited-style-name="Visited_20_Internet_20_Link"><text:span text:style-name="T13">RES05</text:span></text:a></text:p>
          </table:table-cell>
          <table:table-cell table:style-name="Table27.A1" office:value-type="string">
            <text:h text:style-name="P14" text:outline-level="3"><text:bookmark text:name="RES05"/>RES05</text:h>
            <text:p text:style-name="P24">Ter opção de gerar o saldo dos lançamentos registrados usando os lançamentos agendados ou os lançamentos não agendados.</text:p>
          </table:table-cell>
        </table:table-row>
        <table:table-row table:style-name="Table27.1">
          <table:table-cell table:style-name="Table27.A1" office:value-type="string">
            <text:p text:style-name="P1"><text:a xlink:type="simple" xlink:href="http://hslife-redmine.cloudapp.net/projects/orcamento/wiki/RES06" text:style-name="Internet_20_link" text:visited-style-name="Visited_20_Internet_20_Link"><text:span text:style-name="T13">RES06</text:span></text:a></text:p>
          </table:table-cell>
          <table:table-cell table:style-name="Table27.A1" office:value-type="string">
            <text:h text:style-name="P14" text:outline-level="3"><text:bookmark text:name="RES06"/>RES06</text:h>
            <text:p text:style-name="P24">Mostrar a listagem de contas separada, por conta ativa e inativa.</text:p>
          </table:table-cell>
        </table:table-row>
        <table:table-row table:style-name="Table27.1">
          <table:table-cell table:style-name="Table27.A1" office:value-type="string">
            <text:p text:style-name="P1"><text:a xlink:type="simple" xlink:href="http://hslife-redmine.cloudapp.net/projects/orcamento/wiki/RES07" text:style-name="Internet_20_link" text:visited-style-name="Visited_20_Internet_20_Link"><text:span text:style-name="T13">RES07</text:span></text:a></text:p>
          </table:table-cell>
          <table:table-cell table:style-name="Table27.A1" office:value-type="string">
            <text:h text:style-name="P14" text:outline-level="3"><text:bookmark text:name="RES07"/>RES07</text:h>
            <text:p text:style-name="P24">Exibir o total do saldo atual de todas as contas ativas. Este total representa o patrimônio financeiro do usuário.</text:p>
          </table:table-cell>
        </table:table-row>
        <table:table-row table:style-name="Table27.1">
          <table:table-cell table:style-name="Table27.A1" office:value-type="string">
            <text:p text:style-name="P1"><text:a xlink:type="simple" xlink:href="http://hslife-redmine.cloudapp.net/projects/orcamento/wiki/RES31" text:style-name="Internet_20_link" text:visited-style-name="Visited_20_Internet_20_Link"><text:span text:style-name="T13">RES31</text:span></text:a></text:p>
          </table:table-cell>
          <table:table-cell table:style-name="Table27.A1" office:value-type="string">
            <text:h text:style-name="P14" text:outline-level="3"><text:bookmark text:name="RES31"/>RES31</text:h>
            <text:p text:style-name="P24">Exibir os limites dos cartões do usuário, o saldo registrado (com as devidas conversões para a moeda padrão) e o limite disponível.</text:p>
          </table:table-cell>
        </table:table-row>
        <table:table-row table:style-name="Table27.1">
          <table:table-cell table:style-name="Table27.A1" table:number-columns-spanned="2" office:value-type="string">
            <text:p text:style-name="P1"><text:span text:style-name="Emphasis"><text:span text:style-name="T13">Panorama dos Lançamentos do Cartão</text:span></text:span></text:p>
          </table:table-cell>
          <table:covered-table-cell/>
        </table:table-row>
        <table:table-row table:style-name="Table27.1">
          <table:table-cell table:style-name="Table27.A1" office:value-type="string">
            <text:p text:style-name="P1"><text:a xlink:type="simple" xlink:href="http://hslife-redmine.cloudapp.net/projects/orcamento/wiki/RES08" text:style-name="Internet_20_link" text:visited-style-name="Visited_20_Internet_20_Link"><text:span text:style-name="T13">RES08</text:span></text:a></text:p>
          </table:table-cell>
          <table:table-cell table:style-name="Table27.A1" office:value-type="string">
            <text:h text:style-name="P14" text:outline-level="3"><text:bookmark text:name="RES08"/>RES08</text:h>
            <text:p text:style-name="P24"><text:soft-page-break/>Gerar uma planilha com o saldo dos lançamentos do cartão agrupados por categoria, distribuídos entre os meses de um ano informado e para a moeda escolhida, mostrando o total por mês.</text:p>
          </table:table-cell>
        </table:table-row>
        <table:table-row table:style-name="Table27.1">
          <table:table-cell table:style-name="Table27.A1" office:value-type="string">
            <text:p text:style-name="P1"><text:a xlink:type="simple" xlink:href="http://hslife-redmine.cloudapp.net/projects/orcamento/wiki/RES09" text:style-name="Internet_20_link" text:visited-style-name="Visited_20_Internet_20_Link"><text:span text:style-name="T13">RES09</text:span></text:a></text:p>
          </table:table-cell>
          <table:table-cell table:style-name="Table27.A1" office:value-type="string">
            <text:h text:style-name="P14" text:outline-level="3"><text:bookmark text:name="RES09"/>RES09</text:h>
            <text:p text:style-name="P11">Na seleção permitir efetuar filtros por: </text:p>
            <text:list xml:id="list3155165207034731860" text:style-name="WWNum37">
              <text:list-item>
                <text:p text:style-name="P79">Cartão (obrigatório);</text:p>
              </text:list-item>
              <text:list-item>
                <text:p text:style-name="P79">Ano (obrigatório); </text:p>
              </text:list-item>
              <text:list-item>
                <text:p text:style-name="P79">Moeda (obrigatório)</text:p>
              </text:list-item>
            </text:list>
          </table:table-cell>
        </table:table-row>
        <table:table-row table:style-name="Table27.1">
          <table:table-cell table:style-name="Table27.A1" office:value-type="string">
            <text:p text:style-name="P1"><text:a xlink:type="simple" xlink:href="http://hslife-redmine.cloudapp.net/projects/orcamento/wiki/RES10" text:style-name="Internet_20_link" text:visited-style-name="Visited_20_Internet_20_Link"><text:span text:style-name="T13">RES10</text:span></text:a></text:p>
          </table:table-cell>
          <table:table-cell table:style-name="Table27.A1" office:value-type="string">
            <text:h text:style-name="P14" text:outline-level="3"><text:bookmark text:name="RES10"/>RES10</text:h>
            <text:p text:style-name="P24">Todos os lançamentos, agendados ou não, serão considerados para a geração do resumo.</text:p>
          </table:table-cell>
        </table:table-row>
        <table:table-row table:style-name="Table27.1">
          <table:table-cell table:style-name="Table27.A1" table:number-columns-spanned="2" office:value-type="string">
            <text:p text:style-name="P1"><text:span text:style-name="Emphasis"><text:span text:style-name="T13">Resumo Mensal das Contas</text:span></text:span></text:p>
          </table:table-cell>
          <table:covered-table-cell/>
        </table:table-row>
        <table:table-row table:style-name="Table27.1">
          <table:table-cell table:style-name="Table27.A1" office:value-type="string">
            <text:p text:style-name="P1"><text:a xlink:type="simple" xlink:href="http://hslife-redmine.cloudapp.net/projects/orcamento/wiki/RES11" text:style-name="Internet_20_link" text:visited-style-name="Visited_20_Internet_20_Link"><text:span text:style-name="T13">RES11</text:span></text:a></text:p>
          </table:table-cell>
          <table:table-cell table:style-name="Table27.A1" office:value-type="string">
            <text:h text:style-name="P14" text:outline-level="3"><text:bookmark text:name="RES11"/>RES11</text:h>
            <text:p text:style-name="P24">Selecionar as categorias, favorecidos e meios de pagamento por conta e fechamento de período. A busca será em conjunto, mas as três opções de visualização ficarão em guias separadas.</text:p>
          </table:table-cell>
        </table:table-row>
        <table:table-row table:style-name="Table27.1">
          <table:table-cell table:style-name="Table27.A1" office:value-type="string">
            <text:p text:style-name="P1"><text:a xlink:type="simple" xlink:href="http://hslife-redmine.cloudapp.net/projects/orcamento/wiki/RES12" text:style-name="Internet_20_link" text:visited-style-name="Visited_20_Internet_20_Link"><text:span text:style-name="T13">RES12</text:span></text:a></text:p>
          </table:table-cell>
          <table:table-cell table:style-name="Table27.A1" office:value-type="string">
            <text:h text:style-name="P14" text:outline-level="3"><text:bookmark text:name="RES12"/>RES12</text:h>
            <text:p text:style-name="P24">Mostrar o saldo do período anterior e o saldo atual deve representar o saldo de quando o período selecionado foi encerrado.</text:p>
          </table:table-cell>
        </table:table-row>
        <table:table-row table:style-name="Table27.1">
          <table:table-cell table:style-name="Table27.A1" office:value-type="string">
            <text:p text:style-name="P1"><text:a xlink:type="simple" xlink:href="http://hslife-redmine.cloudapp.net/projects/orcamento/wiki/RES13" text:style-name="Internet_20_link" text:visited-style-name="Visited_20_Internet_20_Link"><text:span text:style-name="T13">RES13</text:span></text:a></text:p>
          </table:table-cell>
          <table:table-cell table:style-name="Table27.A1" office:value-type="string">
            <text:h text:style-name="P14" text:outline-level="3"><text:bookmark text:name="RES13"/>RES13</text:h>
            <text:p text:style-name="P24">Ter opção para mostrar o período atualmente aberto.</text:p>
          </table:table-cell>
        </table:table-row>
        <table:table-row table:style-name="Table27.1">
          <table:table-cell table:style-name="Table27.A1" office:value-type="string">
            <text:p text:style-name="P1"><text:a xlink:type="simple" xlink:href="http://hslife-redmine.cloudapp.net/projects/orcamento/wiki/RES15" text:style-name="Internet_20_link" text:visited-style-name="Visited_20_Internet_20_Link"><text:span text:style-name="T13">RES15</text:span></text:a></text:p>
          </table:table-cell>
          <table:table-cell table:style-name="Table27.A1" office:value-type="string">
            <text:h text:style-name="P14" text:outline-level="3"><text:bookmark text:name="RES15"/>RES15</text:h>
            <text:p text:style-name="P24">Exibir gráficos em pizza para as categorias de crédito e para as categorias de débito. Mostrar também um gráfico em barra comparando as receitas com as despesas no período selecionado.</text:p>
          </table:table-cell>
        </table:table-row>
        <table:table-row table:style-name="Table27.1">
          <table:table-cell table:style-name="Table27.A1" table:number-columns-spanned="2" office:value-type="string">
            <text:p text:style-name="P1"><text:span text:style-name="Emphasis"><text:span text:style-name="T13">Panorama das Despesas Fixas</text:span></text:span></text:p>
          </table:table-cell>
          <table:covered-table-cell/>
        </table:table-row>
        <table:table-row table:style-name="Table27.1">
          <table:table-cell table:style-name="Table27.A1" office:value-type="string">
            <text:p text:style-name="P1"><text:a xlink:type="simple" xlink:href="http://hslife-redmine.cloudapp.net/projects/orcamento/wiki/RES16" text:style-name="Internet_20_link" text:visited-style-name="Visited_20_Internet_20_Link"><text:span text:style-name="T13">RES16</text:span></text:a></text:p>
          </table:table-cell>
          <table:table-cell table:style-name="Table27.A1" office:value-type="string">
            <text:h text:style-name="P14" text:outline-level="3"><text:bookmark text:name="RES16"/>RES16</text:h>
            <text:p text:style-name="P24"><text:soft-page-break/>Exibir todos os lançamentos fixos ativos de todas as contas para agilizar a exibição do gráfico.</text:p>
          </table:table-cell>
        </table:table-row>
        <table:table-row table:style-name="Table27.1">
          <table:table-cell table:style-name="Table27.A1" office:value-type="string">
            <text:p text:style-name="P1"><text:a xlink:type="simple" xlink:href="http://hslife-redmine.cloudapp.net/projects/orcamento/wiki/RES17" text:style-name="Internet_20_link" text:visited-style-name="Visited_20_Internet_20_Link"><text:span text:style-name="T13">RES17</text:span></text:a></text:p>
          </table:table-cell>
          <table:table-cell table:style-name="Table27.A1" office:value-type="string">
            <text:h text:style-name="P14" text:outline-level="3"><text:bookmark text:name="RES17"/>RES17</text:h>
            <text:p text:style-name="P24">Pode-se selecionar de 1 até 12 períodos para exibição no gráfico.</text:p>
          </table:table-cell>
        </table:table-row>
        <table:table-row table:style-name="Table27.1">
          <table:table-cell table:style-name="Table27.A1" office:value-type="string">
            <text:p text:style-name="P1"><text:a xlink:type="simple" xlink:href="http://hslife-redmine.cloudapp.net/projects/orcamento/wiki/RES18" text:style-name="Internet_20_link" text:visited-style-name="Visited_20_Internet_20_Link"><text:span text:style-name="T13">RES18</text:span></text:a></text:p>
          </table:table-cell>
          <table:table-cell table:style-name="Table27.A1" office:value-type="string">
            <text:h text:style-name="P14" text:outline-level="3"><text:bookmark text:name="RES18"/>RES18</text:h>
            <text:p text:style-name="P24">Disponibilizar dos tipos de análise: pela data de vencimento ou pela data de pagamento.</text:p>
          </table:table-cell>
        </table:table-row>
        <table:table-row table:style-name="Table27.1">
          <table:table-cell table:style-name="Table27.A1" office:value-type="string">
            <text:p text:style-name="P1"><text:a xlink:type="simple" xlink:href="http://hslife-redmine.cloudapp.net/projects/orcamento/wiki/RES19" text:style-name="Internet_20_link" text:visited-style-name="Visited_20_Internet_20_Link"><text:span text:style-name="T13">RES19</text:span></text:a></text:p>
          </table:table-cell>
          <table:table-cell table:style-name="Table27.A1" office:value-type="string">
            <text:h text:style-name="P14" text:outline-level="3"><text:bookmark text:name="RES19"/>RES19</text:h>
            <text:p text:style-name="P24">Disponibilizar dois tipos de gráficos: datas individuais e datas agrupadas</text:p>
            <text:list xml:id="list8828929699738717892" text:style-name="WWNum38">
              <text:list-item>
                <text:p text:style-name="P83"><text:span text:style-name="Emphasis"><text:span text:style-name="T13">Datas individuais</text:span></text:span><text:span text:style-name="T13"> - no eixo X do gráfico as datas mostradas serão das datas de vencimento ou pagamento das mensalidades pagas.</text:span></text:p>
              </text:list-item>
              <text:list-item>
                <text:p text:style-name="P83"><text:span text:style-name="Emphasis"><text:span text:style-name="T13">Datas agrupadas</text:span></text:span><text:span text:style-name="T13"> - no eixo X do gráfico as datas mostradas são dos meses anteriores a partir da data atual. Sendo assim, se for selecionado 12 períodos, serão mostrados 12 meses e as mensalidades agrupadas de acordo com o mês de vencimento ou pagamento.</text:span></text:p>
              </text:list-item>
            </text:list>
            <text:p text:style-name="P24">Ambos os gráficos deve separar os lançamentos de despesa dos lançamentos de receita.</text:p>
          </table:table-cell>
        </table:table-row>
        <table:table-row table:style-name="Table27.1">
          <table:table-cell table:style-name="Table27.A1" office:value-type="string">
            <text:p text:style-name="P1"><text:a xlink:type="simple" xlink:href="http://hslife-redmine.cloudapp.net/projects/orcamento/wiki/RES20" text:style-name="Internet_20_link" text:visited-style-name="Visited_20_Internet_20_Link"><text:span text:style-name="T13">RES20</text:span></text:a></text:p>
          </table:table-cell>
          <table:table-cell table:style-name="Table27.A1" office:value-type="string">
            <text:h text:style-name="P14" text:outline-level="3"><text:bookmark text:name="RES20"/>RES20</text:h>
            <text:p text:style-name="P24">Os gráficos só mostram as mensalidades pagas.</text:p>
          </table:table-cell>
        </table:table-row>
        <table:table-row table:style-name="Table27.1">
          <table:table-cell table:style-name="Table27.A1" office:value-type="string">
            <text:p text:style-name="P1"><text:a xlink:type="simple" xlink:href="http://hslife-redmine.cloudapp.net/projects/orcamento/wiki/RES21" text:style-name="Internet_20_link" text:visited-style-name="Visited_20_Internet_20_Link"><text:span text:style-name="T13">RES21</text:span></text:a></text:p>
          </table:table-cell>
          <table:table-cell table:style-name="Table27.A1" office:value-type="string">
            <text:h text:style-name="P14" text:outline-level="3"><text:bookmark text:name="RES21"/>RES21</text:h>
            <text:p text:style-name="P24">Os valores são convertidos automaticamente para a moeda padrão do usuário.</text:p>
          </table:table-cell>
        </table:table-row>
        <table:table-row table:style-name="Table27.1">
          <table:table-cell table:style-name="Table27.A1" office:value-type="string">
            <text:p text:style-name="P1"><text:a xlink:type="simple" xlink:href="http://hslife-redmine.cloudapp.net/projects/orcamento/wiki/RES22" text:style-name="Internet_20_link" text:visited-style-name="Visited_20_Internet_20_Link"><text:span text:style-name="T13">RES22</text:span></text:a></text:p>
          </table:table-cell>
          <table:table-cell table:style-name="Table27.A1" office:value-type="string">
            <text:h text:style-name="P14" text:outline-level="3"><text:bookmark text:name="RES22"/>RES22</text:h>
            <text:p text:style-name="P24">Permitir contabilizar de forma agrupada todos os pagamentos efetuados de todos os lançamentos fixos. Este contabilização só será possível para o gráfico com datas agrupadas.</text:p>
          </table:table-cell>
        </table:table-row>
        <table:table-row table:style-name="Table27.1">
          <table:table-cell table:style-name="Table27.A1" table:number-columns-spanned="2" office:value-type="string">
            <text:p text:style-name="P1"><text:span text:style-name="Emphasis"><text:span text:style-name="T13">Panorama dos Parcelamentos</text:span></text:span></text:p>
          </table:table-cell>
          <table:covered-table-cell/>
        </table:table-row>
        <table:table-row table:style-name="Table27.1">
          <table:table-cell table:style-name="Table27.A1" office:value-type="string">
            <text:p text:style-name="P1"><text:a xlink:type="simple" xlink:href="http://hslife-redmine.cloudapp.net/projects/orcamento/wiki/RES23" text:style-name="Internet_20_link" text:visited-style-name="Visited_20_Internet_20_Link"><text:span text:style-name="T13">RES23</text:span></text:a></text:p>
          </table:table-cell>
          <table:table-cell table:style-name="Table27.A1" office:value-type="string">
            <text:h text:style-name="P14" text:outline-level="3"><text:bookmark text:name="RES23"/>RES23</text:h>
            <text:p text:style-name="Normal_20__28_Web_29_"><text:soft-page-break/><text:span text:style-name="T5">Atender os mesmos critérios que definidos nos requisitos </text:span><text:a xlink:type="simple" xlink:href="http://hslife-redmine.cloudapp.net/projects/orcamento/wiki/RES16" text:style-name="Internet_20_link" text:visited-style-name="Visited_20_Internet_20_Link"><text:span text:style-name="T5">RES16</text:span></text:a><text:span text:style-name="T5">, </text:span><text:a xlink:type="simple" xlink:href="http://hslife-redmine.cloudapp.net/projects/orcamento/wiki/RES17" text:style-name="Internet_20_link" text:visited-style-name="Visited_20_Internet_20_Link"><text:span text:style-name="T5">RES17</text:span></text:a><text:span text:style-name="T5">, </text:span><text:a xlink:type="simple" xlink:href="http://hslife-redmine.cloudapp.net/projects/orcamento/wiki/RES18" text:style-name="Internet_20_link" text:visited-style-name="Visited_20_Internet_20_Link"><text:span text:style-name="T5">RES18</text:span></text:a><text:span text:style-name="T5"> e </text:span><text:a xlink:type="simple" xlink:href="http://hslife-redmine.cloudapp.net/projects/orcamento/wiki/RES21" text:style-name="Internet_20_link" text:visited-style-name="Visited_20_Internet_20_Link"><text:span text:style-name="T5">RES21</text:span></text:a><text:span text:style-name="T5">.</text:span></text:p>
          </table:table-cell>
        </table:table-row>
        <table:table-row table:style-name="Table27.1">
          <table:table-cell table:style-name="Table27.A1" office:value-type="string">
            <text:p text:style-name="P1"><text:a xlink:type="simple" xlink:href="http://hslife-redmine.cloudapp.net/projects/orcamento/wiki/RES24" text:style-name="Internet_20_link" text:visited-style-name="Visited_20_Internet_20_Link"><text:span text:style-name="T13">RES24</text:span></text:a></text:p>
          </table:table-cell>
          <table:table-cell table:style-name="Table27.A1" office:value-type="string">
            <text:h text:style-name="P14" text:outline-level="3"><text:bookmark text:name="RES24"/>RES24</text:h>
            <text:p text:style-name="P24">Ter opção para realizar as seguintes análises dos parcelamentos:</text:p>
            <text:list xml:id="list2974218853740964778" text:style-name="WWNum39">
              <text:list-item>
                <text:p text:style-name="P80">parcelas anteriores - conta-se a partir do mês atual até 12 meses no passado;</text:p>
              </text:list-item>
              <text:list-item>
                <text:p text:style-name="P80">parcelas posteriores - conta-se a partir do mês atual até 12 meses no futuro;</text:p>
              </text:list-item>
            </text:list>
          </table:table-cell>
        </table:table-row>
        <table:table-row table:style-name="Table27.1">
          <table:table-cell table:style-name="Table27.A1" office:value-type="string">
            <text:p text:style-name="P1"><text:a xlink:type="simple" xlink:href="http://hslife-redmine.cloudapp.net/projects/orcamento/wiki/RES25" text:style-name="Internet_20_link" text:visited-style-name="Visited_20_Internet_20_Link"><text:span text:style-name="T13">RES25</text:span></text:a></text:p>
          </table:table-cell>
          <table:table-cell table:style-name="Table27.A1" office:value-type="string">
            <text:h text:style-name="P14" text:outline-level="3"><text:bookmark text:name="RES25"/>RES25</text:h>
            <text:p text:style-name="P24">Representar as parcelas pagas e a pagar através do Stacked Bar Chart, onde a área que toca o eixo X corresponde aos pagamentos efetuados, e a pilha logo acima representa as parcelas à pagar.</text:p>
          </table:table-cell>
        </table:table-row>
        <table:table-row table:style-name="Table27.1">
          <table:table-cell table:style-name="Table27.A1" office:value-type="string">
            <text:p text:style-name="P1"><text:a xlink:type="simple" xlink:href="http://hslife-redmine.cloudapp.net/projects/orcamento/wiki/RES26" text:style-name="Internet_20_link" text:visited-style-name="Visited_20_Internet_20_Link"><text:span text:style-name="T13">RES26</text:span></text:a></text:p>
          </table:table-cell>
          <table:table-cell table:style-name="Table27.A1" office:value-type="string">
            <text:h text:style-name="P14" text:outline-level="3"><text:bookmark text:name="RES26"/>RES26</text:h>
            <text:p text:style-name="P24">Permitir analisar os parcelamentos de forma individualizada (um parcelamento por vez) ou totalizada (todos os parcelamentos).</text:p>
          </table:table-cell>
        </table:table-row>
        <table:table-row table:style-name="Table27.1">
          <table:table-cell table:style-name="Table27.A1" office:value-type="string">
            <text:p text:style-name="P1"><text:a xlink:type="simple" xlink:href="http://hslife-redmine.cloudapp.net/projects/orcamento/wiki/RES27" text:style-name="Internet_20_link" text:visited-style-name="Visited_20_Internet_20_Link"><text:span text:style-name="T13">RES27</text:span></text:a></text:p>
          </table:table-cell>
          <table:table-cell table:style-name="Table27.A1" office:value-type="string">
            <text:h text:style-name="P14" text:outline-level="3"><text:bookmark text:name="RES27"/>RES27</text:h>
            <text:p text:style-name="P24">Separar os dados em gráficos de parcelamentos de receita ou parcelamento de despesa.</text:p>
          </table:table-cell>
        </table:table-row>
        <table:table-row table:style-name="Table27.1">
          <table:table-cell table:style-name="Table27.A1" office:value-type="string">
            <text:p text:style-name="P1"><text:a xlink:type="simple" xlink:href="http://hslife-redmine.cloudapp.net/projects/orcamento/wiki/RES28" text:style-name="Internet_20_link" text:visited-style-name="Visited_20_Internet_20_Link"><text:span text:style-name="T13">RES28</text:span></text:a></text:p>
          </table:table-cell>
          <table:table-cell table:style-name="Table27.A1" office:value-type="string">
            <text:h text:style-name="P14" text:outline-level="3"><text:bookmark text:name="RES28"/>RES28</text:h>
            <text:p text:style-name="P24">Mostrar o saldo devedor dos parcelamentos não pagos quando considerar as parcelas anteriores a data atual.</text:p>
          </table:table-cell>
        </table:table-row>
        <table:table-row table:style-name="Table27.1">
          <table:table-cell table:style-name="Table27.A1" office:value-type="string">
            <text:p text:style-name="P1"><text:a xlink:type="simple" xlink:href="http://hslife-redmine.cloudapp.net/projects/orcamento/wiki/RES29" text:style-name="Internet_20_link" text:visited-style-name="Visited_20_Internet_20_Link"><text:span text:style-name="T13">RES29</text:span></text:a></text:p>
          </table:table-cell>
          <table:table-cell table:style-name="Table27.A1" office:value-type="string">
            <text:h text:style-name="P14" text:outline-level="3"><text:bookmark text:name="RES29"/>RES29</text:h>
            <text:p text:style-name="P11">Ter opção do sistema para definir a forma de agrupamento das parcelas. Agrupamentos possíveis: </text:p>
            <text:list xml:id="list2025073680601830767" text:style-name="WWNum40">
              <text:list-item>
                <text:p text:style-name="P81">Sem agrupamento (individual);</text:p>
              </text:list-item>
              <text:list-item>
                <text:p text:style-name="P81">Por conta;</text:p>
              </text:list-item>
              <text:list-item>
                <text:p text:style-name="P81">Por tipo de conta;</text:p>
              </text:list-item>
            </text:list>
          </table:table-cell>
        </table:table-row>
      </table:table>
      <text:p text:style-name="P3"/>
      <text:p text:style-name="P3"><text:soft-page-break/></text:p>
      <text:p text:style-name="P18"/>
      <text:p text:style-name="P7"/>
      <text:p text:style-name="P7"/>
      <text:p text:style-name="P7">Usuário</text:p>
      <text:p text:style-name="P3"/>
      <text:h text:style-name="P21" text:outline-level="1">Caso de Uso - ELS - Efetuar Login no Sistema</text:h>
      <text:p text:style-name="P24">Responsável por efetuar o login e logout do usuário do sistema.</text:p>
      <text:p text:style-name="P3"><draw:frame draw:style-name="fr1" draw:name="Picture 79" text:anchor-type="as-char" svg:width="0.572cm" svg:height="0.572cm" draw:z-index="6"><draw:image xlink:href="Pictures/100002010000001000000010FB0639E1.png" xlink:type="simple" xlink:show="embed" xlink:actuate="onLoad"/><svg:desc>dit</svg:desc></draw:frame></text:p>
      <text:h text:style-name="P23" text:outline-level="2">Requisitos</text:h>
      <table:table table:name="Table28" table:style-name="Table28">
        <table:table-column table:style-name="Table28.A"/>
        <table:table-column table:style-name="Table28.B"/>
        <table:table-row table:style-name="Table28.1">
          <table:table-cell table:style-name="Table28.A1" office:value-type="string">
            <text:p text:style-name="P1"><text:span text:style-name="Strong"><text:span text:style-name="T6">Requisito</text:span></text:span></text:p>
          </table:table-cell>
          <table:table-cell table:style-name="Table28.A1" office:value-type="string">
            <text:p text:style-name="P1"><text:span text:style-name="Strong"><text:span text:style-name="T6">Descrição</text:span></text:span></text:p>
          </table:table-cell>
        </table:table-row>
        <table:table-row table:style-name="Table28.1">
          <table:table-cell table:style-name="Table28.A1" office:value-type="string">
            <text:p text:style-name="P1"><text:a xlink:type="simple" xlink:href="http://hslife-redmine.cloudapp.net/projects/orcamento/wiki/ELS01" text:style-name="Internet_20_link" text:visited-style-name="Visited_20_Internet_20_Link"><text:span text:style-name="T13">ELS01</text:span></text:a></text:p>
          </table:table-cell>
          <table:table-cell table:style-name="Table28.A1" office:value-type="string">
            <text:h text:style-name="P14" text:outline-level="3"><text:bookmark text:name="ELS01"/>ELS01</text:h>
            <text:p text:style-name="P24">O controle de acesso será via login e senha. Somente usuários autenticados podem acessar as opções do sistema.</text:p>
          </table:table-cell>
        </table:table-row>
        <table:table-row table:style-name="Table28.1">
          <table:table-cell table:style-name="Table28.A1" office:value-type="string">
            <text:p text:style-name="P1"><text:a xlink:type="simple" xlink:href="http://hslife-redmine.cloudapp.net/projects/orcamento/wiki/ELS02" text:style-name="Internet_20_link" text:visited-style-name="Visited_20_Internet_20_Link"><text:span text:style-name="T13">ELS02</text:span></text:a></text:p>
          </table:table-cell>
          <table:table-cell table:style-name="Table28.A1" office:value-type="string">
            <text:h text:style-name="P14" text:outline-level="3"><text:bookmark text:name="ELS02"/>ELS02</text:h>
            <text:p text:style-name="P24">Usuários com login desativado não podem logar no sistema.</text:p>
          </table:table-cell>
        </table:table-row>
        <table:table-row table:style-name="Table28.1">
          <table:table-cell table:style-name="Table28.A1" office:value-type="string">
            <text:p text:style-name="P1"><text:a xlink:type="simple" xlink:href="http://hslife-redmine.cloudapp.net/projects/orcamento/wiki/ELS03" text:style-name="Internet_20_link" text:visited-style-name="Visited_20_Internet_20_Link"><text:span text:style-name="T13">ELS03</text:span></text:a></text:p>
          </table:table-cell>
          <table:table-cell table:style-name="Table28.A1" office:value-type="string">
            <text:h text:style-name="P14" text:outline-level="3"><text:bookmark text:name="ELS03"/>ELS03</text:h>
            <text:p text:style-name="P24">Permitir lembrar a sessão do usuário para um acesso mais rápido no futuro.</text:p>
          </table:table-cell>
        </table:table-row>
      </table:table>
      <text:p text:style-name="P3"/>
      <text:p text:style-name="P3"/>
      <text:h text:style-name="P21" text:outline-level="1">Caso de Uso - ERU - Efetuar Registro de Usuário</text:h>
      <text:p text:style-name="P24">Realiza o cadastro do usuário no sistema. A senha inicial de acesso é enviada para o e-mail informado no cadastro.</text:p>
      <text:p text:style-name="P3"><draw:frame draw:style-name="fr1" draw:name="Picture 81" text:anchor-type="as-char" svg:width="0.572cm" svg:height="0.572cm" draw:z-index="4"><draw:image xlink:href="Pictures/100002010000001000000010FB0639E1.png" xlink:type="simple" xlink:show="embed" xlink:actuate="onLoad"/><svg:desc>dit</svg:desc></draw:frame></text:p>
      <text:h text:style-name="P23" text:outline-level="2">Requisitos</text:h>
      <table:table table:name="Table29" table:style-name="Table29">
        <table:table-column table:style-name="Table29.A"/>
        <table:table-column table:style-name="Table29.B"/>
        <table:table-row table:style-name="Table29.1">
          <table:table-cell table:style-name="Table29.A1" office:value-type="string">
            <text:p text:style-name="P1"><text:span text:style-name="Strong"><text:span text:style-name="T6">Requisito</text:span></text:span></text:p>
          </table:table-cell>
          <table:table-cell table:style-name="Table29.A1" office:value-type="string">
            <text:p text:style-name="P1"><text:span text:style-name="Strong"><text:span text:style-name="T6">Descrição</text:span></text:span></text:p>
          </table:table-cell>
        </table:table-row>
        <table:table-row table:style-name="Table29.1">
          <table:table-cell table:style-name="Table29.A1" office:value-type="string">
            <text:p text:style-name="P1"><text:a xlink:type="simple" xlink:href="http://hslife-redmine.cloudapp.net/projects/orcamento/wiki/ERU01" text:style-name="Internet_20_link" text:visited-style-name="Visited_20_Internet_20_Link"><text:span text:style-name="T13">ERU01</text:span></text:a></text:p>
          </table:table-cell>
          <table:table-cell table:style-name="Table29.A1" office:value-type="string">
            <text:h text:style-name="P14" text:outline-level="3"><text:bookmark text:name="ERU01"/>ERU01</text:h>
            <text:p text:style-name="P24">Qualquer pessoa pode realizar o registro no sistema, bastando informar nome completo, e-mail válido e o login desejado.</text:p>
          </table:table-cell>
        </table:table-row>
        <table:table-row table:style-name="Table29.1">
          <table:table-cell table:style-name="Table29.A1" office:value-type="string">
            <text:p text:style-name="P1"><text:a xlink:type="simple" xlink:href="http://hslife-redmine.cloudapp.net/projects/orcamento/wiki/ERU02" text:style-name="Internet_20_link" text:visited-style-name="Visited_20_Internet_20_Link"><text:span text:style-name="T13">ERU02</text:span></text:a></text:p>
          </table:table-cell>
          <table:table-cell table:style-name="Table29.A1" office:value-type="string">
            <text:h text:style-name="P14" text:outline-level="3"><text:bookmark text:name="ERU02"/>ERU02</text:h>
            <text:p text:style-name="P24">O sistema gera uma senha aleatória para o usuário recém registrado e envia por e-mail.</text:p>
          </table:table-cell>
        </table:table-row>
        <table:table-row table:style-name="Table29.1">
          <table:table-cell table:style-name="Table29.A1" office:value-type="string">
            <text:p text:style-name="P1"><text:a xlink:type="simple" xlink:href="http://hslife-redmine.cloudapp.net/projects/orcamento/wiki/ERU03" text:style-name="Internet_20_link" text:visited-style-name="Visited_20_Internet_20_Link"><text:span text:style-name="T13">ERU03</text:span></text:a></text:p>
          </table:table-cell>
          <table:table-cell table:style-name="Table29.A1" office:value-type="string">
            <text:h text:style-name="P14" text:outline-level="3"><text:bookmark text:name="ERU03"/>ERU03</text:h>
            <text:p text:style-name="P24">Os novos logins ficam ativos por padrão.</text:p>
          </table:table-cell>
        </table:table-row>
      </table:table>
      <text:p text:style-name="P3"/>
      <text:p text:style-name="P3"/>
      <text:h text:style-name="P21" text:outline-level="1">Caso de Uso - USR - Manter Usuário</text:h>
      <text:p text:style-name="P24">Gerencia os usuários do sistema, permitindo a alteração de seu nome de exibição e senha, e desativação de seu acesso ao sistema.</text:p>
      <text:p text:style-name="P3"><draw:frame draw:style-name="fr1" draw:name="Picture 83" text:anchor-type="as-char" svg:width="0.572cm" svg:height="0.572cm" draw:z-index="2"><draw:image xlink:href="Pictures/100002010000001000000010FB0639E1.png" xlink:type="simple" xlink:show="embed" xlink:actuate="onLoad"/><svg:desc>dit</svg:desc></draw:frame></text:p>
      <text:h text:style-name="P23" text:outline-level="2">Requisitos</text:h>
      <table:table table:name="Table30" table:style-name="Table30">
        <table:table-column table:style-name="Table30.A"/>
        <table:table-column table:style-name="Table30.B"/>
        <table:table-row table:style-name="Table30.1">
          <table:table-cell table:style-name="Table30.A1" office:value-type="string">
            <text:p text:style-name="P1"><text:span text:style-name="Strong"><text:span text:style-name="T6">Requisito</text:span></text:span></text:p>
          </table:table-cell>
          <table:table-cell table:style-name="Table30.A1" office:value-type="string">
            <text:p text:style-name="P1"><text:span text:style-name="Strong"><text:span text:style-name="T6">Descrição</text:span></text:span></text:p>
          </table:table-cell>
        </table:table-row>
        <table:table-row table:style-name="Table30.1">
          <table:table-cell table:style-name="Table30.A1" office:value-type="string">
            <text:p text:style-name="P1"><text:a xlink:type="simple" xlink:href="http://hslife-redmine.cloudapp.net/projects/orcamento/wiki/USR01" text:style-name="Internet_20_link" text:visited-style-name="Visited_20_Internet_20_Link"><text:span text:style-name="T13">USR01</text:span></text:a></text:p>
          </table:table-cell>
          <table:table-cell table:style-name="Table30.A1" office:value-type="string">
            <text:h text:style-name="P14" text:outline-level="3"><text:bookmark text:name="USR01"/>USR01</text:h>
            <text:p text:style-name="Normal_20__28_Web_29_"><text:span text:style-name="T5"><text:line-break/>As senhas dos usuários são criptografadas usando o algoritmo SHA-256. </text:span><text:span text:style-name="Emphasis"><text:span text:style-name="T5">Tarefa </text:span></text:span><text:a xlink:type="simple" xlink:href="http://hslife-redmine.cloudapp.net/issues/1200" text:style-name="Internet_20_link" text:visited-style-name="Visited_20_Internet_20_Link"><text:span text:style-name="T12">#1200</text:span></text:a></text:p>
          </table:table-cell>
        </table:table-row>
        <table:table-row table:style-name="Table30.1">
          <table:table-cell table:style-name="Table30.A1" office:value-type="string">
            <text:p text:style-name="P1"><text:a xlink:type="simple" xlink:href="http://hslife-redmine.cloudapp.net/projects/orcamento/wiki/USR02" text:style-name="Internet_20_link" text:visited-style-name="Visited_20_Internet_20_Link"><text:span text:style-name="T13">USR02</text:span></text:a></text:p>
          </table:table-cell>
          <table:table-cell table:style-name="Table30.A1" office:value-type="string">
            <text:h text:style-name="P14" text:outline-level="3"><text:bookmark text:name="USR02"/>USR02</text:h>
            <text:p text:style-name="P24">Os logins dos usuários são únicos, não podem se repetir no sistema. Uma vez criado o login o mesmo não pode mais ser alterado.</text:p>
          </table:table-cell>
        </table:table-row>
        <table:table-row table:style-name="Table30.1">
          <table:table-cell table:style-name="Table30.A1" office:value-type="string">
            <text:p text:style-name="P1"><text:a xlink:type="simple" xlink:href="http://hslife-redmine.cloudapp.net/projects/orcamento/wiki/USR03" text:style-name="Internet_20_link" text:visited-style-name="Visited_20_Internet_20_Link"><text:span text:style-name="T13">USR03</text:span></text:a></text:p>
          </table:table-cell>
          <table:table-cell table:style-name="Table30.A1" office:value-type="string">
            <text:h text:style-name="P14" text:outline-level="3"><text:bookmark text:name="USR03"/>USR03</text:h>
            <text:p text:style-name="P24">Deve-se sempre confirmar a inserção de uma nova senha. A senha nova nunca pode ser igual a senha atualmente usada pelo usuário.</text:p>
          </table:table-cell>
        </table:table-row>
        <table:table-row table:style-name="Table30.1">
          <table:table-cell table:style-name="Table30.A1" office:value-type="string">
            <text:p text:style-name="P1"><text:a xlink:type="simple" xlink:href="http://hslife-redmine.cloudapp.net/projects/orcamento/wiki/USR04" text:style-name="Internet_20_link" text:visited-style-name="Visited_20_Internet_20_Link"><text:span text:style-name="T13">USR04</text:span></text:a></text:p>
          </table:table-cell>
          <table:table-cell table:style-name="Table30.A1" office:value-type="string">
            <text:h text:style-name="P14" text:outline-level="3"><text:bookmark text:name="USR04"/>USR04</text:h>
            <text:p text:style-name="P24">Com exceção da senha, os dados do usuário "admin" não podem ser alterados.</text:p>
          </table:table-cell>
        </table:table-row>
        <table:table-row table:style-name="Table30.1">
          <table:table-cell table:style-name="Table30.A1" office:value-type="string">
            <text:p text:style-name="P1"><text:a xlink:type="simple" xlink:href="http://hslife-redmine.cloudapp.net/projects/orcamento/wiki/USR05" text:style-name="Internet_20_link" text:visited-style-name="Visited_20_Internet_20_Link"><text:span text:style-name="T13">USR05</text:span></text:a></text:p>
          </table:table-cell>
          <table:table-cell table:style-name="Table30.A1" office:value-type="string">
            <text:h text:style-name="P14" text:outline-level="3"><text:bookmark text:name="USR05"/>USR05</text:h>
            <text:p text:style-name="P24">O usuário controla somente as informações sobre seu login no sistema.</text:p>
          </table:table-cell>
        </table:table-row>
        <table:table-row table:style-name="Table30.1">
          <table:table-cell table:style-name="Table30.A1" office:value-type="string">
            <text:p text:style-name="P1"><text:a xlink:type="simple" xlink:href="http://hslife-redmine.cloudapp.net/projects/orcamento/wiki/USR06" text:style-name="Internet_20_link" text:visited-style-name="Visited_20_Internet_20_Link"><text:span text:style-name="T13">USR06</text:span></text:a></text:p>
          </table:table-cell>
          <table:table-cell table:style-name="Table30.A1" office:value-type="string">
            <text:h text:style-name="P14" text:outline-level="3"><text:bookmark text:name="USR06"/>USR06</text:h>
            <text:p text:style-name="P24">Só o usuário "admin" pode ativar e desativar um usuário do sistema.</text:p>
          </table:table-cell>
        </table:table-row>
        <table:table-row table:style-name="Table30.1">
          <table:table-cell table:style-name="Table30.A1" office:value-type="string">
            <text:p text:style-name="P1"><text:a xlink:type="simple" xlink:href="http://hslife-redmine.cloudapp.net/projects/orcamento/wiki/USR07" text:style-name="Internet_20_link" text:visited-style-name="Visited_20_Internet_20_Link"><text:span text:style-name="T13">USR07</text:span></text:a></text:p>
          </table:table-cell>
          <table:table-cell table:style-name="Table30.A1" office:value-type="string">
            <text:h text:style-name="P14" text:outline-level="3"><text:bookmark text:name="USR07"/>USR07</text:h>
            <text:p text:style-name="Normal_20__28_Web_29_"><text:span text:style-name="T5">Somente o usuário "admin" pode efetuar o cadastro de usuários. Para novos usuários no sistema o cadastro é realizado pelo </text:span><text:a xlink:type="simple" xlink:href="http://hslife-redmine.cloudapp.net/projects/orcamento/wiki/Caso_de_Uso_-_ERU_-_Efetuar_Registro_de_Usuário" text:style-name="Internet_20_link" text:visited-style-name="Visited_20_Internet_20_Link"><text:span text:style-name="T5">Caso de Uso - ERU - Efetuar Registro de Usuário</text:span></text:a><text:span text:style-name="T5">.</text:span></text:p>
          </table:table-cell>
        </table:table-row>
        <text:soft-page-break/>
        <table:table-row table:style-name="Table30.1">
          <table:table-cell table:style-name="Table30.A1" office:value-type="string">
            <text:p text:style-name="P1"><text:a xlink:type="simple" xlink:href="http://hslife-redmine.cloudapp.net/projects/orcamento/wiki/USR08" text:style-name="Internet_20_link" text:visited-style-name="Visited_20_Internet_20_Link"><text:span text:style-name="T13">USR08</text:span></text:a></text:p>
          </table:table-cell>
          <table:table-cell table:style-name="Table30.A1" office:value-type="string">
            <text:h text:style-name="P14" text:outline-level="3"><text:bookmark text:name="USR08"/>USR08</text:h>
            <text:p text:style-name="P24">Permitir ao usuário admin a excluir usuários sem atividade no sistema. Entende-se como sem atividade no sistema o usuário que somente efetuou seu registro ou somente foi cadastrado pelo usuário admin.</text:p>
          </table:table-cell>
        </table:table-row>
        <table:table-row table:style-name="Table30.1">
          <table:table-cell table:style-name="Table30.A1" office:value-type="string">
            <text:p text:style-name="P1"><text:a xlink:type="simple" xlink:href="http://hslife-redmine.cloudapp.net/projects/orcamento/wiki/USR09" text:style-name="Internet_20_link" text:visited-style-name="Visited_20_Internet_20_Link"><text:span text:style-name="T13">USR09</text:span></text:a></text:p>
          </table:table-cell>
          <table:table-cell table:style-name="Table30.A1" office:value-type="string">
            <text:h text:style-name="P14" text:outline-level="3"><text:bookmark text:name="USR09"/>USR09</text:h>
            <text:p text:style-name="P24">Usuário admin pode utilizar as credenciais de qualquer usuário do sistema para fins de auditoria.</text:p>
          </table:table-cell>
        </table:table-row>
        <table:table-row table:style-name="Table30.1">
          <table:table-cell table:style-name="Table30.A1" office:value-type="string">
            <text:p text:style-name="P1"><text:a xlink:type="simple" xlink:href="http://hslife-redmine.cloudapp.net/projects/orcamento/wiki/USR10" text:style-name="Internet_20_link" text:visited-style-name="Visited_20_Internet_20_Link"><text:span text:style-name="T13">USR10</text:span></text:a></text:p>
          </table:table-cell>
          <table:table-cell table:style-name="Table30.A1" office:value-type="string">
            <text:h text:style-name="P14" text:outline-level="3"><text:bookmark text:name="USR10"/>USR10</text:h>
            <text:p text:style-name="P11">Ao excluir um usuário mostrar um relatório quantitativo da atividade do usuário realizado no sistema. Este relatório mostra justamente os itens que são impeditivos para exclusão completa da conta do usuário, que são eles: </text:p>
            <text:list xml:id="list4931076700005096105" text:style-name="WWNum41">
              <text:list-item>
                <text:p text:style-name="P82">Banco;</text:p>
              </text:list-item>
              <text:list-item>
                <text:p text:style-name="P82">Categorias;</text:p>
              </text:list-item>
              <text:list-item>
                <text:p text:style-name="P82">Categorias de documento;</text:p>
              </text:list-item>
              <text:list-item>
                <text:p text:style-name="P82">Contas;</text:p>
              </text:list-item>
              <text:list-item>
                <text:p text:style-name="P82">Despensas;</text:p>
              </text:list-item>
              <text:list-item>
                <text:p text:style-name="P82">Favorecidos;</text:p>
              </text:list-item>
              <text:list-item>
                <text:p text:style-name="P82">Meios de pagamento;</text:p>
              </text:list-item>
              <text:list-item>
                <text:p text:style-name="P82">Moedas;</text:p>
              </text:list-item>
              <text:list-item>
                <text:p text:style-name="P82">Unidades de medida;</text:p>
              </text:list-item>
            </text:list>
            <text:p text:style-name="P24">Para viabilizar a exclusão da conta do usuário, todo o registro de auditoria tem que estar zerado, cadastro de favorecido, meio de pagamento, moeda e banco com o registro default, categorias com o default de cada tipo, e as demais opções deve estar zeradas. Documentos de identidade e opções do usuário são excluídos juntos com o cadastro do usuário.</text:p>
          </table:table-cell>
        </table:table-row>
        <table:table-row table:style-name="Table30.1">
          <table:table-cell table:style-name="Table30.A1" office:value-type="string">
            <text:p text:style-name="P1"><text:a xlink:type="simple" xlink:href="http://hslife-redmine.cloudapp.net/projects/orcamento/wiki/USR11" text:style-name="Internet_20_link" text:visited-style-name="Visited_20_Internet_20_Link"><text:span text:style-name="T13">USR11</text:span></text:a></text:p>
          </table:table-cell>
          <table:table-cell table:style-name="Table30.A1" office:value-type="string">
            <text:h text:style-name="P14" text:outline-level="3"><text:bookmark text:name="USR11"/>USR11</text:h>
            <text:p text:style-name="P24">Permitir acesso rápido aos dados do usuário.</text:p>
          </table:table-cell>
        </table:table-row>
      </table:table>
      <text:p text:style-name="P3"/>
      <text:p text:style-name="P3"/>
      <text:h text:style-name="P21" text:outline-level="1">Caso de Uso - RSU - Recuperar Senha de Usuário</text:h>
      <text:p text:style-name="P24">Recupera a senha do usuário. O sistema gera uma nova senha para o usuário e envia para o e-mail informado no cadastro.</text:p>
      <text:p text:style-name="P3"><draw:frame draw:style-name="fr1" draw:name="Picture 85" text:anchor-type="as-char" svg:width="0.572cm" svg:height="0.572cm" draw:z-index="0"><draw:image xlink:href="Pictures/100002010000001000000010FB0639E1.png" xlink:type="simple" xlink:show="embed" xlink:actuate="onLoad"/><svg:desc>dit</svg:desc></draw:frame></text:p>
      <text:h text:style-name="P23" text:outline-level="2">Requisitos</text:h>
      <table:table table:name="Table31" table:style-name="Table31">
        <table:table-column table:style-name="Table31.A"/>
        <table:table-column table:style-name="Table31.B"/>
        <table:table-row table:style-name="Table31.1">
          <table:table-cell table:style-name="Table31.A1" office:value-type="string">
            <text:p text:style-name="P1"><text:bookmark text:name="_GoBack"/><text:span text:style-name="Strong"><text:span text:style-name="T6">Requisito</text:span></text:span></text:p>
          </table:table-cell>
          <table:table-cell table:style-name="Table31.A1" office:value-type="string">
            <text:p text:style-name="P1"><text:span text:style-name="Strong"><text:span text:style-name="T6">Descrição</text:span></text:span></text:p>
          </table:table-cell>
        </table:table-row>
        <table:table-row table:style-name="Table31.1">
          <table:table-cell table:style-name="Table31.A1" office:value-type="string">
            <text:p text:style-name="P1"><text:a xlink:type="simple" xlink:href="http://hslife-redmine.cloudapp.net/projects/orcamento/wiki/RSU01" text:style-name="Internet_20_link" text:visited-style-name="Visited_20_Internet_20_Link"><text:span text:style-name="T13">RSU01</text:span></text:a></text:p>
          </table:table-cell>
          <table:table-cell table:style-name="Table31.A1" office:value-type="string">
            <text:h text:style-name="P14" text:outline-level="3"><text:bookmark text:name="RSU01"/>RSU01</text:h>
            <text:p text:style-name="P24">A recuperação de senha será feita validando o login e e-mail cadastrado.</text:p>
          </table:table-cell>
        </table:table-row>
        <table:table-row table:style-name="Table31.1">
          <table:table-cell table:style-name="Table31.A1" office:value-type="string">
            <text:p text:style-name="P1"><text:a xlink:type="simple" xlink:href="http://hslife-redmine.cloudapp.net/projects/orcamento/wiki/RSU02" text:style-name="Internet_20_link" text:visited-style-name="Visited_20_Internet_20_Link"><text:span text:style-name="T13">RSU02</text:span></text:a></text:p>
          </table:table-cell>
          <table:table-cell table:style-name="Table31.A1" office:value-type="string">
            <text:h text:style-name="P14" text:outline-level="3"><text:bookmark text:name="RSU02"/>RSU02</text:h>
            <text:p text:style-name="P24">A nova senha, gerada aleatoriamente, será enviada para o e-mail cadastrado no sistema.</text:p>
          </table:table-cell>
        </table:table-row>
        <table:table-row table:style-name="Table31.1">
          <table:table-cell table:style-name="Table31.A1" office:value-type="string">
            <text:p text:style-name="P1"><text:a xlink:type="simple" xlink:href="http://hslife-redmine.cloudapp.net/projects/orcamento/wiki/RSU03" text:style-name="Internet_20_link" text:visited-style-name="Visited_20_Internet_20_Link"><text:span text:style-name="T13">RSU03</text:span></text:a></text:p>
          </table:table-cell>
          <table:table-cell table:style-name="Table31.A1" office:value-type="string">
            <text:h text:style-name="P14" text:outline-level="3"><text:bookmark text:name="RSU03"/>RSU03</text:h>
            <text:p text:style-name="P24">Senha do login admin só pode ser alterada por dentro do sistema.</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pt" fo:country="BR" style:letter-kerning="tru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pt" fo:country="BR" style:letter-kerning="true" style:font-name-asian="ＭＳ 明朝"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style:font-name="Times" fo:font-family="Times" style:font-family-generic="roman" style:font-pitch="variable"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style:text-properties style:font-name="Times" fo:font-family="Times" style:font-family-generic="roman" style:font-pitch="variable"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style:font-name="Times" fo:font-family="Times" style:font-family-generic="roman" style:font-pitch="variable" fo:font-size="13.5pt" fo:font-weight="bold" style:font-size-asian="13.5pt" style:font-weight-asian="bold" style:font-size-complex="13.5pt"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fo:font-family="Times"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fo:font-family="Times" style:font-family-generic="roman" style:font-pitch="variable"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style:font-name="Times" fo:font-family="Times" style:font-family-generic="roman" style:font-pitch="variable"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style:font-name="Times" fo:font-family="Times" style:font-family-generic="roman" style:font-pitch="variable"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ércules S. S. José</meta:initial-creator>
    <meta:editing-cycles>16</meta:editing-cycles>
    <meta:creation-date>2014-12-21T18:16:00</meta:creation-date>
    <dc:date>2015-03-28T23:40:47.198091000</dc:date>
    <meta:editing-duration>PT58M25S</meta:editing-duration>
    <meta:generator>LibreOffice/4.3.5.2$MacOSX_X86_64 LibreOffice_project/3a87456aaa6a95c63eea1c1b3201acedf0751bd5</meta:generator>
    <meta:document-statistic meta:table-count="31" meta:image-count="30" meta:object-count="0" meta:page-count="68" meta:paragraph-count="1042" meta:word-count="8957" meta:character-count="55764" meta:non-whitespace-character-count="47950"/>
    <meta:user-defined meta:name="AppVersion">14.0000</meta:user-defined>
    <meta:user-defined meta:name="Company">HSlife Serviços de T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VersionList.xml><?xml version="1.0" encoding="utf-8"?>
<VL:version-list xmlns:dc="http://purl.org/dc/elements/1.1/" xmlns:VL="http://openoffice.org/2001/versions-list">
  <VL:version-entry VL:title="Version1" VL:comment="Requisitos de Cadastro revisados." VL:creator="" dc:date-time="2015-03-28T23:25:24"/>
  <VL:version-entry VL:title="Version2" VL:comment="Requisitos Cartão de Crédito revisados." VL:creator="" dc:date-time="2015-03-28T23:40:48"/>
</VL:version-list>
</file>